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679735387759257" office:value-type="float"/>
          <table:table-cell office:value="-0.002679735387759257" office:value-type="float"/>
          <table:table-cell office:value="-0.002679735387759257" office:value-type="float"/>
          <table:table-cell office:value="-0.002679735387759257" office:value-type="float"/>
          <table:table-cell office:value="-0.002679735387759257" office:value-type="float"/>
          <table:table-cell office:value="-0.002679735387759257" office:value-type="float"/>
          <table:table-cell office:value="0.9930351971587674" office:value-type="float"/>
          <table:table-cell office:value="1" office:value-type="float"/>
          <table:table-cell office:value="-0.26797353877592567" office:value-type="float"/>
        </table:table-row>
        <table:table-row>
          <table:table-cell office:value="0.0014549778767184102" office:value-type="float"/>
          <table:table-cell office:value="0.0014549778767184102" office:value-type="float"/>
          <table:table-cell office:value="0.0014549778767184102" office:value-type="float"/>
          <table:table-cell office:value="0.0014549778767184102" office:value-type="float"/>
          <table:table-cell office:value="0.0014549778767184102" office:value-type="float"/>
          <table:table-cell office:value="0.0014549778767184102" office:value-type="float"/>
          <table:table-cell office:value="0.996836865110545" office:value-type="float"/>
          <table:table-cell office:value="2" office:value-type="float"/>
          <table:table-cell office:value="0.41347132644776674" office:value-type="float"/>
        </table:table-row>
        <table:table-row>
          <table:table-cell office:value="0.006806769218508353" office:value-type="float"/>
          <table:table-cell office:value="0.006806769218508353" office:value-type="float"/>
          <table:table-cell office:value="0.006806769218508353" office:value-type="float"/>
          <table:table-cell office:value="0.006806769218508353" office:value-type="float"/>
          <table:table-cell office:value="0.006806769218508353" office:value-type="float"/>
          <table:table-cell office:value="0.006806769218508353" office:value-type="float"/>
          <table:table-cell office:value="0.9837277071133147" office:value-type="float"/>
          <table:table-cell office:value="3" office:value-type="float"/>
          <table:table-cell office:value="0.5351791341789942" office:value-type="float"/>
        </table:table-row>
        <table:table-row>
          <table:table-cell office:value="0.0050878197046076235" office:value-type="float"/>
          <table:table-cell office:value="0.0050878197046076235" office:value-type="float"/>
          <table:table-cell office:value="0.0050878197046076235" office:value-type="float"/>
          <table:table-cell office:value="0.0050878197046076235" office:value-type="float"/>
          <table:table-cell office:value="0.0050878197046076235" office:value-type="float"/>
          <table:table-cell office:value="0.0050878197046076235" office:value-type="float"/>
          <table:table-cell office:value="0.9879382563159768" office:value-type="float"/>
          <table:table-cell office:value="4" office:value-type="float"/>
          <table:table-cell office:value="-0.17189495139007294" office:value-type="float"/>
        </table:table-row>
        <table:table-row>
          <table:table-cell office:value="-0.0009689738278173829" office:value-type="float"/>
          <table:table-cell office:value="-0.0009689738278173829" office:value-type="float"/>
          <table:table-cell office:value="-0.0009689738278173829" office:value-type="float"/>
          <table:table-cell office:value="-0.0009689738278173829" office:value-type="float"/>
          <table:table-cell office:value="-0.0009689738278173829" office:value-type="float"/>
          <table:table-cell office:value="-0.0009689738278173829" office:value-type="float"/>
          <table:table-cell office:value="0.9972256900521927" office:value-type="float"/>
          <table:table-cell office:value="5" office:value-type="float"/>
          <table:table-cell office:value="-0.6056793532425007" office:value-type="float"/>
        </table:table-row>
        <table:table-row>
          <table:table-cell office:value="-0.009154952955701293" office:value-type="float"/>
          <table:table-cell office:value="-0.009154952955701293" office:value-type="float"/>
          <table:table-cell office:value="-0.009154952955701293" office:value-type="float"/>
          <table:table-cell office:value="-0.009154952955701293" office:value-type="float"/>
          <table:table-cell office:value="-0.009154952955701293" office:value-type="float"/>
          <table:table-cell office:value="-0.009154952955701293" office:value-type="float"/>
          <table:table-cell office:value="0.9771742181438039" office:value-type="float"/>
          <table:table-cell office:value="6" office:value-type="float"/>
          <table:table-cell office:value="-0.8185979127883911" office:value-type="float"/>
        </table:table-row>
        <table:table-row>
          <table:table-cell office:value="0.00013625245048767137" office:value-type="float"/>
          <table:table-cell office:value="0.00013625245048767137" office:value-type="float"/>
          <table:table-cell office:value="0.00013625245048767137" office:value-type="float"/>
          <table:table-cell office:value="0.00013625245048767137" office:value-type="float"/>
          <table:table-cell office:value="0.00013625245048767137" office:value-type="float"/>
          <table:table-cell office:value="0.00013625245048767137" office:value-type="float"/>
          <table:table-cell office:value="0.9999329304843554" office:value-type="float"/>
          <table:table-cell office:value="7" office:value-type="float"/>
          <table:table-cell office:value="0.9291205406188965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490737318992614" office:value-type="float"/>
          <table:table-cell office:value="-0.009490737318992614" office:value-type="float"/>
          <table:table-cell office:value="-0.009490737318992614" office:value-type="float"/>
          <table:table-cell office:value="-0.009490737318992614" office:value-type="float"/>
          <table:table-cell office:value="-0.009490737318992614" office:value-type="float"/>
          <table:table-cell office:value="-0.009490737318992614" office:value-type="float"/>
          <table:table-cell office:value="0.9371799936878891" office:value-type="float"/>
          <table:table-cell office:value="1" office:value-type="float"/>
          <table:table-cell office:value="-0.9490737318992615" office:value-type="float"/>
        </table:table-row>
        <table:table-row>
          <table:table-cell office:value="-0.000613114237785338" office:value-type="float"/>
          <table:table-cell office:value="-0.000613114237785338" office:value-type="float"/>
          <table:table-cell office:value="-0.000613114237785338" office:value-type="float"/>
          <table:table-cell office:value="-0.000613114237785338" office:value-type="float"/>
          <table:table-cell office:value="-0.000613114237785338" office:value-type="float"/>
          <table:table-cell office:value="-0.000613114237785338" office:value-type="float"/>
          <table:table-cell office:value="0.9589256403656015" office:value-type="float"/>
          <table:table-cell office:value="2" office:value-type="float"/>
          <table:table-cell office:value="0.8877623081207275" office:value-type="float"/>
        </table:table-row>
        <table:table-row>
          <table:table-cell office:value="-0.00026497066020965437" office:value-type="float"/>
          <table:table-cell office:value="-0.00026497066020965437" office:value-type="float"/>
          <table:table-cell office:value="-0.00026497066020965437" office:value-type="float"/>
          <table:table-cell office:value="-0.00026497066020965437" office:value-type="float"/>
          <table:table-cell office:value="-0.00026497066020965437" office:value-type="float"/>
          <table:table-cell office:value="-0.00026497066020965437" office:value-type="float"/>
          <table:table-cell office:value="0.959778414487889" office:value-type="float"/>
          <table:table-cell office:value="3" office:value-type="float"/>
          <table:table-cell office:value="0.03481435775756836" office:value-type="float"/>
        </table:table-row>
        <table:table-row>
          <table:table-cell office:value="-0.005195782780647276" office:value-type="float"/>
          <table:table-cell office:value="-0.005195782780647276" office:value-type="float"/>
          <table:table-cell office:value="-0.005195782780647276" office:value-type="float"/>
          <table:table-cell office:value="-0.005195782780647276" office:value-type="float"/>
          <table:table-cell office:value="-0.005195782780647276" office:value-type="float"/>
          <table:table-cell office:value="-0.005195782780647276" office:value-type="float"/>
          <table:table-cell office:value="0.947700440775286" office:value-type="float"/>
          <table:table-cell office:value="4" office:value-type="float"/>
          <table:table-cell office:value="-0.4930812120437622" office:value-type="float"/>
        </table:table-row>
        <table:table-row>
          <table:table-cell office:value="-0.011177209019660949" office:value-type="float"/>
          <table:table-cell office:value="-0.011177209019660949" office:value-type="float"/>
          <table:table-cell office:value="-0.011177209019660949" office:value-type="float"/>
          <table:table-cell office:value="-0.011177209019660949" office:value-type="float"/>
          <table:table-cell office:value="-0.011177209019660949" office:value-type="float"/>
          <table:table-cell office:value="-0.011177209019660949" office:value-type="float"/>
          <table:table-cell office:value="0.9330489985556079" office:value-type="float"/>
          <table:table-cell office:value="5" office:value-type="float"/>
          <table:table-cell office:value="-0.5981426239013672" office:value-type="float"/>
        </table:table-row>
        <table:table-row>
          <table:table-cell office:value="-0.018385009169578553" office:value-type="float"/>
          <table:table-cell office:value="-0.018385009169578553" office:value-type="float"/>
          <table:table-cell office:value="-0.018385009169578553" office:value-type="float"/>
          <table:table-cell office:value="-0.018385009169578553" office:value-type="float"/>
          <table:table-cell office:value="-0.018385009169578553" office:value-type="float"/>
          <table:table-cell office:value="-0.018385009169578553" office:value-type="float"/>
          <table:table-cell office:value="0.9153935660203537" office:value-type="float"/>
          <table:table-cell office:value="6" office:value-type="float"/>
          <table:table-cell office:value="-0.7207800149917603" office:value-type="float"/>
        </table:table-row>
        <table:table-row>
          <table:table-cell office:value="-0.01021830976009369" office:value-type="float"/>
          <table:table-cell office:value="-0.01021830976009369" office:value-type="float"/>
          <table:table-cell office:value="-0.01021830976009369" office:value-type="float"/>
          <table:table-cell office:value="-0.01021830976009369" office:value-type="float"/>
          <table:table-cell office:value="-0.01021830976009369" office:value-type="float"/>
          <table:table-cell office:value="-0.01021830976009369" office:value-type="float"/>
          <table:table-cell office:value="0.9353978124562803" office:value-type="float"/>
          <table:table-cell office:value="7" office:value-type="float"/>
          <table:table-cell office:value="0.8166699409484863" office:value-type="float"/>
        </table:table-row>
        <table:table-row>
          <table:table-cell office:value="-0.003052996993064881" office:value-type="float"/>
          <table:table-cell office:value="-0.003052996993064881" office:value-type="float"/>
          <table:table-cell office:value="-0.003052996993064881" office:value-type="float"/>
          <table:table-cell office:value="-0.003052996993064881" office:value-type="float"/>
          <table:table-cell office:value="-0.003052996993064881" office:value-type="float"/>
          <table:table-cell office:value="-0.003052996993064881" office:value-type="float"/>
          <table:table-cell office:value="0.9529491725829508" office:value-type="float"/>
          <table:table-cell office:value="8" office:value-type="float"/>
          <table:table-cell office:value="0.7165312767028809" office:value-type="float"/>
        </table:table-row>
        <table:table-row>
          <table:table-cell office:value="0.004300946593284606" office:value-type="float"/>
          <table:table-cell office:value="0.004300946593284606" office:value-type="float"/>
          <table:table-cell office:value="0.004300946593284606" office:value-type="float"/>
          <table:table-cell office:value="0.004300946593284606" office:value-type="float"/>
          <table:table-cell office:value="0.004300946593284606" office:value-type="float"/>
          <table:table-cell office:value="0.004300946593284606" office:value-type="float"/>
          <table:table-cell office:value="0.9709625819667199" office:value-type="float"/>
          <table:table-cell office:value="9" office:value-type="float"/>
          <table:table-cell office:value="0.7353943586349487" office:value-type="float"/>
        </table:table-row>
        <table:table-row>
          <table:table-cell office:value="0.0034583121538162226" office:value-type="float"/>
          <table:table-cell office:value="0.0034583121538162226" office:value-type="float"/>
          <table:table-cell office:value="0.0034583121538162226" office:value-type="float"/>
          <table:table-cell office:value="0.0034583121538162226" office:value-type="float"/>
          <table:table-cell office:value="0.0034583121538162226" office:value-type="float"/>
          <table:table-cell office:value="0.0034583121538162226" office:value-type="float"/>
          <table:table-cell office:value="0.9688985575503263" office:value-type="float"/>
          <table:table-cell office:value="10" office:value-type="float"/>
          <table:table-cell office:value="-0.08426344394683838" office:value-type="float"/>
        </table:table-row>
        <table:table-row>
          <table:table-cell office:value="-0.0038718569278717047" office:value-type="float"/>
          <table:table-cell office:value="-0.0038718569278717047" office:value-type="float"/>
          <table:table-cell office:value="-0.0038718569278717047" office:value-type="float"/>
          <table:table-cell office:value="-0.0038718569278717047" office:value-type="float"/>
          <table:table-cell office:value="-0.0038718569278717047" office:value-type="float"/>
          <table:table-cell office:value="-0.0038718569278717047" office:value-type="float"/>
          <table:table-cell office:value="0.9509433835718653" office:value-type="float"/>
          <table:table-cell office:value="11" office:value-type="float"/>
          <table:table-cell office:value="-0.7330169081687927" office:value-type="float"/>
        </table:table-row>
        <table:table-row>
          <table:table-cell office:value="-0.003806030750274659" office:value-type="float"/>
          <table:table-cell office:value="-0.003806030750274659" office:value-type="float"/>
          <table:table-cell office:value="-0.003806030750274659" office:value-type="float"/>
          <table:table-cell office:value="-0.003806030750274659" office:value-type="float"/>
          <table:table-cell office:value="-0.003806030750274659" office:value-type="float"/>
          <table:table-cell office:value="-0.003806030750274659" office:value-type="float"/>
          <table:table-cell office:value="0.9511046241186959" office:value-type="float"/>
          <table:table-cell office:value="12" office:value-type="float"/>
          <table:table-cell office:value="0.00658261775970459" office:value-type="float"/>
        </table:table-row>
        <table:table-row>
          <table:table-cell office:value="-0.008231675624847412" office:value-type="float"/>
          <table:table-cell office:value="-0.008231675624847412" office:value-type="float"/>
          <table:table-cell office:value="-0.008231675624847412" office:value-type="float"/>
          <table:table-cell office:value="-0.008231675624847412" office:value-type="float"/>
          <table:table-cell office:value="-0.008231675624847412" office:value-type="float"/>
          <table:table-cell office:value="-0.008231675624847412" office:value-type="float"/>
          <table:table-cell office:value="0.940264052393229" office:value-type="float"/>
          <table:table-cell office:value="13" office:value-type="float"/>
          <table:table-cell office:value="-0.4425644874572754" office:value-type="float"/>
        </table:table-row>
        <table:table-row>
          <table:table-cell office:value="-0.011267101764678955" office:value-type="float"/>
          <table:table-cell office:value="-0.011267101764678955" office:value-type="float"/>
          <table:table-cell office:value="-0.011267101764678955" office:value-type="float"/>
          <table:table-cell office:value="-0.011267101764678955" office:value-type="float"/>
          <table:table-cell office:value="-0.011267101764678955" office:value-type="float"/>
          <table:table-cell office:value="-0.011267101764678955" office:value-type="float"/>
          <table:table-cell office:value="0.9328288071987357" office:value-type="float"/>
          <table:table-cell office:value="14" office:value-type="float"/>
          <table:table-cell office:value="-0.3035426139831543" office:value-type="float"/>
        </table:table-row>
        <table:table-row>
          <table:table-cell office:value="-0.001685022115707398" office:value-type="float"/>
          <table:table-cell office:value="-0.001685022115707398" office:value-type="float"/>
          <table:table-cell office:value="-0.001685022115707398" office:value-type="float"/>
          <table:table-cell office:value="-0.001685022115707398" office:value-type="float"/>
          <table:table-cell office:value="-0.001685022115707398" office:value-type="float"/>
          <table:table-cell office:value="-0.001685022115707398" office:value-type="float"/>
          <table:table-cell office:value="0.9563000130134229" office:value-type="float"/>
          <table:table-cell office:value="15" office:value-type="float"/>
          <table:table-cell office:value="0.9582079648971558" office:value-type="float"/>
        </table:table-row>
        <table:table-row>
          <table:table-cell office:value="0.006670106649398804" office:value-type="float"/>
          <table:table-cell office:value="0.006670106649398804" office:value-type="float"/>
          <table:table-cell office:value="0.006670106649398804" office:value-type="float"/>
          <table:table-cell office:value="0.006670106649398804" office:value-type="float"/>
          <table:table-cell office:value="0.006670106649398804" office:value-type="float"/>
          <table:table-cell office:value="0.006670106649398804" office:value-type="float"/>
          <table:table-cell office:value="0.9767658152231833" office:value-type="float"/>
          <table:table-cell office:value="16" office:value-type="float"/>
          <table:table-cell office:value="0.8355128765106201" office:value-type="float"/>
        </table:table-row>
        <table:table-row>
          <table:table-cell office:value="0.003882068395614624" office:value-type="float"/>
          <table:table-cell office:value="0.003882068395614624" office:value-type="float"/>
          <table:table-cell office:value="0.003882068395614624" office:value-type="float"/>
          <table:table-cell office:value="0.003882068395614624" office:value-type="float"/>
          <table:table-cell office:value="0.003882068395614624" office:value-type="float"/>
          <table:table-cell office:value="0.003882068395614624" office:value-type="float"/>
          <table:table-cell office:value="0.9699365441180517" office:value-type="float"/>
          <table:table-cell office:value="17" office:value-type="float"/>
          <table:table-cell office:value="-0.27880382537841797" office:value-type="float"/>
        </table:table-row>
        <table:table-row>
          <table:table-cell office:value="-7.728576660156247e-05" office:value-type="float"/>
          <table:table-cell office:value="-7.728576660156247e-05" office:value-type="float"/>
          <table:table-cell office:value="-7.728576660156247e-05" office:value-type="float"/>
          <table:table-cell office:value="-7.728576660156247e-05" office:value-type="float"/>
          <table:table-cell office:value="-7.728576660156247e-05" office:value-type="float"/>
          <table:table-cell office:value="-7.728576660156247e-05" office:value-type="float"/>
          <table:table-cell office:value="0.9602381467096573" office:value-type="float"/>
          <table:table-cell office:value="18" office:value-type="float"/>
          <table:table-cell office:value="-0.39593541622161865" office:value-type="float"/>
        </table:table-row>
        <table:table-row>
          <table:table-cell office:value="-0.0023841702938079833" office:value-type="float"/>
          <table:table-cell office:value="-0.0023841702938079833" office:value-type="float"/>
          <table:table-cell office:value="-0.0023841702938079833" office:value-type="float"/>
          <table:table-cell office:value="-0.0023841702938079833" office:value-type="float"/>
          <table:table-cell office:value="-0.0023841702938079833" office:value-type="float"/>
          <table:table-cell office:value="-0.0023841702938079833" office:value-type="float"/>
          <table:table-cell office:value="0.95458745672248" office:value-type="float"/>
          <table:table-cell office:value="19" office:value-type="float"/>
          <table:table-cell office:value="-0.2306884527206421" office:value-type="float"/>
        </table:table-row>
        <table:table-row>
          <table:table-cell office:value="-0.007966569662094115" office:value-type="float"/>
          <table:table-cell office:value="-0.007966569662094115" office:value-type="float"/>
          <table:table-cell office:value="-0.007966569662094115" office:value-type="float"/>
          <table:table-cell office:value="-0.007966569662094115" office:value-type="float"/>
          <table:table-cell office:value="-0.007966569662094115" office:value-type="float"/>
          <table:table-cell office:value="-0.007966569662094115" office:value-type="float"/>
          <table:table-cell office:value="0.9409134267297439" office:value-type="float"/>
          <table:table-cell office:value="20" office:value-type="float"/>
          <table:table-cell office:value="-0.558239936828613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317774772644043" office:value-type="float"/>
          <table:table-cell office:value="0.004317774772644043" office:value-type="float"/>
          <table:table-cell office:value="0.004317774772644043" office:value-type="float"/>
          <table:table-cell office:value="0.004317774772644043" office:value-type="float"/>
          <table:table-cell office:value="0.004317774772644043" office:value-type="float"/>
          <table:table-cell office:value="0.004317774772644043" office:value-type="float"/>
          <table:table-cell office:value="0.9741572786480235" office:value-type="float"/>
          <table:table-cell office:value="1" office:value-type="float"/>
          <table:table-cell office:value="0.4317774772644043" office:value-type="float"/>
        </table:table-row>
        <table:table-row>
          <table:table-cell office:value="0.011399600505828857" office:value-type="float"/>
          <table:table-cell office:value="0.011399600505828857" office:value-type="float"/>
          <table:table-cell office:value="0.011399600505828857" office:value-type="float"/>
          <table:table-cell office:value="0.011399600505828857" office:value-type="float"/>
          <table:table-cell office:value="0.011399600505828857" office:value-type="float"/>
          <table:table-cell office:value="0.011399600505828857" office:value-type="float"/>
          <table:table-cell office:value="0.9915041381416376" office:value-type="float"/>
          <table:table-cell office:value="2" office:value-type="float"/>
          <table:table-cell office:value="0.7081825733184814" office:value-type="float"/>
        </table:table-row>
        <table:table-row>
          <table:table-cell office:value="0.014180264472961425" office:value-type="float"/>
          <table:table-cell office:value="0.014180264472961425" office:value-type="float"/>
          <table:table-cell office:value="0.014180264472961425" office:value-type="float"/>
          <table:table-cell office:value="0.014180264472961425" office:value-type="float"/>
          <table:table-cell office:value="0.014180264472961425" office:value-type="float"/>
          <table:table-cell office:value="0.014180264472961425" office:value-type="float"/>
          <table:table-cell office:value="0.9983153460072556" office:value-type="float"/>
          <table:table-cell office:value="3" office:value-type="float"/>
          <table:table-cell office:value="0.27806639671325684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4135873317718507" office:value-type="float"/>
          <table:table-cell office:value="0.0014135873317718507" office:value-type="float"/>
          <table:table-cell office:value="0.0014135873317718507" office:value-type="float"/>
          <table:table-cell office:value="0.0014135873317718507" office:value-type="float"/>
          <table:table-cell office:value="0.0014135873317718507" office:value-type="float"/>
          <table:table-cell office:value="0.0014135873317718507" office:value-type="float"/>
          <table:table-cell office:value="0.8936387375080913" office:value-type="float"/>
          <table:table-cell office:value="1" office:value-type="float"/>
          <table:table-cell office:value="0.14135873317718506" office:value-type="float"/>
        </table:table-row>
        <table:table-row>
          <table:table-cell office:value="-0.003017378449440003" office:value-type="float"/>
          <table:table-cell office:value="-0.003017378449440003" office:value-type="float"/>
          <table:table-cell office:value="-0.003017378449440003" office:value-type="float"/>
          <table:table-cell office:value="-0.003017378449440003" office:value-type="float"/>
          <table:table-cell office:value="-0.003017378449440003" office:value-type="float"/>
          <table:table-cell office:value="-0.003017378449440003" office:value-type="float"/>
          <table:table-cell office:value="0.904492342739793" office:value-type="float"/>
          <table:table-cell office:value="2" office:value-type="float"/>
          <table:table-cell office:value="-0.4430965781211853" office:value-type="float"/>
        </table:table-row>
        <table:table-row>
          <table:table-cell office:value="-0.0035086762905120854" office:value-type="float"/>
          <table:table-cell office:value="-0.0035086762905120854" office:value-type="float"/>
          <table:table-cell office:value="-0.0035086762905120854" office:value-type="float"/>
          <table:table-cell office:value="-0.0035086762905120854" office:value-type="float"/>
          <table:table-cell office:value="-0.0035086762905120854" office:value-type="float"/>
          <table:table-cell office:value="-0.0035086762905120854" office:value-type="float"/>
          <table:table-cell office:value="0.9056957717621505" office:value-type="float"/>
          <table:table-cell office:value="3" office:value-type="float"/>
          <table:table-cell office:value="-0.04912978410720825" office:value-type="float"/>
        </table:table-row>
        <table:table-row>
          <table:table-cell office:value="-0.012922328710556031" office:value-type="float"/>
          <table:table-cell office:value="-0.012922328710556031" office:value-type="float"/>
          <table:table-cell office:value="-0.012922328710556031" office:value-type="float"/>
          <table:table-cell office:value="-0.012922328710556031" office:value-type="float"/>
          <table:table-cell office:value="-0.012922328710556031" office:value-type="float"/>
          <table:table-cell office:value="-0.012922328710556031" office:value-type="float"/>
          <table:table-cell office:value="0.9287544168071742" office:value-type="float"/>
          <table:table-cell office:value="4" office:value-type="float"/>
          <table:table-cell office:value="-0.9413652420043945" office:value-type="float"/>
        </table:table-row>
        <table:table-row>
          <table:table-cell office:value="-0.003527834415435792" office:value-type="float"/>
          <table:table-cell office:value="-0.003527834415435792" office:value-type="float"/>
          <table:table-cell office:value="-0.003527834415435792" office:value-type="float"/>
          <table:table-cell office:value="-0.003527834415435792" office:value-type="float"/>
          <table:table-cell office:value="-0.003527834415435792" office:value-type="float"/>
          <table:table-cell office:value="-0.003527834415435792" office:value-type="float"/>
          <table:table-cell office:value="0.9057426993926422" office:value-type="float"/>
          <table:table-cell office:value="5" office:value-type="float"/>
          <table:table-cell office:value="0.9394494295120239" office:value-type="float"/>
        </table:table-row>
        <table:table-row>
          <table:table-cell office:value="0.002938530445098876" office:value-type="float"/>
          <table:table-cell office:value="0.002938530445098876" office:value-type="float"/>
          <table:table-cell office:value="0.002938530445098876" office:value-type="float"/>
          <table:table-cell office:value="0.002938530445098876" office:value-type="float"/>
          <table:table-cell office:value="0.002938530445098876" office:value-type="float"/>
          <table:table-cell office:value="0.002938530445098876" office:value-type="float"/>
          <table:table-cell office:value="0.8899034049936689" office:value-type="float"/>
          <table:table-cell office:value="6" office:value-type="float"/>
          <table:table-cell office:value="0.6466364860534668" office:value-type="float"/>
        </table:table-row>
        <table:table-row>
          <table:table-cell office:value="-0.00013266503810882655" office:value-type="float"/>
          <table:table-cell office:value="-0.00013266503810882655" office:value-type="float"/>
          <table:table-cell office:value="-0.00013266503810882655" office:value-type="float"/>
          <table:table-cell office:value="-0.00013266503810882655" office:value-type="float"/>
          <table:table-cell office:value="-0.00013266503810882655" office:value-type="float"/>
          <table:table-cell office:value="-0.00013266503810882655" office:value-type="float"/>
          <table:table-cell office:value="0.8974262668278682" office:value-type="float"/>
          <table:table-cell office:value="7" office:value-type="float"/>
          <table:table-cell office:value="-0.30711954832077026" office:value-type="float"/>
        </table:table-row>
        <table:table-row>
          <table:table-cell office:value="-0.0017700034379959115" office:value-type="float"/>
          <table:table-cell office:value="-0.0017700034379959115" office:value-type="float"/>
          <table:table-cell office:value="-0.0017700034379959115" office:value-type="float"/>
          <table:table-cell office:value="-0.0017700034379959115" office:value-type="float"/>
          <table:table-cell office:value="-0.0017700034379959115" office:value-type="float"/>
          <table:table-cell office:value="-0.0017700034379959115" office:value-type="float"/>
          <table:table-cell office:value="0.9014369104438567" office:value-type="float"/>
          <table:table-cell office:value="8" office:value-type="float"/>
          <table:table-cell office:value="-0.1637338399887085" office:value-type="float"/>
        </table:table-row>
        <table:table-row>
          <table:table-cell office:value="0.005401670336723327" office:value-type="float"/>
          <table:table-cell office:value="0.005401670336723327" office:value-type="float"/>
          <table:table-cell office:value="0.005401670336723327" office:value-type="float"/>
          <table:table-cell office:value="0.005401670336723327" office:value-type="float"/>
          <table:table-cell office:value="0.005401670336723327" office:value-type="float"/>
          <table:table-cell office:value="0.005401670336723327" office:value-type="float"/>
          <table:table-cell office:value="0.8838699690940948" office:value-type="float"/>
          <table:table-cell office:value="9" office:value-type="float"/>
          <table:table-cell office:value="0.7171673774719238" office:value-type="float"/>
        </table:table-row>
        <table:table-row>
          <table:table-cell office:value="0.010593445897102356" office:value-type="float"/>
          <table:table-cell office:value="0.010593445897102356" office:value-type="float"/>
          <table:table-cell office:value="0.010593445897102356" office:value-type="float"/>
          <table:table-cell office:value="0.010593445897102356" office:value-type="float"/>
          <table:table-cell office:value="0.010593445897102356" office:value-type="float"/>
          <table:table-cell office:value="0.010593445897102356" office:value-type="float"/>
          <table:table-cell office:value="0.871152768112114" office:value-type="float"/>
          <table:table-cell office:value="10" office:value-type="float"/>
          <table:table-cell office:value="0.5191775560379028" office:value-type="float"/>
        </table:table-row>
        <table:table-row>
          <table:table-cell office:value="0.012953875660896301" office:value-type="float"/>
          <table:table-cell office:value="0.012953875660896301" office:value-type="float"/>
          <table:table-cell office:value="0.012953875660896301" office:value-type="float"/>
          <table:table-cell office:value="0.012953875660896301" office:value-type="float"/>
          <table:table-cell office:value="0.012953875660896301" office:value-type="float"/>
          <table:table-cell office:value="0.012953875660896301" office:value-type="float"/>
          <table:table-cell office:value="0.8653709196171405" office:value-type="float"/>
          <table:table-cell office:value="11" office:value-type="float"/>
          <table:table-cell office:value="0.23604297637939453" office:value-type="float"/>
        </table:table-row>
        <table:table-row>
          <table:table-cell office:value="0.016111431717872618" office:value-type="float"/>
          <table:table-cell office:value="0.016111431717872618" office:value-type="float"/>
          <table:table-cell office:value="0.016111431717872618" office:value-type="float"/>
          <table:table-cell office:value="0.016111431717872618" office:value-type="float"/>
          <table:table-cell office:value="0.016111431717872618" office:value-type="float"/>
          <table:table-cell office:value="0.016111431717872618" office:value-type="float"/>
          <table:table-cell office:value="0.8576365184433141" office:value-type="float"/>
          <table:table-cell office:value="12" office:value-type="float"/>
          <table:table-cell office:value="0.31575560569763184" office:value-type="float"/>
        </table:table-row>
        <table:table-row>
          <table:table-cell office:value="0.011234850287437436" office:value-type="float"/>
          <table:table-cell office:value="0.011234850287437436" office:value-type="float"/>
          <table:table-cell office:value="0.011234850287437436" office:value-type="float"/>
          <table:table-cell office:value="0.011234850287437436" office:value-type="float"/>
          <table:table-cell office:value="0.011234850287437436" office:value-type="float"/>
          <table:table-cell office:value="0.011234850287437436" office:value-type="float"/>
          <table:table-cell office:value="0.8695816546370121" office:value-type="float"/>
          <table:table-cell office:value="13" office:value-type="float"/>
          <table:table-cell office:value="-0.48765814304351807" office:value-type="float"/>
        </table:table-row>
        <table:table-row>
          <table:table-cell office:value="0.01701721847057342" office:value-type="float"/>
          <table:table-cell office:value="0.01701721847057342" office:value-type="float"/>
          <table:table-cell office:value="0.01701721847057342" office:value-type="float"/>
          <table:table-cell office:value="0.01701721847057342" office:value-type="float"/>
          <table:table-cell office:value="0.01701721847057342" office:value-type="float"/>
          <table:table-cell office:value="0.01701721847057342" office:value-type="float"/>
          <table:table-cell office:value="0.8554178030834246" office:value-type="float"/>
          <table:table-cell office:value="14" office:value-type="float"/>
          <table:table-cell office:value="0.5782368183135986" office:value-type="float"/>
        </table:table-row>
        <table:table-row>
          <table:table-cell office:value="0.01961029469966888" office:value-type="float"/>
          <table:table-cell office:value="0.01961029469966888" office:value-type="float"/>
          <table:table-cell office:value="0.01961029469966888" office:value-type="float"/>
          <table:table-cell office:value="0.01961029469966888" office:value-type="float"/>
          <table:table-cell office:value="0.01961029469966888" office:value-type="float"/>
          <table:table-cell office:value="0.01961029469966888" office:value-type="float"/>
          <table:table-cell office:value="0.8490660894580004" office:value-type="float"/>
          <table:table-cell office:value="15" office:value-type="float"/>
          <table:table-cell office:value="0.2593076229095459" office:value-type="float"/>
        </table:table-row>
        <table:table-row>
          <table:table-cell office:value="0.011641348600387567" office:value-type="float"/>
          <table:table-cell office:value="0.011641348600387567" office:value-type="float"/>
          <table:table-cell office:value="0.011641348600387567" office:value-type="float"/>
          <table:table-cell office:value="0.011641348600387567" office:value-type="float"/>
          <table:table-cell office:value="0.011641348600387567" office:value-type="float"/>
          <table:table-cell office:value="0.011641348600387567" office:value-type="float"/>
          <table:table-cell office:value="0.868585941188982" office:value-type="float"/>
          <table:table-cell office:value="16" office:value-type="float"/>
          <table:table-cell office:value="-0.7968946099281311" office:value-type="float"/>
        </table:table-row>
        <table:table-row>
          <table:table-cell office:value="0.0018703359365463187" office:value-type="float"/>
          <table:table-cell office:value="0.0018703359365463187" office:value-type="float"/>
          <table:table-cell office:value="0.0018703359365463187" office:value-type="float"/>
          <table:table-cell office:value="0.0018703359365463187" office:value-type="float"/>
          <table:table-cell office:value="0.0018703359365463187" office:value-type="float"/>
          <table:table-cell office:value="0.0018703359365463187" office:value-type="float"/>
          <table:table-cell office:value="0.8925199364856657" office:value-type="float"/>
          <table:table-cell office:value="17" office:value-type="float"/>
          <table:table-cell office:value="-0.9771012663841248" office:value-type="float"/>
        </table:table-row>
        <table:table-row>
          <table:table-cell office:value="-0.002835680842399604" office:value-type="float"/>
          <table:table-cell office:value="-0.002835680842399604" office:value-type="float"/>
          <table:table-cell office:value="-0.002835680842399604" office:value-type="float"/>
          <table:table-cell office:value="-0.002835680842399604" office:value-type="float"/>
          <table:table-cell office:value="-0.002835680842399604" office:value-type="float"/>
          <table:table-cell office:value="-0.002835680842399604" office:value-type="float"/>
          <table:table-cell office:value="0.9040472763150593" office:value-type="float"/>
          <table:table-cell office:value="18" office:value-type="float"/>
          <table:table-cell office:value="-0.4706016778945923" office:value-type="float"/>
        </table:table-row>
        <table:table-row>
          <table:table-cell office:value="0.0011701494455337458" office:value-type="float"/>
          <table:table-cell office:value="0.0011701494455337458" office:value-type="float"/>
          <table:table-cell office:value="0.0011701494455337458" office:value-type="float"/>
          <table:table-cell office:value="0.0011701494455337458" office:value-type="float"/>
          <table:table-cell office:value="0.0011701494455337458" office:value-type="float"/>
          <table:table-cell office:value="0.0011701494455337458" office:value-type="float"/>
          <table:table-cell office:value="0.8942350361134364" office:value-type="float"/>
          <table:table-cell office:value="19" office:value-type="float"/>
          <table:table-cell office:value="0.40058302879333496" office:value-type="float"/>
        </table:table-row>
        <table:table-row>
          <table:table-cell office:value="0.008703028559684748" office:value-type="float"/>
          <table:table-cell office:value="0.008703028559684748" office:value-type="float"/>
          <table:table-cell office:value="0.008703028559684748" office:value-type="float"/>
          <table:table-cell office:value="0.008703028559684748" office:value-type="float"/>
          <table:table-cell office:value="0.008703028559684748" office:value-type="float"/>
          <table:table-cell office:value="0.008703028559684748" office:value-type="float"/>
          <table:table-cell office:value="0.8757833259896979" office:value-type="float"/>
          <table:table-cell office:value="20" office:value-type="float"/>
          <table:table-cell office:value="0.753287911415100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54598641395569" office:value-type="float"/>
          <table:table-cell office:value="-0.00854598641395569" office:value-type="float"/>
          <table:table-cell office:value="-0.00854598641395569" office:value-type="float"/>
          <table:table-cell office:value="-0.00854598641395569" office:value-type="float"/>
          <table:table-cell office:value="-0.00854598641395569" office:value-type="float"/>
          <table:table-cell office:value="-0.00854598641395569" office:value-type="float"/>
          <table:table-cell office:value="0.9342965526442528" office:value-type="float"/>
          <table:table-cell office:value="1" office:value-type="float"/>
          <table:table-cell office:value="-0.8545986413955688" office:value-type="float"/>
        </table:table-row>
        <table:table-row>
          <table:table-cell office:value="-0.015931414961814883" office:value-type="float"/>
          <table:table-cell office:value="-0.015931414961814883" office:value-type="float"/>
          <table:table-cell office:value="-0.015931414961814883" office:value-type="float"/>
          <table:table-cell office:value="-0.015931414961814883" office:value-type="float"/>
          <table:table-cell office:value="-0.015931414961814883" office:value-type="float"/>
          <table:table-cell office:value="-0.015931414961814883" office:value-type="float"/>
          <table:table-cell office:value="0.9162060211702137" office:value-type="float"/>
          <table:table-cell office:value="2" office:value-type="float"/>
          <table:table-cell office:value="-0.7385428547859192" office:value-type="float"/>
        </table:table-row>
        <table:table-row>
          <table:table-cell office:value="-0.012644942402839664" office:value-type="float"/>
          <table:table-cell office:value="-0.012644942402839664" office:value-type="float"/>
          <table:table-cell office:value="-0.012644942402839664" office:value-type="float"/>
          <table:table-cell office:value="-0.012644942402839664" office:value-type="float"/>
          <table:table-cell office:value="-0.012644942402839664" office:value-type="float"/>
          <table:table-cell office:value="-0.012644942402839664" office:value-type="float"/>
          <table:table-cell office:value="0.9242562019933618" office:value-type="float"/>
          <table:table-cell office:value="3" office:value-type="float"/>
          <table:table-cell office:value="0.328647255897522" office:value-type="float"/>
        </table:table-row>
        <table:table-row>
          <table:table-cell office:value="-0.021768019199371342" office:value-type="float"/>
          <table:table-cell office:value="-0.021768019199371342" office:value-type="float"/>
          <table:table-cell office:value="-0.021768019199371342" office:value-type="float"/>
          <table:table-cell office:value="-0.021768019199371342" office:value-type="float"/>
          <table:table-cell office:value="-0.021768019199371342" office:value-type="float"/>
          <table:table-cell office:value="-0.021768019199371342" office:value-type="float"/>
          <table:table-cell office:value="0.9019093189576343" office:value-type="float"/>
          <table:table-cell office:value="4" office:value-type="float"/>
          <table:table-cell office:value="-0.9123076796531677" office:value-type="float"/>
        </table:table-row>
        <table:table-row>
          <table:table-cell office:value="-0.023050999641418463" office:value-type="float"/>
          <table:table-cell office:value="-0.023050999641418463" office:value-type="float"/>
          <table:table-cell office:value="-0.023050999641418463" office:value-type="float"/>
          <table:table-cell office:value="-0.023050999641418463" office:value-type="float"/>
          <table:table-cell office:value="-0.023050999641418463" office:value-type="float"/>
          <table:table-cell office:value="-0.023050999641418463" office:value-type="float"/>
          <table:table-cell office:value="0.8987666715246484" office:value-type="float"/>
          <table:table-cell office:value="5" office:value-type="float"/>
          <table:table-cell office:value="-0.12829804420471191" office:value-type="float"/>
        </table:table-row>
        <table:table-row>
          <table:table-cell office:value="-0.03094646036624909" office:value-type="float"/>
          <table:table-cell office:value="-0.03094646036624909" office:value-type="float"/>
          <table:table-cell office:value="-0.03094646036624909" office:value-type="float"/>
          <table:table-cell office:value="-0.03094646036624909" office:value-type="float"/>
          <table:table-cell office:value="-0.03094646036624909" office:value-type="float"/>
          <table:table-cell office:value="-0.03094646036624909" office:value-type="float"/>
          <table:table-cell office:value="0.8794268214646284" office:value-type="float"/>
          <table:table-cell office:value="6" office:value-type="float"/>
          <table:table-cell office:value="-0.7895460724830627" office:value-type="float"/>
        </table:table-row>
        <table:table-row>
          <table:table-cell office:value="-0.023896828293800357" office:value-type="float"/>
          <table:table-cell office:value="-0.023896828293800357" office:value-type="float"/>
          <table:table-cell office:value="-0.023896828293800357" office:value-type="float"/>
          <table:table-cell office:value="-0.023896828293800357" office:value-type="float"/>
          <table:table-cell office:value="-0.023896828293800357" office:value-type="float"/>
          <table:table-cell office:value="-0.023896828293800357" office:value-type="float"/>
          <table:table-cell office:value="0.8966948229164868" office:value-type="float"/>
          <table:table-cell office:value="7" office:value-type="float"/>
          <table:table-cell office:value="0.704963207244873" office:value-type="float"/>
        </table:table-row>
        <table:table-row>
          <table:table-cell office:value="-0.02363428890705109" office:value-type="float"/>
          <table:table-cell office:value="-0.02363428890705109" office:value-type="float"/>
          <table:table-cell office:value="-0.02363428890705109" office:value-type="float"/>
          <table:table-cell office:value="-0.02363428890705109" office:value-type="float"/>
          <table:table-cell office:value="-0.02363428890705109" office:value-type="float"/>
          <table:table-cell office:value="-0.02363428890705109" office:value-type="float"/>
          <table:table-cell office:value="0.8973379104514058" office:value-type="float"/>
          <table:table-cell office:value="8" office:value-type="float"/>
          <table:table-cell office:value="0.026253938674926758" office:value-type="float"/>
        </table:table-row>
        <table:table-row>
          <table:table-cell office:value="-0.02217341482639313" office:value-type="float"/>
          <table:table-cell office:value="-0.02217341482639313" office:value-type="float"/>
          <table:table-cell office:value="-0.02217341482639313" office:value-type="float"/>
          <table:table-cell office:value="-0.02217341482639313" office:value-type="float"/>
          <table:table-cell office:value="-0.02217341482639313" office:value-type="float"/>
          <table:table-cell office:value="-0.02217341482639313" office:value-type="float"/>
          <table:table-cell office:value="0.9009163065274752" office:value-type="float"/>
          <table:table-cell office:value="9" office:value-type="float"/>
          <table:table-cell office:value="0.1460874080657959" office:value-type="float"/>
        </table:table-row>
        <table:table-row>
          <table:table-cell office:value="-0.031029912233352663" office:value-type="float"/>
          <table:table-cell office:value="-0.031029912233352663" office:value-type="float"/>
          <table:table-cell office:value="-0.031029912233352663" office:value-type="float"/>
          <table:table-cell office:value="-0.031029912233352663" office:value-type="float"/>
          <table:table-cell office:value="-0.031029912233352663" office:value-type="float"/>
          <table:table-cell office:value="-0.031029912233352663" office:value-type="float"/>
          <table:table-cell office:value="0.879222406972142" office:value-type="float"/>
          <table:table-cell office:value="10" office:value-type="float"/>
          <table:table-cell office:value="-0.8856497406959534" office:value-type="float"/>
        </table:table-row>
        <table:table-row>
          <table:table-cell office:value="-0.02944259285926819" office:value-type="float"/>
          <table:table-cell office:value="-0.02944259285926819" office:value-type="float"/>
          <table:table-cell office:value="-0.02944259285926819" office:value-type="float"/>
          <table:table-cell office:value="-0.02944259285926819" office:value-type="float"/>
          <table:table-cell office:value="-0.02944259285926819" office:value-type="float"/>
          <table:table-cell office:value="-0.02944259285926819" office:value-type="float"/>
          <table:table-cell office:value="0.883110529497483" office:value-type="float"/>
          <table:table-cell office:value="11" office:value-type="float"/>
          <table:table-cell office:value="0.15873193740844727" office:value-type="float"/>
        </table:table-row>
        <table:table-row>
          <table:table-cell office:value="-0.035505646467208864" office:value-type="float"/>
          <table:table-cell office:value="-0.035505646467208864" office:value-type="float"/>
          <table:table-cell office:value="-0.035505646467208864" office:value-type="float"/>
          <table:table-cell office:value="-0.035505646467208864" office:value-type="float"/>
          <table:table-cell office:value="-0.035505646467208864" office:value-type="float"/>
          <table:table-cell office:value="-0.035505646467208864" office:value-type="float"/>
          <table:table-cell office:value="0.8682591418748877" office:value-type="float"/>
          <table:table-cell office:value="12" office:value-type="float"/>
          <table:table-cell office:value="-0.6063053607940674" office:value-type="float"/>
        </table:table-row>
        <table:table-row>
          <table:table-cell office:value="-0.04248419165611267" office:value-type="float"/>
          <table:table-cell office:value="-0.04248419165611267" office:value-type="float"/>
          <table:table-cell office:value="-0.04248419165611267" office:value-type="float"/>
          <table:table-cell office:value="-0.04248419165611267" office:value-type="float"/>
          <table:table-cell office:value="-0.04248419165611267" office:value-type="float"/>
          <table:table-cell office:value="-0.04248419165611267" office:value-type="float"/>
          <table:table-cell office:value="0.851165267015119" office:value-type="float"/>
          <table:table-cell office:value="13" office:value-type="float"/>
          <table:table-cell office:value="-0.6978545188903809" office:value-type="float"/>
        </table:table-row>
        <table:table-row>
          <table:table-cell office:value="-0.03633042812347412" office:value-type="float"/>
          <table:table-cell office:value="-0.03633042812347412" office:value-type="float"/>
          <table:table-cell office:value="-0.03633042812347412" office:value-type="float"/>
          <table:table-cell office:value="-0.03633042812347412" office:value-type="float"/>
          <table:table-cell office:value="-0.03633042812347412" office:value-type="float"/>
          <table:table-cell office:value="-0.03633042812347412" office:value-type="float"/>
          <table:table-cell office:value="0.8662388476678303" office:value-type="float"/>
          <table:table-cell office:value="14" office:value-type="float"/>
          <table:table-cell office:value="0.615376353263855" office:value-type="float"/>
        </table:table-row>
        <table:table-row>
          <table:table-cell office:value="-0.037032515406608575" office:value-type="float"/>
          <table:table-cell office:value="-0.037032515406608575" office:value-type="float"/>
          <table:table-cell office:value="-0.037032515406608575" office:value-type="float"/>
          <table:table-cell office:value="-0.037032515406608575" office:value-type="float"/>
          <table:table-cell office:value="-0.037032515406608575" office:value-type="float"/>
          <table:table-cell office:value="-0.037032515406608575" office:value-type="float"/>
          <table:table-cell office:value="0.8645190920692539" office:value-type="float"/>
          <table:table-cell office:value="15" office:value-type="float"/>
          <table:table-cell office:value="-0.07020872831344604" office:value-type="float"/>
        </table:table-row>
        <table:table-row>
          <table:table-cell office:value="-0.04161265194416046" office:value-type="float"/>
          <table:table-cell office:value="-0.04161265194416046" office:value-type="float"/>
          <table:table-cell office:value="-0.04161265194416046" office:value-type="float"/>
          <table:table-cell office:value="-0.04161265194416046" office:value-type="float"/>
          <table:table-cell office:value="-0.04161265194416046" office:value-type="float"/>
          <table:table-cell office:value="-0.04161265194416046" office:value-type="float"/>
          <table:table-cell office:value="0.8533000945999741" office:value-type="float"/>
          <table:table-cell office:value="16" office:value-type="float"/>
          <table:table-cell office:value="-0.458013653755188" office:value-type="float"/>
        </table:table-row>
        <table:table-row>
          <table:table-cell office:value="-0.03478900611400604" office:value-type="float"/>
          <table:table-cell office:value="-0.03478900611400604" office:value-type="float"/>
          <table:table-cell office:value="-0.03478900611400604" office:value-type="float"/>
          <table:table-cell office:value="-0.03478900611400604" office:value-type="float"/>
          <table:table-cell office:value="-0.03478900611400604" office:value-type="float"/>
          <table:table-cell office:value="-0.03478900611400604" office:value-type="float"/>
          <table:table-cell office:value="0.8700145450693226" office:value-type="float"/>
          <table:table-cell office:value="17" office:value-type="float"/>
          <table:table-cell office:value="0.6823645830154419" office:value-type="float"/>
        </table:table-row>
        <table:table-row>
          <table:table-cell office:value="-0.0402767413854599" office:value-type="float"/>
          <table:table-cell office:value="-0.0402767413854599" office:value-type="float"/>
          <table:table-cell office:value="-0.0402767413854599" office:value-type="float"/>
          <table:table-cell office:value="-0.0402767413854599" office:value-type="float"/>
          <table:table-cell office:value="-0.0402767413854599" office:value-type="float"/>
          <table:table-cell office:value="-0.0402767413854599" office:value-type="float"/>
          <table:table-cell office:value="0.856572393810787" office:value-type="float"/>
          <table:table-cell office:value="18" office:value-type="float"/>
          <table:table-cell office:value="-0.5487735271453857" office:value-type="float"/>
        </table:table-row>
        <table:table-row>
          <table:table-cell office:value="-0.034418492913246154" office:value-type="float"/>
          <table:table-cell office:value="-0.034418492913246154" office:value-type="float"/>
          <table:table-cell office:value="-0.034418492913246154" office:value-type="float"/>
          <table:table-cell office:value="-0.034418492913246154" office:value-type="float"/>
          <table:table-cell office:value="-0.034418492913246154" office:value-type="float"/>
          <table:table-cell office:value="-0.034418492913246154" office:value-type="float"/>
          <table:table-cell office:value="0.8709221133541497" office:value-type="float"/>
          <table:table-cell office:value="19" office:value-type="float"/>
          <table:table-cell office:value="0.5858248472213745" office:value-type="float"/>
        </table:table-row>
        <table:table-row>
          <table:table-cell office:value="-0.02632726013660431" office:value-type="float"/>
          <table:table-cell office:value="-0.02632726013660431" office:value-type="float"/>
          <table:table-cell office:value="-0.02632726013660431" office:value-type="float"/>
          <table:table-cell office:value="-0.02632726013660431" office:value-type="float"/>
          <table:table-cell office:value="-0.02632726013660431" office:value-type="float"/>
          <table:table-cell office:value="-0.02632726013660431" office:value-type="float"/>
          <table:table-cell office:value="0.890741505047005" office:value-type="float"/>
          <table:table-cell office:value="20" office:value-type="float"/>
          <table:table-cell office:value="0.8091232776641846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5562745332717896" office:value-type="float"/>
          <table:table-cell office:value="-0.0075562745332717896" office:value-type="float"/>
          <table:table-cell office:value="-0.0075562745332717896" office:value-type="float"/>
          <table:table-cell office:value="-0.0075562745332717896" office:value-type="float"/>
          <table:table-cell office:value="-0.0075562745332717896" office:value-type="float"/>
          <table:table-cell office:value="-0.0075562745332717896" office:value-type="float"/>
          <table:table-cell office:value="0.9657762865439686" office:value-type="float"/>
          <table:table-cell office:value="1" office:value-type="float"/>
          <table:table-cell office:value="-0.755627453327179" office:value-type="float"/>
        </table:table-row>
        <table:table-row>
          <table:table-cell office:value="-0.007187771201133728" office:value-type="float"/>
          <table:table-cell office:value="-0.007187771201133728" office:value-type="float"/>
          <table:table-cell office:value="-0.007187771201133728" office:value-type="float"/>
          <table:table-cell office:value="-0.007187771201133728" office:value-type="float"/>
          <table:table-cell office:value="-0.007187771201133728" office:value-type="float"/>
          <table:table-cell office:value="-0.007187771201133728" office:value-type="float"/>
          <table:table-cell office:value="0.9666789316762222" office:value-type="float"/>
          <table:table-cell office:value="2" office:value-type="float"/>
          <table:table-cell office:value="0.03685033321380615" office:value-type="float"/>
        </table:table-row>
        <table:table-row>
          <table:table-cell office:value="-0.004633119702339172" office:value-type="float"/>
          <table:table-cell office:value="-0.004633119702339172" office:value-type="float"/>
          <table:table-cell office:value="-0.004633119702339172" office:value-type="float"/>
          <table:table-cell office:value="-0.004633119702339172" office:value-type="float"/>
          <table:table-cell office:value="-0.004633119702339172" office:value-type="float"/>
          <table:table-cell office:value="-0.004633119702339172" office:value-type="float"/>
          <table:table-cell office:value="0.9729365243189051" office:value-type="float"/>
          <table:table-cell office:value="3" office:value-type="float"/>
          <table:table-cell office:value="0.25546514987945557" office:value-type="float"/>
        </table:table-row>
        <table:table-row>
          <table:table-cell office:value="-0.006830893754959106" office:value-type="float"/>
          <table:table-cell office:value="-0.006830893754959106" office:value-type="float"/>
          <table:table-cell office:value="-0.006830893754959106" office:value-type="float"/>
          <table:table-cell office:value="-0.006830893754959106" office:value-type="float"/>
          <table:table-cell office:value="-0.006830893754959106" office:value-type="float"/>
          <table:table-cell office:value="-0.006830893754959106" office:value-type="float"/>
          <table:table-cell office:value="0.9675530993200576" office:value-type="float"/>
          <table:table-cell office:value="4" office:value-type="float"/>
          <table:table-cell office:value="-0.2197774052619934" office:value-type="float"/>
        </table:table-row>
        <table:table-row>
          <table:table-cell office:value="-0.0026099872589111324" office:value-type="float"/>
          <table:table-cell office:value="-0.0026099872589111324" office:value-type="float"/>
          <table:table-cell office:value="-0.0026099872589111324" office:value-type="float"/>
          <table:table-cell office:value="-0.0026099872589111324" office:value-type="float"/>
          <table:table-cell office:value="-0.0026099872589111324" office:value-type="float"/>
          <table:table-cell office:value="-0.0026099872589111324" office:value-type="float"/>
          <table:table-cell office:value="0.977892166487374" office:value-type="float"/>
          <table:table-cell office:value="5" office:value-type="float"/>
          <table:table-cell office:value="0.42209064960479736" office:value-type="float"/>
        </table:table-row>
        <table:table-row>
          <table:table-cell office:value="-0.0003295385837554926" office:value-type="float"/>
          <table:table-cell office:value="-0.0003295385837554926" office:value-type="float"/>
          <table:table-cell office:value="-0.0003295385837554926" office:value-type="float"/>
          <table:table-cell office:value="-0.0003295385837554926" office:value-type="float"/>
          <table:table-cell office:value="-0.0003295385837554926" office:value-type="float"/>
          <table:table-cell office:value="-0.0003295385837554926" office:value-type="float"/>
          <table:table-cell office:value="0.9834781021261112" office:value-type="float"/>
          <table:table-cell office:value="6" office:value-type="float"/>
          <table:table-cell office:value="0.22804486751556396" office:value-type="float"/>
        </table:table-row>
        <table:table-row>
          <table:table-cell office:value="-0.005501337051391601" office:value-type="float"/>
          <table:table-cell office:value="-0.005501337051391601" office:value-type="float"/>
          <table:table-cell office:value="-0.005501337051391601" office:value-type="float"/>
          <table:table-cell office:value="-0.005501337051391601" office:value-type="float"/>
          <table:table-cell office:value="-0.005501337051391601" office:value-type="float"/>
          <table:table-cell office:value="-0.005501337051391601" office:value-type="float"/>
          <table:table-cell office:value="0.9708098348278948" office:value-type="float"/>
          <table:table-cell office:value="7" office:value-type="float"/>
          <table:table-cell office:value="-0.5171798467636108" office:value-type="float"/>
        </table:table-row>
        <table:table-row>
          <table:table-cell office:value="0.0026765668392181394" office:value-type="float"/>
          <table:table-cell office:value="0.0026765668392181394" office:value-type="float"/>
          <table:table-cell office:value="0.0026765668392181394" office:value-type="float"/>
          <table:table-cell office:value="0.0026765668392181394" office:value-type="float"/>
          <table:table-cell office:value="0.0026765668392181394" office:value-type="float"/>
          <table:table-cell office:value="0.0026765668392181394" office:value-type="float"/>
          <table:table-cell office:value="0.99084152652541" office:value-type="float"/>
          <table:table-cell office:value="8" office:value-type="float"/>
          <table:table-cell office:value="0.8177903890609741" office:value-type="float"/>
        </table:table-row>
        <table:table-row>
          <table:table-cell office:value="0.010297789573669433" office:value-type="float"/>
          <table:table-cell office:value="0.010297789573669433" office:value-type="float"/>
          <table:table-cell office:value="0.010297789573669433" office:value-type="float"/>
          <table:table-cell office:value="0.010297789573669433" office:value-type="float"/>
          <table:table-cell office:value="0.010297789573669433" office:value-type="float"/>
          <table:table-cell office:value="0.010297789573669433" office:value-type="float"/>
          <table:table-cell office:value="0.9904903665590856" office:value-type="float"/>
          <table:table-cell office:value="9" office:value-type="float"/>
          <table:table-cell office:value="0.7621222734451294" office:value-type="float"/>
        </table:table-row>
        <table:table-row>
          <table:table-cell office:value="0.014180984497070313" office:value-type="float"/>
          <table:table-cell office:value="0.014180984497070313" office:value-type="float"/>
          <table:table-cell office:value="0.014180984497070313" office:value-type="float"/>
          <table:table-cell office:value="0.014180984497070313" office:value-type="float"/>
          <table:table-cell office:value="0.014180984497070313" office:value-type="float"/>
          <table:table-cell office:value="0.014180984497070313" office:value-type="float"/>
          <table:table-cell office:value="0.9809785204249875" office:value-type="float"/>
          <table:table-cell office:value="10" office:value-type="float"/>
          <table:table-cell office:value="0.3883194923400879" office:value-type="float"/>
        </table:table-row>
        <table:table-row>
          <table:table-cell office:value="0.01702430725097656" office:value-type="float"/>
          <table:table-cell office:value="0.01702430725097656" office:value-type="float"/>
          <table:table-cell office:value="0.01702430725097656" office:value-type="float"/>
          <table:table-cell office:value="0.01702430725097656" office:value-type="float"/>
          <table:table-cell office:value="0.01702430725097656" office:value-type="float"/>
          <table:table-cell office:value="0.01702430725097656" office:value-type="float"/>
          <table:table-cell office:value="0.974013830503872" office:value-type="float"/>
          <table:table-cell office:value="11" office:value-type="float"/>
          <table:table-cell office:value="0.284332275390625" office:value-type="float"/>
        </table:table-row>
        <table:table-row>
          <table:table-cell office:value="0.02507951021194458" office:value-type="float"/>
          <table:table-cell office:value="0.02507951021194458" office:value-type="float"/>
          <table:table-cell office:value="0.02507951021194458" office:value-type="float"/>
          <table:table-cell office:value="0.02507951021194458" office:value-type="float"/>
          <table:table-cell office:value="0.02507951021194458" office:value-type="float"/>
          <table:table-cell office:value="0.02507951021194458" office:value-type="float"/>
          <table:table-cell office:value="0.9542826934749442" office:value-type="float"/>
          <table:table-cell office:value="12" office:value-type="float"/>
          <table:table-cell office:value="0.8055202960968018" office:value-type="float"/>
        </table:table-row>
        <table:table-row>
          <table:table-cell office:value="0.03230993390083313" office:value-type="float"/>
          <table:table-cell office:value="0.03230993390083313" office:value-type="float"/>
          <table:table-cell office:value="0.03230993390083313" office:value-type="float"/>
          <table:table-cell office:value="0.03230993390083313" office:value-type="float"/>
          <table:table-cell office:value="0.03230993390083313" office:value-type="float"/>
          <table:table-cell office:value="0.03230993390083313" office:value-type="float"/>
          <table:table-cell office:value="0.9365718448130351" office:value-type="float"/>
          <table:table-cell office:value="13" office:value-type="float"/>
          <table:table-cell office:value="0.723042368888855" office:value-type="float"/>
        </table:table-row>
        <table:table-row>
          <table:table-cell office:value="0.023750483989715576" office:value-type="float"/>
          <table:table-cell office:value="0.023750483989715576" office:value-type="float"/>
          <table:table-cell office:value="0.023750483989715576" office:value-type="float"/>
          <table:table-cell office:value="0.023750483989715576" office:value-type="float"/>
          <table:table-cell office:value="0.023750483989715576" office:value-type="float"/>
          <table:table-cell office:value="0.023750483989715576" office:value-type="float"/>
          <table:table-cell office:value="0.957538129574184" office:value-type="float"/>
          <table:table-cell office:value="14" office:value-type="float"/>
          <table:table-cell office:value="-0.8559449911117554" office:value-type="float"/>
        </table:table-row>
        <table:table-row>
          <table:table-cell office:value="0.02029476523399353" office:value-type="float"/>
          <table:table-cell office:value="0.02029476523399353" office:value-type="float"/>
          <table:table-cell office:value="0.02029476523399353" office:value-type="float"/>
          <table:table-cell office:value="0.02029476523399353" office:value-type="float"/>
          <table:table-cell office:value="0.02029476523399353" office:value-type="float"/>
          <table:table-cell office:value="0.02029476523399353" office:value-type="float"/>
          <table:table-cell office:value="0.9660028772202687" office:value-type="float"/>
          <table:table-cell office:value="15" office:value-type="float"/>
          <table:table-cell office:value="-0.3455718755722046" office:value-type="float"/>
        </table:table-row>
        <table:table-row>
          <table:table-cell office:value="0.018860426545143125" office:value-type="float"/>
          <table:table-cell office:value="0.018860426545143125" office:value-type="float"/>
          <table:table-cell office:value="0.018860426545143125" office:value-type="float"/>
          <table:table-cell office:value="0.018860426545143125" office:value-type="float"/>
          <table:table-cell office:value="0.018860426545143125" office:value-type="float"/>
          <table:table-cell office:value="0.018860426545143125" office:value-type="float"/>
          <table:table-cell office:value="0.9695162751262848" office:value-type="float"/>
          <table:table-cell office:value="16" office:value-type="float"/>
          <table:table-cell office:value="-0.14343386888504028" office:value-type="float"/>
        </table:table-row>
        <table:table-row>
          <table:table-cell office:value="0.028057708144187926" office:value-type="float"/>
          <table:table-cell office:value="0.028057708144187926" office:value-type="float"/>
          <table:table-cell office:value="0.028057708144187926" office:value-type="float"/>
          <table:table-cell office:value="0.028057708144187926" office:value-type="float"/>
          <table:table-cell office:value="0.028057708144187926" office:value-type="float"/>
          <table:table-cell office:value="0.028057708144187926" office:value-type="float"/>
          <table:table-cell office:value="0.946987628187936" office:value-type="float"/>
          <table:table-cell office:value="17" office:value-type="float"/>
          <table:table-cell office:value="0.91972815990448" office:value-type="float"/>
        </table:table-row>
        <table:table-row>
          <table:table-cell office:value="0.03150948107242584" office:value-type="float"/>
          <table:table-cell office:value="0.03150948107242584" office:value-type="float"/>
          <table:table-cell office:value="0.03150948107242584" office:value-type="float"/>
          <table:table-cell office:value="0.03150948107242584" office:value-type="float"/>
          <table:table-cell office:value="0.03150948107242584" office:value-type="float"/>
          <table:table-cell office:value="0.03150948107242584" office:value-type="float"/>
          <table:table-cell office:value="0.9385325458058006" office:value-type="float"/>
          <table:table-cell office:value="18" office:value-type="float"/>
          <table:table-cell office:value="0.3451772928237915" office:value-type="float"/>
        </table:table-row>
        <table:table-row>
          <table:table-cell office:value="0.03888879358768463" office:value-type="float"/>
          <table:table-cell office:value="0.03888879358768463" office:value-type="float"/>
          <table:table-cell office:value="0.03888879358768463" office:value-type="float"/>
          <table:table-cell office:value="0.03888879358768463" office:value-type="float"/>
          <table:table-cell office:value="0.03888879358768463" office:value-type="float"/>
          <table:table-cell office:value="0.03888879358768463" office:value-type="float"/>
          <table:table-cell office:value="0.9204569954908827" office:value-type="float"/>
          <table:table-cell office:value="19" office:value-type="float"/>
          <table:table-cell office:value="0.7379312515258789" office:value-type="float"/>
        </table:table-row>
        <table:table-row>
          <table:table-cell office:value="0.030097678303718563" office:value-type="float"/>
          <table:table-cell office:value="0.030097678303718563" office:value-type="float"/>
          <table:table-cell office:value="0.030097678303718563" office:value-type="float"/>
          <table:table-cell office:value="0.030097678303718563" office:value-type="float"/>
          <table:table-cell office:value="0.030097678303718563" office:value-type="float"/>
          <table:table-cell office:value="0.030097678303718563" office:value-type="float"/>
          <table:table-cell office:value="0.941990742206582" office:value-type="float"/>
          <table:table-cell office:value="20" office:value-type="float"/>
          <table:table-cell office:value="-0.8791115283966064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191315889358521" office:value-type="float"/>
          <table:table-cell office:value="0.007191315889358521" office:value-type="float"/>
          <table:table-cell office:value="0.007191315889358521" office:value-type="float"/>
          <table:table-cell office:value="0.007191315889358521" office:value-type="float"/>
          <table:table-cell office:value="0.007191315889358521" office:value-type="float"/>
          <table:table-cell office:value="0.007191315889358521" office:value-type="float"/>
          <table:table-cell office:value="0.9278302727723481" office:value-type="float"/>
          <table:table-cell office:value="1" office:value-type="float"/>
          <table:table-cell office:value="0.719131588935852" office:value-type="float"/>
        </table:table-row>
        <table:table-row>
          <table:table-cell office:value="0.003582704067230225" office:value-type="float"/>
          <table:table-cell office:value="0.003582704067230225" office:value-type="float"/>
          <table:table-cell office:value="0.003582704067230225" office:value-type="float"/>
          <table:table-cell office:value="0.003582704067230225" office:value-type="float"/>
          <table:table-cell office:value="0.003582704067230225" office:value-type="float"/>
          <table:table-cell office:value="0.003582704067230225" office:value-type="float"/>
          <table:table-cell office:value="0.9366695304163375" office:value-type="float"/>
          <table:table-cell office:value="2" office:value-type="float"/>
          <table:table-cell office:value="-0.3608611822128296" office:value-type="float"/>
        </table:table-row>
        <table:table-row>
          <table:table-cell office:value="0.006849491596221924" office:value-type="float"/>
          <table:table-cell office:value="0.006849491596221924" office:value-type="float"/>
          <table:table-cell office:value="0.006849491596221924" office:value-type="float"/>
          <table:table-cell office:value="0.006849491596221924" office:value-type="float"/>
          <table:table-cell office:value="0.006849491596221924" office:value-type="float"/>
          <table:table-cell office:value="0.006849491596221924" office:value-type="float"/>
          <table:table-cell office:value="0.9286675678722203" office:value-type="float"/>
          <table:table-cell office:value="3" office:value-type="float"/>
          <table:table-cell office:value="0.3266787528991699" office:value-type="float"/>
        </table:table-row>
        <table:table-row>
          <table:table-cell office:value="0.013163366317749024" office:value-type="float"/>
          <table:table-cell office:value="0.013163366317749024" office:value-type="float"/>
          <table:table-cell office:value="0.013163366317749024" office:value-type="float"/>
          <table:table-cell office:value="0.013163366317749024" office:value-type="float"/>
          <table:table-cell office:value="0.013163366317749024" office:value-type="float"/>
          <table:table-cell office:value="0.013163366317749024" office:value-type="float"/>
          <table:table-cell office:value="0.9132017965046216" office:value-type="float"/>
          <table:table-cell office:value="4" office:value-type="float"/>
          <table:table-cell office:value="0.63138747215271" office:value-type="float"/>
        </table:table-row>
        <table:table-row>
          <table:table-cell office:value="0.016243202686309816" office:value-type="float"/>
          <table:table-cell office:value="0.016243202686309816" office:value-type="float"/>
          <table:table-cell office:value="0.016243202686309816" office:value-type="float"/>
          <table:table-cell office:value="0.016243202686309816" office:value-type="float"/>
          <table:table-cell office:value="0.016243202686309816" office:value-type="float"/>
          <table:table-cell office:value="0.016243202686309816" office:value-type="float"/>
          <table:table-cell office:value="0.9056577689103814" office:value-type="float"/>
          <table:table-cell office:value="5" office:value-type="float"/>
          <table:table-cell office:value="0.3079836368560791" office:value-type="float"/>
        </table:table-row>
        <table:table-row>
          <table:table-cell office:value="0.025703117847442628" office:value-type="float"/>
          <table:table-cell office:value="0.025703117847442628" office:value-type="float"/>
          <table:table-cell office:value="0.025703117847442628" office:value-type="float"/>
          <table:table-cell office:value="0.025703117847442628" office:value-type="float"/>
          <table:table-cell office:value="0.025703117847442628" office:value-type="float"/>
          <table:table-cell office:value="0.025703117847442628" office:value-type="float"/>
          <table:table-cell office:value="0.8824858037555875" office:value-type="float"/>
          <table:table-cell office:value="6" office:value-type="float"/>
          <table:table-cell office:value="0.9459915161132812" office:value-type="float"/>
        </table:table-row>
        <table:table-row>
          <table:table-cell office:value="0.016667925119400025" office:value-type="float"/>
          <table:table-cell office:value="0.016667925119400025" office:value-type="float"/>
          <table:table-cell office:value="0.016667925119400025" office:value-type="float"/>
          <table:table-cell office:value="0.016667925119400025" office:value-type="float"/>
          <table:table-cell office:value="0.016667925119400025" office:value-type="float"/>
          <table:table-cell office:value="0.016667925119400025" office:value-type="float"/>
          <table:table-cell office:value="0.904617415666997" office:value-type="float"/>
          <table:table-cell office:value="7" office:value-type="float"/>
          <table:table-cell office:value="-0.9035192728042603" office:value-type="float"/>
        </table:table-row>
        <table:table-row>
          <table:table-cell office:value="0.010168610215187073" office:value-type="float"/>
          <table:table-cell office:value="0.010168610215187073" office:value-type="float"/>
          <table:table-cell office:value="0.010168610215187073" office:value-type="float"/>
          <table:table-cell office:value="0.010168610215187073" office:value-type="float"/>
          <table:table-cell office:value="0.010168610215187073" office:value-type="float"/>
          <table:table-cell office:value="0.010168610215187073" office:value-type="float"/>
          <table:table-cell office:value="0.9205374208599845" office:value-type="float"/>
          <table:table-cell office:value="8" office:value-type="float"/>
          <table:table-cell office:value="-0.6499314904212952" office:value-type="float"/>
        </table:table-row>
        <table:table-row>
          <table:table-cell office:value="0.016822202801704406" office:value-type="float"/>
          <table:table-cell office:value="0.016822202801704406" office:value-type="float"/>
          <table:table-cell office:value="0.016822202801704406" office:value-type="float"/>
          <table:table-cell office:value="0.016822202801704406" office:value-type="float"/>
          <table:table-cell office:value="0.016822202801704406" office:value-type="float"/>
          <table:table-cell office:value="0.016822202801704406" office:value-type="float"/>
          <table:table-cell office:value="0.9042395140666522" office:value-type="float"/>
          <table:table-cell office:value="9" office:value-type="float"/>
          <table:table-cell office:value="0.6653592586517334" office:value-type="float"/>
        </table:table-row>
        <table:table-row>
          <table:table-cell office:value="0.026655310988426207" office:value-type="float"/>
          <table:table-cell office:value="0.026655310988426207" office:value-type="float"/>
          <table:table-cell office:value="0.026655310988426207" office:value-type="float"/>
          <table:table-cell office:value="0.026655310988426207" office:value-type="float"/>
          <table:table-cell office:value="0.026655310988426207" office:value-type="float"/>
          <table:table-cell office:value="0.026655310988426207" office:value-type="float"/>
          <table:table-cell office:value="0.8801534164235998" office:value-type="float"/>
          <table:table-cell office:value="10" office:value-type="float"/>
          <table:table-cell office:value="0.9833108186721802" office:value-type="float"/>
        </table:table-row>
        <table:table-row>
          <table:table-cell office:value="0.03094299256801605" office:value-type="float"/>
          <table:table-cell office:value="0.03094299256801605" office:value-type="float"/>
          <table:table-cell office:value="0.03094299256801605" office:value-type="float"/>
          <table:table-cell office:value="0.03094299256801605" office:value-type="float"/>
          <table:table-cell office:value="0.03094299256801605" office:value-type="float"/>
          <table:table-cell office:value="0.03094299256801605" office:value-type="float"/>
          <table:table-cell office:value="0.8696507843740741" office:value-type="float"/>
          <table:table-cell office:value="11" office:value-type="float"/>
          <table:table-cell office:value="0.4287681579589844" office:value-type="float"/>
        </table:table-row>
        <table:table-row>
          <table:table-cell office:value="0.03872188031673431" office:value-type="float"/>
          <table:table-cell office:value="0.03872188031673431" office:value-type="float"/>
          <table:table-cell office:value="0.03872188031673431" office:value-type="float"/>
          <table:table-cell office:value="0.03872188031673431" office:value-type="float"/>
          <table:table-cell office:value="0.03872188031673431" office:value-type="float"/>
          <table:table-cell office:value="0.03872188031673431" office:value-type="float"/>
          <table:table-cell office:value="0.8505964786233269" office:value-type="float"/>
          <table:table-cell office:value="12" office:value-type="float"/>
          <table:table-cell office:value="0.7778887748718262" office:value-type="float"/>
        </table:table-row>
        <table:table-row>
          <table:table-cell office:value="0.030589365363121034" office:value-type="float"/>
          <table:table-cell office:value="0.030589365363121034" office:value-type="float"/>
          <table:table-cell office:value="0.030589365363121034" office:value-type="float"/>
          <table:table-cell office:value="0.030589365363121034" office:value-type="float"/>
          <table:table-cell office:value="0.030589365363121034" office:value-type="float"/>
          <table:table-cell office:value="0.030589365363121034" office:value-type="float"/>
          <table:table-cell office:value="0.8705169905852335" office:value-type="float"/>
          <table:table-cell office:value="13" office:value-type="float"/>
          <table:table-cell office:value="-0.8132514953613281" office:value-type="float"/>
        </table:table-row>
        <table:table-row>
          <table:table-cell office:value="0.022096492648124695" office:value-type="float"/>
          <table:table-cell office:value="0.022096492648124695" office:value-type="float"/>
          <table:table-cell office:value="0.022096492648124695" office:value-type="float"/>
          <table:table-cell office:value="0.022096492648124695" office:value-type="float"/>
          <table:table-cell office:value="0.022096492648124695" office:value-type="float"/>
          <table:table-cell office:value="0.022096492648124695" office:value-type="float"/>
          <table:table-cell office:value="0.8913201951873801" office:value-type="float"/>
          <table:table-cell office:value="14" office:value-type="float"/>
          <table:table-cell office:value="-0.8492872714996338" office:value-type="float"/>
        </table:table-row>
        <table:table-row>
          <table:table-cell office:value="0.020559819340705873" office:value-type="float"/>
          <table:table-cell office:value="0.020559819340705873" office:value-type="float"/>
          <table:table-cell office:value="0.020559819340705873" office:value-type="float"/>
          <table:table-cell office:value="0.020559819340705873" office:value-type="float"/>
          <table:table-cell office:value="0.020559819340705873" office:value-type="float"/>
          <table:table-cell office:value="0.020559819340705873" office:value-type="float"/>
          <table:table-cell office:value="0.8950842606919113" office:value-type="float"/>
          <table:table-cell office:value="15" office:value-type="float"/>
          <table:table-cell office:value="-0.15366733074188232" office:value-type="float"/>
        </table:table-row>
        <table:table-row>
          <table:table-cell office:value="0.013967254161834718" office:value-type="float"/>
          <table:table-cell office:value="0.013967254161834718" office:value-type="float"/>
          <table:table-cell office:value="0.013967254161834718" office:value-type="float"/>
          <table:table-cell office:value="0.013967254161834718" office:value-type="float"/>
          <table:table-cell office:value="0.013967254161834718" office:value-type="float"/>
          <table:table-cell office:value="0.013967254161834718" office:value-type="float"/>
          <table:table-cell office:value="0.9112326814761856" office:value-type="float"/>
          <table:table-cell office:value="16" office:value-type="float"/>
          <table:table-cell office:value="-0.6592565178871155" office:value-type="float"/>
        </table:table-row>
        <table:table-row>
          <table:table-cell office:value="0.021222236156463625" office:value-type="float"/>
          <table:table-cell office:value="0.021222236156463625" office:value-type="float"/>
          <table:table-cell office:value="0.021222236156463625" office:value-type="float"/>
          <table:table-cell office:value="0.021222236156463625" office:value-type="float"/>
          <table:table-cell office:value="0.021222236156463625" office:value-type="float"/>
          <table:table-cell office:value="0.021222236156463625" office:value-type="float"/>
          <table:table-cell office:value="0.8934616774962655" office:value-type="float"/>
          <table:table-cell office:value="17" office:value-type="float"/>
          <table:table-cell office:value="0.7254981994628906" office:value-type="float"/>
        </table:table-row>
        <table:table-row>
          <table:table-cell office:value="0.02965085029602051" office:value-type="float"/>
          <table:table-cell office:value="0.02965085029602051" office:value-type="float"/>
          <table:table-cell office:value="0.02965085029602051" office:value-type="float"/>
          <table:table-cell office:value="0.02965085029602051" office:value-type="float"/>
          <table:table-cell office:value="0.02965085029602051" office:value-type="float"/>
          <table:table-cell office:value="0.02965085029602051" office:value-type="float"/>
          <table:table-cell office:value="0.8728158736155437" office:value-type="float"/>
          <table:table-cell office:value="18" office:value-type="float"/>
          <table:table-cell office:value="0.8428614139556885" office:value-type="float"/>
        </table:table-row>
        <table:table-row>
          <table:table-cell office:value="0.028265308141708377" office:value-type="float"/>
          <table:table-cell office:value="0.028265308141708377" office:value-type="float"/>
          <table:table-cell office:value="0.028265308141708377" office:value-type="float"/>
          <table:table-cell office:value="0.028265308141708377" office:value-type="float"/>
          <table:table-cell office:value="0.028265308141708377" office:value-type="float"/>
          <table:table-cell office:value="0.028265308141708377" office:value-type="float"/>
          <table:table-cell office:value="0.8762097449107249" office:value-type="float"/>
          <table:table-cell office:value="19" office:value-type="float"/>
          <table:table-cell office:value="-0.13855421543121338" office:value-type="float"/>
        </table:table-row>
        <table:table-row>
          <table:table-cell office:value="0.020542724728584292" office:value-type="float"/>
          <table:table-cell office:value="0.020542724728584292" office:value-type="float"/>
          <table:table-cell office:value="0.020542724728584292" office:value-type="float"/>
          <table:table-cell office:value="0.020542724728584292" office:value-type="float"/>
          <table:table-cell office:value="0.020542724728584292" office:value-type="float"/>
          <table:table-cell office:value="0.020542724728584292" office:value-type="float"/>
          <table:table-cell office:value="0.8951261337689599" office:value-type="float"/>
          <table:table-cell office:value="20" office:value-type="float"/>
          <table:table-cell office:value="-0.7722583413124084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365569114685058" office:value-type="float"/>
          <table:table-cell office:value="0.008365569114685058" office:value-type="float"/>
          <table:table-cell office:value="0.008365569114685058" office:value-type="float"/>
          <table:table-cell office:value="0.008365569114685058" office:value-type="float"/>
          <table:table-cell office:value="0.008365569114685058" office:value-type="float"/>
          <table:table-cell office:value="0.008365569114685058" office:value-type="float"/>
          <table:table-cell office:value="0.9701800711346833" office:value-type="float"/>
          <table:table-cell office:value="1" office:value-type="float"/>
          <table:table-cell office:value="0.8365569114685059" office:value-type="float"/>
        </table:table-row>
        <table:table-row>
          <table:table-cell office:value="0.013111599683761598" office:value-type="float"/>
          <table:table-cell office:value="0.013111599683761598" office:value-type="float"/>
          <table:table-cell office:value="0.013111599683761598" office:value-type="float"/>
          <table:table-cell office:value="0.013111599683761598" office:value-type="float"/>
          <table:table-cell office:value="0.013111599683761598" office:value-type="float"/>
          <table:table-cell office:value="0.013111599683761598" office:value-type="float"/>
          <table:table-cell office:value="0.9818054243325718" office:value-type="float"/>
          <table:table-cell office:value="2" office:value-type="float"/>
          <table:table-cell office:value="0.4746030569076538" office:value-type="float"/>
        </table:table-row>
        <table:table-row>
          <table:table-cell office:value="0.0031568586826324473" office:value-type="float"/>
          <table:table-cell office:value="0.0031568586826324473" office:value-type="float"/>
          <table:table-cell office:value="0.0031568586826324473" office:value-type="float"/>
          <table:table-cell office:value="0.0031568586826324473" office:value-type="float"/>
          <table:table-cell office:value="0.0031568586826324473" office:value-type="float"/>
          <table:table-cell office:value="0.0031568586826324473" office:value-type="float"/>
          <table:table-cell office:value="0.9574213883582428" office:value-type="float"/>
          <table:table-cell office:value="3" office:value-type="float"/>
          <table:table-cell office:value="-0.995474100112915" office:value-type="float"/>
        </table:table-row>
        <table:table-row>
          <table:table-cell office:value="0.012749117612838746" office:value-type="float"/>
          <table:table-cell office:value="0.012749117612838746" office:value-type="float"/>
          <table:table-cell office:value="0.012749117612838746" office:value-type="float"/>
          <table:table-cell office:value="0.012749117612838746" office:value-type="float"/>
          <table:table-cell office:value="0.012749117612838746" office:value-type="float"/>
          <table:table-cell office:value="0.012749117612838746" office:value-type="float"/>
          <table:table-cell office:value="0.9809175282179035" office:value-type="float"/>
          <table:table-cell office:value="4" office:value-type="float"/>
          <table:table-cell office:value="0.9592258930206299" office:value-type="float"/>
        </table:table-row>
        <table:table-row>
          <table:table-cell office:value="0.010861129760742189" office:value-type="float"/>
          <table:table-cell office:value="0.010861129760742189" office:value-type="float"/>
          <table:table-cell office:value="0.010861129760742189" office:value-type="float"/>
          <table:table-cell office:value="0.010861129760742189" office:value-type="float"/>
          <table:table-cell office:value="0.010861129760742189" office:value-type="float"/>
          <table:table-cell office:value="0.010861129760742189" office:value-type="float"/>
          <table:table-cell office:value="0.9762929213396937" office:value-type="float"/>
          <table:table-cell office:value="5" office:value-type="float"/>
          <table:table-cell office:value="-0.18879878520965576" office:value-type="float"/>
        </table:table-row>
        <table:table-row>
          <table:table-cell office:value="0.013945276737213136" office:value-type="float"/>
          <table:table-cell office:value="0.013945276737213136" office:value-type="float"/>
          <table:table-cell office:value="0.013945276737213136" office:value-type="float"/>
          <table:table-cell office:value="0.013945276737213136" office:value-type="float"/>
          <table:table-cell office:value="0.013945276737213136" office:value-type="float"/>
          <table:table-cell office:value="0.013945276737213136" office:value-type="float"/>
          <table:table-cell office:value="0.983847507723795" office:value-type="float"/>
          <table:table-cell office:value="6" office:value-type="float"/>
          <table:table-cell office:value="0.3084146976470947" office:value-type="float"/>
        </table:table-row>
        <table:table-row>
          <table:table-cell office:value="0.01844855546951294" office:value-type="float"/>
          <table:table-cell office:value="0.01844855546951294" office:value-type="float"/>
          <table:table-cell office:value="0.01844855546951294" office:value-type="float"/>
          <table:table-cell office:value="0.01844855546951294" office:value-type="float"/>
          <table:table-cell office:value="0.01844855546951294" office:value-type="float"/>
          <table:table-cell office:value="0.01844855546951294" office:value-type="float"/>
          <table:table-cell office:value="0.994878242787457" office:value-type="float"/>
          <table:table-cell office:value="7" office:value-type="float"/>
          <table:table-cell office:value="0.45032787322998047" office:value-type="float"/>
        </table:table-row>
        <table:table-row>
          <table:table-cell office:value="0.027117636203765873" office:value-type="float"/>
          <table:table-cell office:value="0.027117636203765873" office:value-type="float"/>
          <table:table-cell office:value="0.027117636203765873" office:value-type="float"/>
          <table:table-cell office:value="0.027117636203765873" office:value-type="float"/>
          <table:table-cell office:value="0.027117636203765873" office:value-type="float"/>
          <table:table-cell office:value="0.027117636203765873" office:value-type="float"/>
          <table:table-cell office:value="0.9838869328746311" office:value-type="float"/>
          <table:table-cell office:value="8" office:value-type="float"/>
          <table:table-cell office:value="0.866908073425293" office:value-type="float"/>
        </table:table-row>
        <table:table-row>
          <table:table-cell office:value="0.022679286599159243" office:value-type="float"/>
          <table:table-cell office:value="0.022679286599159243" office:value-type="float"/>
          <table:table-cell office:value="0.022679286599159243" office:value-type="float"/>
          <table:table-cell office:value="0.022679286599159243" office:value-type="float"/>
          <table:table-cell office:value="0.022679286599159243" office:value-type="float"/>
          <table:table-cell office:value="0.022679286599159243" office:value-type="float"/>
          <table:table-cell office:value="0.9947586247060008" office:value-type="float"/>
          <table:table-cell office:value="9" office:value-type="float"/>
          <table:table-cell office:value="-0.44383496046066284" office:value-type="float"/>
        </table:table-row>
        <table:table-row>
          <table:table-cell office:value="0.020754860043525697" office:value-type="float"/>
          <table:table-cell office:value="0.020754860043525697" office:value-type="float"/>
          <table:table-cell office:value="0.020754860043525697" office:value-type="float"/>
          <table:table-cell office:value="0.020754860043525697" office:value-type="float"/>
          <table:table-cell office:value="0.020754860043525697" office:value-type="float"/>
          <table:table-cell office:value="0.020754860043525697" office:value-type="float"/>
          <table:table-cell office:value="0.9994724878147648" office:value-type="float"/>
          <table:table-cell office:value="10" office:value-type="float"/>
          <table:table-cell office:value="-0.1924426555633545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727242469787598" office:value-type="float"/>
          <table:table-cell office:value="0.006727242469787598" office:value-type="float"/>
          <table:table-cell office:value="0.006727242469787598" office:value-type="float"/>
          <table:table-cell office:value="0.006727242469787598" office:value-type="float"/>
          <table:table-cell office:value="0.006727242469787598" office:value-type="float"/>
          <table:table-cell office:value="0.006727242469787598" office:value-type="float"/>
          <table:table-cell office:value="0.9849075119869579" office:value-type="float"/>
          <table:table-cell office:value="1" office:value-type="float"/>
          <table:table-cell office:value="0.6727242469787598" office:value-type="float"/>
        </table:table-row>
        <table:table-row>
          <table:table-cell office:value="0.0051962661743164065" office:value-type="float"/>
          <table:table-cell office:value="0.0051962661743164065" office:value-type="float"/>
          <table:table-cell office:value="0.0051962661743164065" office:value-type="float"/>
          <table:table-cell office:value="0.0051962661743164065" office:value-type="float"/>
          <table:table-cell office:value="0.0051962661743164065" office:value-type="float"/>
          <table:table-cell office:value="0.0051962661743164065" office:value-type="float"/>
          <table:table-cell office:value="0.981157401254757" office:value-type="float"/>
          <table:table-cell office:value="2" office:value-type="float"/>
          <table:table-cell office:value="-0.15309762954711914" office:value-type="float"/>
        </table:table-row>
        <table:table-row>
          <table:table-cell office:value="-0.00036387622356414805" office:value-type="float"/>
          <table:table-cell office:value="-0.00036387622356414805" office:value-type="float"/>
          <table:table-cell office:value="-0.00036387622356414805" office:value-type="float"/>
          <table:table-cell office:value="-0.00036387622356414805" office:value-type="float"/>
          <table:table-cell office:value="-0.00036387622356414805" office:value-type="float"/>
          <table:table-cell office:value="-0.00036387622356414805" office:value-type="float"/>
          <table:table-cell office:value="0.9675378894827348" office:value-type="float"/>
          <table:table-cell office:value="3" office:value-type="float"/>
          <table:table-cell office:value="-0.5560142397880554" office:value-type="float"/>
        </table:table-row>
        <table:table-row>
          <table:table-cell office:value="0.0009272867441177367" office:value-type="float"/>
          <table:table-cell office:value="0.0009272867441177367" office:value-type="float"/>
          <table:table-cell office:value="0.0009272867441177367" office:value-type="float"/>
          <table:table-cell office:value="0.0009272867441177367" office:value-type="float"/>
          <table:table-cell office:value="0.0009272867441177367" office:value-type="float"/>
          <table:table-cell office:value="0.0009272867441177367" office:value-type="float"/>
          <table:table-cell office:value="0.970700579928333" office:value-type="float"/>
          <table:table-cell office:value="4" office:value-type="float"/>
          <table:table-cell office:value="0.12911629676818848" office:value-type="float"/>
        </table:table-row>
        <table:table-row>
          <table:table-cell office:value="-0.0005841869115829469" office:value-type="float"/>
          <table:table-cell office:value="-0.0005841869115829469" office:value-type="float"/>
          <table:table-cell office:value="-0.0005841869115829469" office:value-type="float"/>
          <table:table-cell office:value="-0.0005841869115829469" office:value-type="float"/>
          <table:table-cell office:value="-0.0005841869115829469" office:value-type="float"/>
          <table:table-cell office:value="-0.0005841869115829469" office:value-type="float"/>
          <table:table-cell office:value="0.9669982407122072" office:value-type="float"/>
          <table:table-cell office:value="5" office:value-type="float"/>
          <table:table-cell office:value="-0.15114736557006836" office:value-type="float"/>
        </table:table-row>
        <table:table-row>
          <table:table-cell office:value="0.005739415287971497" office:value-type="float"/>
          <table:table-cell office:value="0.005739415287971497" office:value-type="float"/>
          <table:table-cell office:value="0.005739415287971497" office:value-type="float"/>
          <table:table-cell office:value="0.005739415287971497" office:value-type="float"/>
          <table:table-cell office:value="0.005739415287971497" office:value-type="float"/>
          <table:table-cell office:value="0.005739415287971497" office:value-type="float"/>
          <table:table-cell office:value="0.982487839437457" office:value-type="float"/>
          <table:table-cell office:value="6" office:value-type="float"/>
          <table:table-cell office:value="0.6323602199554443" office:value-type="float"/>
        </table:table-row>
        <table:table-row>
          <table:table-cell office:value="-0.0024249333143234256" office:value-type="float"/>
          <table:table-cell office:value="-0.0024249333143234256" office:value-type="float"/>
          <table:table-cell office:value="-0.0024249333143234256" office:value-type="float"/>
          <table:table-cell office:value="-0.0024249333143234256" office:value-type="float"/>
          <table:table-cell office:value="-0.0024249333143234256" office:value-type="float"/>
          <table:table-cell office:value="-0.0024249333143234256" office:value-type="float"/>
          <table:table-cell office:value="0.9624893512796293" office:value-type="float"/>
          <table:table-cell office:value="7" office:value-type="float"/>
          <table:table-cell office:value="-0.8164348602294922" office:value-type="float"/>
        </table:table-row>
        <table:table-row>
          <table:table-cell office:value="-0.005088780522346497" office:value-type="float"/>
          <table:table-cell office:value="-0.005088780522346497" office:value-type="float"/>
          <table:table-cell office:value="-0.005088780522346497" office:value-type="float"/>
          <table:table-cell office:value="-0.005088780522346497" office:value-type="float"/>
          <table:table-cell office:value="-0.005088780522346497" office:value-type="float"/>
          <table:table-cell office:value="-0.005088780522346497" office:value-type="float"/>
          <table:table-cell office:value="0.9559642848672353" office:value-type="float"/>
          <table:table-cell office:value="8" office:value-type="float"/>
          <table:table-cell office:value="-0.26638472080230713" office:value-type="float"/>
        </table:table-row>
        <table:table-row>
          <table:table-cell office:value="-0.012455407381057739" office:value-type="float"/>
          <table:table-cell office:value="-0.012455407381057739" office:value-type="float"/>
          <table:table-cell office:value="-0.012455407381057739" office:value-type="float"/>
          <table:table-cell office:value="-0.012455407381057739" office:value-type="float"/>
          <table:table-cell office:value="-0.012455407381057739" office:value-type="float"/>
          <table:table-cell office:value="-0.012455407381057739" office:value-type="float"/>
          <table:table-cell office:value="0.937919807937911" office:value-type="float"/>
          <table:table-cell office:value="9" office:value-type="float"/>
          <table:table-cell office:value="-0.7366626858711243" office:value-type="float"/>
        </table:table-row>
        <table:table-row>
          <table:table-cell office:value="-0.004663363695144653" office:value-type="float"/>
          <table:table-cell office:value="-0.004663363695144653" office:value-type="float"/>
          <table:table-cell office:value="-0.004663363695144653" office:value-type="float"/>
          <table:table-cell office:value="-0.004663363695144653" office:value-type="float"/>
          <table:table-cell office:value="-0.004663363695144653" office:value-type="float"/>
          <table:table-cell office:value="-0.004663363695144653" office:value-type="float"/>
          <table:table-cell office:value="0.9570063390218735" office:value-type="float"/>
          <table:table-cell office:value="10" office:value-type="float"/>
          <table:table-cell office:value="0.7792043685913086" office:value-type="float"/>
        </table:table-row>
        <table:table-row>
          <table:table-cell office:value="-0.0012614309787750242" office:value-type="float"/>
          <table:table-cell office:value="-0.0012614309787750242" office:value-type="float"/>
          <table:table-cell office:value="-0.0012614309787750242" office:value-type="float"/>
          <table:table-cell office:value="-0.0012614309787750242" office:value-type="float"/>
          <table:table-cell office:value="-0.0012614309787750242" office:value-type="float"/>
          <table:table-cell office:value="-0.0012614309787750242" office:value-type="float"/>
          <table:table-cell office:value="0.9653393383162594" office:value-type="float"/>
          <table:table-cell office:value="11" office:value-type="float"/>
          <table:table-cell office:value="0.3401932716369629" office:value-type="float"/>
        </table:table-row>
        <table:table-row>
          <table:table-cell office:value="-0.01030336320400238" office:value-type="float"/>
          <table:table-cell office:value="-0.01030336320400238" office:value-type="float"/>
          <table:table-cell office:value="-0.01030336320400238" office:value-type="float"/>
          <table:table-cell office:value="-0.01030336320400238" office:value-type="float"/>
          <table:table-cell office:value="-0.01030336320400238" office:value-type="float"/>
          <table:table-cell office:value="-0.01030336320400238" office:value-type="float"/>
          <table:table-cell office:value="0.9431912180756243" office:value-type="float"/>
          <table:table-cell office:value="12" office:value-type="float"/>
          <table:table-cell office:value="-0.9041932225227356" office:value-type="float"/>
        </table:table-row>
        <table:table-row>
          <table:table-cell office:value="-0.0038849121332168576" office:value-type="float"/>
          <table:table-cell office:value="-0.0038849121332168576" office:value-type="float"/>
          <table:table-cell office:value="-0.0038849121332168576" office:value-type="float"/>
          <table:table-cell office:value="-0.0038849121332168576" office:value-type="float"/>
          <table:table-cell office:value="-0.0038849121332168576" office:value-type="float"/>
          <table:table-cell office:value="-0.0038849121332168576" office:value-type="float"/>
          <table:table-cell office:value="0.9589131481380692" office:value-type="float"/>
          <table:table-cell office:value="13" office:value-type="float"/>
          <table:table-cell office:value="0.6418451070785522" office:value-type="float"/>
        </table:table-row>
        <table:table-row>
          <table:table-cell office:value="0.002774860262870789" office:value-type="float"/>
          <table:table-cell office:value="0.002774860262870789" office:value-type="float"/>
          <table:table-cell office:value="0.002774860262870789" office:value-type="float"/>
          <table:table-cell office:value="0.002774860262870789" office:value-type="float"/>
          <table:table-cell office:value="0.002774860262870789" office:value-type="float"/>
          <table:table-cell office:value="0.002774860262870789" office:value-type="float"/>
          <table:table-cell office:value="0.9752261923115565" office:value-type="float"/>
          <table:table-cell office:value="14" office:value-type="float"/>
          <table:table-cell office:value="0.6659772396087646" office:value-type="float"/>
        </table:table-row>
        <table:table-row>
          <table:table-cell office:value="0.004314038157463074" office:value-type="float"/>
          <table:table-cell office:value="0.004314038157463074" office:value-type="float"/>
          <table:table-cell office:value="0.004314038157463074" office:value-type="float"/>
          <table:table-cell office:value="0.004314038157463074" office:value-type="float"/>
          <table:table-cell office:value="0.004314038157463074" office:value-type="float"/>
          <table:table-cell office:value="0.004314038157463074" office:value-type="float"/>
          <table:table-cell office:value="0.9789963927766788" office:value-type="float"/>
          <table:table-cell office:value="15" office:value-type="float"/>
          <table:table-cell office:value="0.15391778945922852" office:value-type="float"/>
        </table:table-row>
        <table:table-row>
          <table:table-cell office:value="-0.004480602741241455" office:value-type="float"/>
          <table:table-cell office:value="-0.004480602741241455" office:value-type="float"/>
          <table:table-cell office:value="-0.004480602741241455" office:value-type="float"/>
          <table:table-cell office:value="-0.004480602741241455" office:value-type="float"/>
          <table:table-cell office:value="-0.004480602741241455" office:value-type="float"/>
          <table:table-cell office:value="-0.004480602741241455" office:value-type="float"/>
          <table:table-cell office:value="0.9574540101038407" office:value-type="float"/>
          <table:table-cell office:value="16" office:value-type="float"/>
          <table:table-cell office:value="-0.8794640898704529" office:value-type="float"/>
        </table:table-row>
        <table:table-row>
          <table:table-cell office:value="0.0013458418846130377" office:value-type="float"/>
          <table:table-cell office:value="0.0013458418846130377" office:value-type="float"/>
          <table:table-cell office:value="0.0013458418846130377" office:value-type="float"/>
          <table:table-cell office:value="0.0013458418846130377" office:value-type="float"/>
          <table:table-cell office:value="0.0013458418846130377" office:value-type="float"/>
          <table:table-cell office:value="0.0013458418846130377" office:value-type="float"/>
          <table:table-cell office:value="0.9717258264517654" office:value-type="float"/>
          <table:table-cell office:value="17" office:value-type="float"/>
          <table:table-cell office:value="0.5826444625854492" office:value-type="float"/>
        </table:table-row>
        <table:table-row>
          <table:table-cell office:value="-0.00438317835330963" office:value-type="float"/>
          <table:table-cell office:value="-0.00438317835330963" office:value-type="float"/>
          <table:table-cell office:value="-0.00438317835330963" office:value-type="float"/>
          <table:table-cell office:value="-0.00438317835330963" office:value-type="float"/>
          <table:table-cell office:value="-0.00438317835330963" office:value-type="float"/>
          <table:table-cell office:value="-0.00438317835330963" office:value-type="float"/>
          <table:table-cell office:value="0.9576926501427766" office:value-type="float"/>
          <table:table-cell office:value="18" office:value-type="float"/>
          <table:table-cell office:value="-0.5729020237922668" office:value-type="float"/>
        </table:table-row>
        <table:table-row>
          <table:table-cell office:value="5.734145641326984e-05" office:value-type="float"/>
          <table:table-cell office:value="5.734145641326984e-05" office:value-type="float"/>
          <table:table-cell office:value="5.734145641326984e-05" office:value-type="float"/>
          <table:table-cell office:value="5.734145641326984e-05" office:value-type="float"/>
          <table:table-cell office:value="5.734145641326984e-05" office:value-type="float"/>
          <table:table-cell office:value="5.734145641326984e-05" office:value-type="float"/>
          <table:table-cell office:value="0.9685696578693184" office:value-type="float"/>
          <table:table-cell office:value="19" office:value-type="float"/>
          <table:table-cell office:value="0.44405198097229004" office:value-type="float"/>
        </table:table-row>
        <table:table-row>
          <table:table-cell office:value="-0.00517613410949707" office:value-type="float"/>
          <table:table-cell office:value="-0.00517613410949707" office:value-type="float"/>
          <table:table-cell office:value="-0.00517613410949707" office:value-type="float"/>
          <table:table-cell office:value="-0.00517613410949707" office:value-type="float"/>
          <table:table-cell office:value="-0.00517613410949707" office:value-type="float"/>
          <table:table-cell office:value="-0.00517613410949707" office:value-type="float"/>
          <table:table-cell office:value="0.9557503131515146" office:value-type="float"/>
          <table:table-cell office:value="20" office:value-type="float"/>
          <table:table-cell office:value="-0.5233475565910339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882005214691163" office:value-type="float"/>
          <table:table-cell office:value="0.008882005214691163" office:value-type="float"/>
          <table:table-cell office:value="0.008882005214691163" office:value-type="float"/>
          <table:table-cell office:value="0.008882005214691163" office:value-type="float"/>
          <table:table-cell office:value="0.008882005214691163" office:value-type="float"/>
          <table:table-cell office:value="0.008882005214691163" office:value-type="float"/>
          <table:table-cell office:value="0.9620837935066608" office:value-type="float"/>
          <table:table-cell office:value="1" office:value-type="float"/>
          <table:table-cell office:value="0.8882005214691162" office:value-type="float"/>
        </table:table-row>
        <table:table-row>
          <table:table-cell office:value="0.00841116726398468" office:value-type="float"/>
          <table:table-cell office:value="0.00841116726398468" office:value-type="float"/>
          <table:table-cell office:value="0.00841116726398468" office:value-type="float"/>
          <table:table-cell office:value="0.00841116726398468" office:value-type="float"/>
          <table:table-cell office:value="0.00841116726398468" office:value-type="float"/>
          <table:table-cell office:value="0.00841116726398468" office:value-type="float"/>
          <table:table-cell office:value="0.9632371062374294" office:value-type="float"/>
          <table:table-cell office:value="2" office:value-type="float"/>
          <table:table-cell office:value="-0.04708379507064819" office:value-type="float"/>
        </table:table-row>
        <table:table-row>
          <table:table-cell office:value="0.0025404864549636837" office:value-type="float"/>
          <table:table-cell office:value="0.0025404864549636837" office:value-type="float"/>
          <table:table-cell office:value="0.0025404864549636837" office:value-type="float"/>
          <table:table-cell office:value="0.0025404864549636837" office:value-type="float"/>
          <table:table-cell office:value="0.0025404864549636837" office:value-type="float"/>
          <table:table-cell office:value="0.0025404864549636837" office:value-type="float"/>
          <table:table-cell office:value="0.9776172786622804" office:value-type="float"/>
          <table:table-cell office:value="3" office:value-type="float"/>
          <table:table-cell office:value="-0.5870680809020996" office:value-type="float"/>
        </table:table-row>
        <table:table-row>
          <table:table-cell office:value="0.006512394547462463" office:value-type="float"/>
          <table:table-cell office:value="0.006512394547462463" office:value-type="float"/>
          <table:table-cell office:value="0.006512394547462463" office:value-type="float"/>
          <table:table-cell office:value="0.006512394547462463" office:value-type="float"/>
          <table:table-cell office:value="0.006512394547462463" office:value-type="float"/>
          <table:table-cell office:value="0.006512394547462463" office:value-type="float"/>
          <table:table-cell office:value="0.9678881305304272" office:value-type="float"/>
          <table:table-cell office:value="4" office:value-type="float"/>
          <table:table-cell office:value="0.39719080924987793" office:value-type="float"/>
        </table:table-row>
        <table:table-row>
          <table:table-cell office:value="0.0023611968755722036" office:value-type="float"/>
          <table:table-cell office:value="0.0023611968755722036" office:value-type="float"/>
          <table:table-cell office:value="0.0023611968755722036" office:value-type="float"/>
          <table:table-cell office:value="0.0023611968755722036" office:value-type="float"/>
          <table:table-cell office:value="0.0023611968755722036" office:value-type="float"/>
          <table:table-cell office:value="0.0023611968755722036" office:value-type="float"/>
          <table:table-cell office:value="0.9780564466479877" office:value-type="float"/>
          <table:table-cell office:value="5" office:value-type="float"/>
          <table:table-cell office:value="-0.4151197671890259" office:value-type="float"/>
        </table:table-row>
        <table:table-row>
          <table:table-cell office:value="0.001795591711997985" office:value-type="float"/>
          <table:table-cell office:value="0.001795591711997985" office:value-type="float"/>
          <table:table-cell office:value="0.001795591711997985" office:value-type="float"/>
          <table:table-cell office:value="0.001795591711997985" office:value-type="float"/>
          <table:table-cell office:value="0.001795591711997985" office:value-type="float"/>
          <table:table-cell office:value="0.001795591711997985" office:value-type="float"/>
          <table:table-cell office:value="0.9794418906946281" office:value-type="float"/>
          <table:table-cell office:value="6" office:value-type="float"/>
          <table:table-cell office:value="-0.056560516357421875" office:value-type="float"/>
        </table:table-row>
        <table:table-row>
          <table:table-cell office:value="0.004948775172233581" office:value-type="float"/>
          <table:table-cell office:value="0.004948775172233581" office:value-type="float"/>
          <table:table-cell office:value="0.004948775172233581" office:value-type="float"/>
          <table:table-cell office:value="0.004948775172233581" office:value-type="float"/>
          <table:table-cell office:value="0.004948775172233581" office:value-type="float"/>
          <table:table-cell office:value="0.004948775172233581" office:value-type="float"/>
          <table:table-cell office:value="0.9717182001516673" office:value-type="float"/>
          <table:table-cell office:value="7" office:value-type="float"/>
          <table:table-cell office:value="0.31531834602355957" office:value-type="float"/>
        </table:table-row>
        <table:table-row>
          <table:table-cell office:value="0.0021053701639175406" office:value-type="float"/>
          <table:table-cell office:value="0.0021053701639175406" office:value-type="float"/>
          <table:table-cell office:value="0.0021053701639175406" office:value-type="float"/>
          <table:table-cell office:value="0.0021053701639175406" office:value-type="float"/>
          <table:table-cell office:value="0.0021053701639175406" office:value-type="float"/>
          <table:table-cell office:value="0.0021053701639175406" office:value-type="float"/>
          <table:table-cell office:value="0.9786830915541158" office:value-type="float"/>
          <table:table-cell office:value="8" office:value-type="float"/>
          <table:table-cell office:value="-0.284340500831604" office:value-type="float"/>
        </table:table-row>
        <table:table-row>
          <table:table-cell office:value="0.008579328656196594" office:value-type="float"/>
          <table:table-cell office:value="0.008579328656196594" office:value-type="float"/>
          <table:table-cell office:value="0.008579328656196594" office:value-type="float"/>
          <table:table-cell office:value="0.008579328656196594" office:value-type="float"/>
          <table:table-cell office:value="0.008579328656196594" office:value-type="float"/>
          <table:table-cell office:value="0.008579328656196594" office:value-type="float"/>
          <table:table-cell office:value="0.9628251966320742" office:value-type="float"/>
          <table:table-cell office:value="9" office:value-type="float"/>
          <table:table-cell office:value="0.6473958492279053" office:value-type="float"/>
        </table:table-row>
        <table:table-row>
          <table:table-cell office:value="0.017322877049446107" office:value-type="float"/>
          <table:table-cell office:value="0.017322877049446107" office:value-type="float"/>
          <table:table-cell office:value="0.017322877049446107" office:value-type="float"/>
          <table:table-cell office:value="0.017322877049446107" office:value-type="float"/>
          <table:table-cell office:value="0.017322877049446107" office:value-type="float"/>
          <table:table-cell office:value="0.017322877049446107" office:value-type="float"/>
          <table:table-cell office:value="0.9414079645272813" office:value-type="float"/>
          <table:table-cell office:value="10" office:value-type="float"/>
          <table:table-cell office:value="0.8743548393249512" office:value-type="float"/>
        </table:table-row>
        <table:table-row>
          <table:table-cell office:value="0.02011825501918793" office:value-type="float"/>
          <table:table-cell office:value="0.02011825501918793" office:value-type="float"/>
          <table:table-cell office:value="0.02011825501918793" office:value-type="float"/>
          <table:table-cell office:value="0.02011825501918793" office:value-type="float"/>
          <table:table-cell office:value="0.02011825501918793" office:value-type="float"/>
          <table:table-cell office:value="0.02011825501918793" office:value-type="float"/>
          <table:table-cell office:value="0.9345607148631966" office:value-type="float"/>
          <table:table-cell office:value="11" office:value-type="float"/>
          <table:table-cell office:value="0.27953779697418213" office:value-type="float"/>
        </table:table-row>
        <table:table-row>
          <table:table-cell office:value="0.02159605205059052" office:value-type="float"/>
          <table:table-cell office:value="0.02159605205059052" office:value-type="float"/>
          <table:table-cell office:value="0.02159605205059052" office:value-type="float"/>
          <table:table-cell office:value="0.02159605205059052" office:value-type="float"/>
          <table:table-cell office:value="0.02159605205059052" office:value-type="float"/>
          <table:table-cell office:value="0.02159605205059052" office:value-type="float"/>
          <table:table-cell office:value="0.9309408661928604" office:value-type="float"/>
          <table:table-cell office:value="12" office:value-type="float"/>
          <table:table-cell office:value="0.1477797031402588" office:value-type="float"/>
        </table:table-row>
        <table:table-row>
          <table:table-cell office:value="0.013350641727447514" office:value-type="float"/>
          <table:table-cell office:value="0.013350641727447514" office:value-type="float"/>
          <table:table-cell office:value="0.013350641727447514" office:value-type="float"/>
          <table:table-cell office:value="0.013350641727447514" office:value-type="float"/>
          <table:table-cell office:value="0.013350641727447514" office:value-type="float"/>
          <table:table-cell office:value="0.013350641727447514" office:value-type="float"/>
          <table:table-cell office:value="0.9511379142044378" office:value-type="float"/>
          <table:table-cell office:value="13" office:value-type="float"/>
          <table:table-cell office:value="-0.8245410323143005" office:value-type="float"/>
        </table:table-row>
        <table:table-row>
          <table:table-cell office:value="0.012679330110549931" office:value-type="float"/>
          <table:table-cell office:value="0.012679330110549931" office:value-type="float"/>
          <table:table-cell office:value="0.012679330110549931" office:value-type="float"/>
          <table:table-cell office:value="0.012679330110549931" office:value-type="float"/>
          <table:table-cell office:value="0.012679330110549931" office:value-type="float"/>
          <table:table-cell office:value="0.012679330110549931" office:value-type="float"/>
          <table:table-cell office:value="0.9527822851242396" office:value-type="float"/>
          <table:table-cell office:value="14" office:value-type="float"/>
          <table:table-cell office:value="-0.0671311616897583" office:value-type="float"/>
        </table:table-row>
        <table:table-row>
          <table:table-cell office:value="0.007239217758178715" office:value-type="float"/>
          <table:table-cell office:value="0.007239217758178715" office:value-type="float"/>
          <table:table-cell office:value="0.007239217758178715" office:value-type="float"/>
          <table:table-cell office:value="0.007239217758178715" office:value-type="float"/>
          <table:table-cell office:value="0.007239217758178715" office:value-type="float"/>
          <table:table-cell office:value="0.007239217758178715" office:value-type="float"/>
          <table:table-cell office:value="0.966107784530961" office:value-type="float"/>
          <table:table-cell office:value="15" office:value-type="float"/>
          <table:table-cell office:value="-0.5440112352371216" office:value-type="float"/>
        </table:table-row>
        <table:table-row>
          <table:table-cell office:value="0.012869131565093998" office:value-type="float"/>
          <table:table-cell office:value="0.012869131565093998" office:value-type="float"/>
          <table:table-cell office:value="0.012869131565093998" office:value-type="float"/>
          <table:table-cell office:value="0.012869131565093998" office:value-type="float"/>
          <table:table-cell office:value="0.012869131565093998" office:value-type="float"/>
          <table:table-cell office:value="0.012869131565093998" office:value-type="float"/>
          <table:table-cell office:value="0.9523173684081686" office:value-type="float"/>
          <table:table-cell office:value="16" office:value-type="float"/>
          <table:table-cell office:value="0.5629913806915283" office:value-type="float"/>
        </table:table-row>
        <table:table-row>
          <table:table-cell office:value="0.004643734693527225" office:value-type="float"/>
          <table:table-cell office:value="0.004643734693527225" office:value-type="float"/>
          <table:table-cell office:value="0.004643734693527225" office:value-type="float"/>
          <table:table-cell office:value="0.004643734693527225" office:value-type="float"/>
          <table:table-cell office:value="0.004643734693527225" office:value-type="float"/>
          <table:table-cell office:value="0.004643734693527225" office:value-type="float"/>
          <table:table-cell office:value="0.9724653936753922" office:value-type="float"/>
          <table:table-cell office:value="17" office:value-type="float"/>
          <table:table-cell office:value="-0.8225396871566772" office:value-type="float"/>
        </table:table-row>
        <table:table-row>
          <table:table-cell office:value="0.011404163837432865" office:value-type="float"/>
          <table:table-cell office:value="0.011404163837432865" office:value-type="float"/>
          <table:table-cell office:value="0.011404163837432865" office:value-type="float"/>
          <table:table-cell office:value="0.011404163837432865" office:value-type="float"/>
          <table:table-cell office:value="0.011404163837432865" office:value-type="float"/>
          <table:table-cell office:value="0.011404163837432865" office:value-type="float"/>
          <table:table-cell office:value="0.9559057918305829" office:value-type="float"/>
          <table:table-cell office:value="18" office:value-type="float"/>
          <table:table-cell office:value="0.676042914390564" office:value-type="float"/>
        </table:table-row>
        <table:table-row>
          <table:table-cell office:value="0.01944466590881348" office:value-type="float"/>
          <table:table-cell office:value="0.01944466590881348" office:value-type="float"/>
          <table:table-cell office:value="0.01944466590881348" office:value-type="float"/>
          <table:table-cell office:value="0.01944466590881348" office:value-type="float"/>
          <table:table-cell office:value="0.01944466590881348" office:value-type="float"/>
          <table:table-cell office:value="0.01944466590881348" office:value-type="float"/>
          <table:table-cell office:value="0.9362106644799092" office:value-type="float"/>
          <table:table-cell office:value="19" office:value-type="float"/>
          <table:table-cell office:value="0.8040502071380615" office:value-type="float"/>
        </table:table-row>
        <table:table-row>
          <table:table-cell office:value="0.027331740856170655" office:value-type="float"/>
          <table:table-cell office:value="0.027331740856170655" office:value-type="float"/>
          <table:table-cell office:value="0.027331740856170655" office:value-type="float"/>
          <table:table-cell office:value="0.027331740856170655" office:value-type="float"/>
          <table:table-cell office:value="0.027331740856170655" office:value-type="float"/>
          <table:table-cell office:value="0.027331740856170655" office:value-type="float"/>
          <table:table-cell office:value="0.9168913552957957" office:value-type="float"/>
          <table:table-cell office:value="20" office:value-type="float"/>
          <table:table-cell office:value="0.7887074947357178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259558320045471" office:value-type="float"/>
          <table:table-cell office:value="-0.004259558320045471" office:value-type="float"/>
          <table:table-cell office:value="-0.004259558320045471" office:value-type="float"/>
          <table:table-cell office:value="-0.004259558320045471" office:value-type="float"/>
          <table:table-cell office:value="-0.004259558320045471" office:value-type="float"/>
          <table:table-cell office:value="-0.004259558320045471" office:value-type="float"/>
          <table:table-cell office:value="0.9681533867622671" office:value-type="float"/>
          <table:table-cell office:value="1" office:value-type="float"/>
          <table:table-cell office:value="-0.4259558320045471" office:value-type="float"/>
        </table:table-row>
        <table:table-row>
          <table:table-cell office:value="0.0010501044988632203" office:value-type="float"/>
          <table:table-cell office:value="0.0010501044988632203" office:value-type="float"/>
          <table:table-cell office:value="0.0010501044988632203" office:value-type="float"/>
          <table:table-cell office:value="0.0010501044988632203" office:value-type="float"/>
          <table:table-cell office:value="0.0010501044988632203" office:value-type="float"/>
          <table:table-cell office:value="0.0010501044988632203" office:value-type="float"/>
          <table:table-cell office:value="0.9551474221497132" office:value-type="float"/>
          <table:table-cell office:value="2" office:value-type="float"/>
          <table:table-cell office:value="0.5309662818908691" office:value-type="float"/>
        </table:table-row>
        <table:table-row>
          <table:table-cell office:value="-0.007963610887527468" office:value-type="float"/>
          <table:table-cell office:value="-0.007963610887527468" office:value-type="float"/>
          <table:table-cell office:value="-0.007963610887527468" office:value-type="float"/>
          <table:table-cell office:value="-0.007963610887527468" office:value-type="float"/>
          <table:table-cell office:value="-0.007963610887527468" office:value-type="float"/>
          <table:table-cell office:value="-0.007963610887527468" office:value-type="float"/>
          <table:table-cell office:value="0.9772264255330441" office:value-type="float"/>
          <table:table-cell office:value="3" office:value-type="float"/>
          <table:table-cell office:value="-0.9013715386390686" office:value-type="float"/>
        </table:table-row>
        <table:table-row>
          <table:table-cell office:value="-0.005447535514831545" office:value-type="float"/>
          <table:table-cell office:value="-0.005447535514831545" office:value-type="float"/>
          <table:table-cell office:value="-0.005447535514831545" office:value-type="float"/>
          <table:table-cell office:value="-0.005447535514831545" office:value-type="float"/>
          <table:table-cell office:value="-0.005447535514831545" office:value-type="float"/>
          <table:table-cell office:value="-0.005447535514831545" office:value-type="float"/>
          <table:table-cell office:value="0.971063324715556" office:value-type="float"/>
          <table:table-cell office:value="4" office:value-type="float"/>
          <table:table-cell office:value="0.2516075372695923" office:value-type="float"/>
        </table:table-row>
        <table:table-row>
          <table:table-cell office:value="-5.964159965515369e-05" office:value-type="float"/>
          <table:table-cell office:value="-5.964159965515369e-05" office:value-type="float"/>
          <table:table-cell office:value="-5.964159965515369e-05" office:value-type="float"/>
          <table:table-cell office:value="-5.964159965515369e-05" office:value-type="float"/>
          <table:table-cell office:value="-5.964159965515369e-05" office:value-type="float"/>
          <table:table-cell office:value="-5.964159965515369e-05" office:value-type="float"/>
          <table:table-cell office:value="0.9578657338351275" office:value-type="float"/>
          <table:table-cell office:value="5" office:value-type="float"/>
          <table:table-cell office:value="0.5387893915176392" office:value-type="float"/>
        </table:table-row>
        <table:table-row>
          <table:table-cell office:value="0.00860599637031555" office:value-type="float"/>
          <table:table-cell office:value="0.00860599637031555" office:value-type="float"/>
          <table:table-cell office:value="0.00860599637031555" office:value-type="float"/>
          <table:table-cell office:value="0.00860599637031555" office:value-type="float"/>
          <table:table-cell office:value="0.00860599637031555" office:value-type="float"/>
          <table:table-cell office:value="0.00860599637031555" office:value-type="float"/>
          <table:table-cell office:value="0.9366393425130118" office:value-type="float"/>
          <table:table-cell office:value="6" office:value-type="float"/>
          <table:table-cell office:value="0.8665637969970703" office:value-type="float"/>
        </table:table-row>
        <table:table-row>
          <table:table-cell office:value="0.012775667905807492" office:value-type="float"/>
          <table:table-cell office:value="0.012775667905807492" office:value-type="float"/>
          <table:table-cell office:value="0.012775667905807492" office:value-type="float"/>
          <table:table-cell office:value="0.012775667905807492" office:value-type="float"/>
          <table:table-cell office:value="0.012775667905807492" office:value-type="float"/>
          <table:table-cell office:value="0.012775667905807492" office:value-type="float"/>
          <table:table-cell office:value="0.9264257748560494" office:value-type="float"/>
          <table:table-cell office:value="7" office:value-type="float"/>
          <table:table-cell office:value="0.41696715354919434" office:value-type="float"/>
        </table:table-row>
        <table:table-row>
          <table:table-cell office:value="0.004385652542114255" office:value-type="float"/>
          <table:table-cell office:value="0.004385652542114255" office:value-type="float"/>
          <table:table-cell office:value="0.004385652542114255" office:value-type="float"/>
          <table:table-cell office:value="0.004385652542114255" office:value-type="float"/>
          <table:table-cell office:value="0.004385652542114255" office:value-type="float"/>
          <table:table-cell office:value="0.004385652542114255" office:value-type="float"/>
          <table:table-cell office:value="0.9469770314312093" office:value-type="float"/>
          <table:table-cell office:value="8" office:value-type="float"/>
          <table:table-cell office:value="-0.8390015363693237" office:value-type="float"/>
        </table:table-row>
        <table:table-row>
          <table:table-cell office:value="-0.0010230743885040316" office:value-type="float"/>
          <table:table-cell office:value="-0.0010230743885040316" office:value-type="float"/>
          <table:table-cell office:value="-0.0010230743885040316" office:value-type="float"/>
          <table:table-cell office:value="-0.0010230743885040316" office:value-type="float"/>
          <table:table-cell office:value="-0.0010230743885040316" office:value-type="float"/>
          <table:table-cell office:value="-0.0010230743885040316" office:value-type="float"/>
          <table:table-cell office:value="0.9602256525692738" office:value-type="float"/>
          <table:table-cell office:value="9" office:value-type="float"/>
          <table:table-cell office:value="-0.5408726930618286" office:value-type="float"/>
        </table:table-row>
        <table:table-row>
          <table:table-cell office:value="0.00843010067939758" office:value-type="float"/>
          <table:table-cell office:value="0.00843010067939758" office:value-type="float"/>
          <table:table-cell office:value="0.00843010067939758" office:value-type="float"/>
          <table:table-cell office:value="0.00843010067939758" office:value-type="float"/>
          <table:table-cell office:value="0.00843010067939758" office:value-type="float"/>
          <table:table-cell office:value="0.00843010067939758" office:value-type="float"/>
          <table:table-cell office:value="0.9370701972037152" office:value-type="float"/>
          <table:table-cell office:value="10" office:value-type="float"/>
          <table:table-cell office:value="0.9453175067901611" office:value-type="float"/>
        </table:table-row>
        <table:table-row>
          <table:table-cell office:value="-0.0015319299697876022" office:value-type="float"/>
          <table:table-cell office:value="-0.0015319299697876022" office:value-type="float"/>
          <table:table-cell office:value="-0.0015319299697876022" office:value-type="float"/>
          <table:table-cell office:value="-0.0015319299697876022" office:value-type="float"/>
          <table:table-cell office:value="-0.0015319299697876022" office:value-type="float"/>
          <table:table-cell office:value="-0.0015319299697876022" office:value-type="float"/>
          <table:table-cell office:value="0.9614720890961859" office:value-type="float"/>
          <table:table-cell office:value="11" office:value-type="float"/>
          <table:table-cell office:value="-0.9962030649185181" office:value-type="float"/>
        </table:table-row>
        <table:table-row>
          <table:table-cell office:value="0.007078852653503413" office:value-type="float"/>
          <table:table-cell office:value="0.007078852653503413" office:value-type="float"/>
          <table:table-cell office:value="0.007078852653503413" office:value-type="float"/>
          <table:table-cell office:value="0.007078852653503413" office:value-type="float"/>
          <table:table-cell office:value="0.007078852653503413" office:value-type="float"/>
          <table:table-cell office:value="0.007078852653503413" office:value-type="float"/>
          <table:table-cell office:value="0.9403800653830989" office:value-type="float"/>
          <table:table-cell office:value="12" office:value-type="float"/>
          <table:table-cell office:value="0.8610782623291016" office:value-type="float"/>
        </table:table-row>
        <table:table-row>
          <table:table-cell office:value="0.0008574223518371532" office:value-type="float"/>
          <table:table-cell office:value="0.0008574223518371532" office:value-type="float"/>
          <table:table-cell office:value="0.0008574223518371532" office:value-type="float"/>
          <table:table-cell office:value="0.0008574223518371532" office:value-type="float"/>
          <table:table-cell office:value="0.0008574223518371532" office:value-type="float"/>
          <table:table-cell office:value="0.0008574223518371532" office:value-type="float"/>
          <table:table-cell office:value="0.955619395092471" office:value-type="float"/>
          <table:table-cell office:value="13" office:value-type="float"/>
          <table:table-cell office:value="-0.622143030166626" office:value-type="float"/>
        </table:table-row>
        <table:table-row>
          <table:table-cell office:value="0.010289428234100338" office:value-type="float"/>
          <table:table-cell office:value="0.010289428234100338" office:value-type="float"/>
          <table:table-cell office:value="0.010289428234100338" office:value-type="float"/>
          <table:table-cell office:value="0.010289428234100338" office:value-type="float"/>
          <table:table-cell office:value="0.010289428234100338" office:value-type="float"/>
          <table:table-cell office:value="0.010289428234100338" office:value-type="float"/>
          <table:table-cell office:value="0.9325157934299966" office:value-type="float"/>
          <table:table-cell office:value="14" office:value-type="float"/>
          <table:table-cell office:value="0.9432005882263184" office:value-type="float"/>
        </table:table-row>
        <table:table-row>
          <table:table-cell office:value="0.014185271263122554" office:value-type="float"/>
          <table:table-cell office:value="0.014185271263122554" office:value-type="float"/>
          <table:table-cell office:value="0.014185271263122554" office:value-type="float"/>
          <table:table-cell office:value="0.014185271263122554" office:value-type="float"/>
          <table:table-cell office:value="0.014185271263122554" office:value-type="float"/>
          <table:table-cell office:value="0.014185271263122554" office:value-type="float"/>
          <table:table-cell office:value="0.9229729658909134" office:value-type="float"/>
          <table:table-cell office:value="15" office:value-type="float"/>
          <table:table-cell office:value="0.3895843029022217" office:value-type="float"/>
        </table:table-row>
        <table:table-row>
          <table:table-cell office:value="0.014435520172119137" office:value-type="float"/>
          <table:table-cell office:value="0.014435520172119137" office:value-type="float"/>
          <table:table-cell office:value="0.014435520172119137" office:value-type="float"/>
          <table:table-cell office:value="0.014435520172119137" office:value-type="float"/>
          <table:table-cell office:value="0.014435520172119137" office:value-type="float"/>
          <table:table-cell office:value="0.014435520172119137" office:value-type="float"/>
          <table:table-cell office:value="0.9223599837551836" office:value-type="float"/>
          <table:table-cell office:value="16" office:value-type="float"/>
          <table:table-cell office:value="0.025024890899658203" office:value-type="float"/>
        </table:table-row>
        <table:table-row>
          <table:table-cell office:value="0.008588421940803524" office:value-type="float"/>
          <table:table-cell office:value="0.008588421940803524" office:value-type="float"/>
          <table:table-cell office:value="0.008588421940803524" office:value-type="float"/>
          <table:table-cell office:value="0.008588421940803524" office:value-type="float"/>
          <table:table-cell office:value="0.008588421940803524" office:value-type="float"/>
          <table:table-cell office:value="0.008588421940803524" office:value-type="float"/>
          <table:table-cell office:value="0.9366823908978368" office:value-type="float"/>
          <table:table-cell office:value="17" office:value-type="float"/>
          <table:table-cell office:value="-0.5847098231315613" office:value-type="float"/>
        </table:table-row>
        <table:table-row>
          <table:table-cell office:value="0.0008839529752731282" office:value-type="float"/>
          <table:table-cell office:value="0.0008839529752731282" office:value-type="float"/>
          <table:table-cell office:value="0.0008839529752731282" office:value-type="float"/>
          <table:table-cell office:value="0.0008839529752731282" office:value-type="float"/>
          <table:table-cell office:value="0.0008839529752731282" office:value-type="float"/>
          <table:table-cell office:value="0.0008839529752731282" office:value-type="float"/>
          <table:table-cell office:value="0.9555544086024949" office:value-type="float"/>
          <table:table-cell office:value="18" office:value-type="float"/>
          <table:table-cell office:value="-0.7704468965530396" office:value-type="float"/>
        </table:table-row>
        <table:table-row>
          <table:table-cell office:value="0.008538399338722226" office:value-type="float"/>
          <table:table-cell office:value="0.008538399338722226" office:value-type="float"/>
          <table:table-cell office:value="0.008538399338722226" office:value-type="float"/>
          <table:table-cell office:value="0.008538399338722226" office:value-type="float"/>
          <table:table-cell office:value="0.008538399338722226" office:value-type="float"/>
          <table:table-cell office:value="0.008538399338722226" office:value-type="float"/>
          <table:table-cell office:value="0.9368049207485423" office:value-type="float"/>
          <table:table-cell office:value="19" office:value-type="float"/>
          <table:table-cell office:value="0.7654446363449097" office:value-type="float"/>
        </table:table-row>
        <table:table-row>
          <table:table-cell office:value="-0.000196046829223636" office:value-type="float"/>
          <table:table-cell office:value="-0.000196046829223636" office:value-type="float"/>
          <table:table-cell office:value="-0.000196046829223636" office:value-type="float"/>
          <table:table-cell office:value="-0.000196046829223636" office:value-type="float"/>
          <table:table-cell office:value="-0.000196046829223636" office:value-type="float"/>
          <table:table-cell office:value="-0.000196046829223636" office:value-type="float"/>
          <table:table-cell office:value="0.9581998570458176" office:value-type="float"/>
          <table:table-cell office:value="20" office:value-type="float"/>
          <table:table-cell office:value="-0.8734446167945862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918977737426757" office:value-type="float"/>
          <table:table-cell office:value="0.007918977737426757" office:value-type="float"/>
          <table:table-cell office:value="0.007918977737426757" office:value-type="float"/>
          <table:table-cell office:value="0.007918977737426757" office:value-type="float"/>
          <table:table-cell office:value="0.007918977737426757" office:value-type="float"/>
          <table:table-cell office:value="0.007918977737426757" office:value-type="float"/>
          <table:table-cell office:value="0.9524753375524764" office:value-type="float"/>
          <table:table-cell office:value="1" office:value-type="float"/>
          <table:table-cell office:value="0.7918977737426758" office:value-type="float"/>
        </table:table-row>
        <table:table-row>
          <table:table-cell office:value="0.006678175926208496" office:value-type="float"/>
          <table:table-cell office:value="0.006678175926208496" office:value-type="float"/>
          <table:table-cell office:value="0.006678175926208496" office:value-type="float"/>
          <table:table-cell office:value="0.006678175926208496" office:value-type="float"/>
          <table:table-cell office:value="0.006678175926208496" office:value-type="float"/>
          <table:table-cell office:value="0.006678175926208496" office:value-type="float"/>
          <table:table-cell office:value="0.9555146688618823" office:value-type="float"/>
          <table:table-cell office:value="2" office:value-type="float"/>
          <table:table-cell office:value="-0.12408018112182617" office:value-type="float"/>
        </table:table-row>
        <table:table-row>
          <table:table-cell office:value="0.010535889863967895" office:value-type="float"/>
          <table:table-cell office:value="0.010535889863967895" office:value-type="float"/>
          <table:table-cell office:value="0.010535889863967895" office:value-type="float"/>
          <table:table-cell office:value="0.010535889863967895" office:value-type="float"/>
          <table:table-cell office:value="0.010535889863967895" office:value-type="float"/>
          <table:table-cell office:value="0.010535889863967895" office:value-type="float"/>
          <table:table-cell office:value="0.9460652381407489" office:value-type="float"/>
          <table:table-cell office:value="3" office:value-type="float"/>
          <table:table-cell office:value="0.38577139377593994" office:value-type="float"/>
        </table:table-row>
        <table:table-row>
          <table:table-cell office:value="0.013720451593399047" office:value-type="float"/>
          <table:table-cell office:value="0.013720451593399047" office:value-type="float"/>
          <table:table-cell office:value="0.013720451593399047" office:value-type="float"/>
          <table:table-cell office:value="0.013720451593399047" office:value-type="float"/>
          <table:table-cell office:value="0.013720451593399047" office:value-type="float"/>
          <table:table-cell office:value="0.013720451593399047" office:value-type="float"/>
          <table:table-cell office:value="0.9382646868492475" office:value-type="float"/>
          <table:table-cell office:value="4" office:value-type="float"/>
          <table:table-cell office:value="0.31845617294311523" office:value-type="float"/>
        </table:table-row>
        <table:table-row>
          <table:table-cell office:value="0.019289883375167845" office:value-type="float"/>
          <table:table-cell office:value="0.019289883375167845" office:value-type="float"/>
          <table:table-cell office:value="0.019289883375167845" office:value-type="float"/>
          <table:table-cell office:value="0.019289883375167845" office:value-type="float"/>
          <table:table-cell office:value="0.019289883375167845" office:value-type="float"/>
          <table:table-cell office:value="0.019289883375167845" office:value-type="float"/>
          <table:table-cell office:value="0.9246224208266742" office:value-type="float"/>
          <table:table-cell office:value="5" office:value-type="float"/>
          <table:table-cell office:value="0.5569431781768799" office:value-type="float"/>
        </table:table-row>
        <table:table-row>
          <table:table-cell office:value="0.02886680960655212" office:value-type="float"/>
          <table:table-cell office:value="0.02886680960655212" office:value-type="float"/>
          <table:table-cell office:value="0.02886680960655212" office:value-type="float"/>
          <table:table-cell office:value="0.02886680960655212" office:value-type="float"/>
          <table:table-cell office:value="0.02886680960655212" office:value-type="float"/>
          <table:table-cell office:value="0.02886680960655212" office:value-type="float"/>
          <table:table-cell office:value="0.9011638382555073" office:value-type="float"/>
          <table:table-cell office:value="6" office:value-type="float"/>
          <table:table-cell office:value="0.9576926231384277" office:value-type="float"/>
        </table:table-row>
        <table:table-row>
          <table:table-cell office:value="0.029524608850479122" office:value-type="float"/>
          <table:table-cell office:value="0.029524608850479122" office:value-type="float"/>
          <table:table-cell office:value="0.029524608850479122" office:value-type="float"/>
          <table:table-cell office:value="0.029524608850479122" office:value-type="float"/>
          <table:table-cell office:value="0.029524608850479122" office:value-type="float"/>
          <table:table-cell office:value="0.029524608850479122" office:value-type="float"/>
          <table:table-cell office:value="0.8995525657546976" office:value-type="float"/>
          <table:table-cell office:value="7" office:value-type="float"/>
          <table:table-cell office:value="0.0657799243927002" office:value-type="float"/>
        </table:table-row>
        <table:table-row>
          <table:table-cell office:value="0.01959330022335052" office:value-type="float"/>
          <table:table-cell office:value="0.01959330022335052" office:value-type="float"/>
          <table:table-cell office:value="0.01959330022335052" office:value-type="float"/>
          <table:table-cell office:value="0.01959330022335052" office:value-type="float"/>
          <table:table-cell office:value="0.01959330022335052" office:value-type="float"/>
          <table:table-cell office:value="0.01959330022335052" office:value-type="float"/>
          <table:table-cell office:value="0.9238792043692632" office:value-type="float"/>
          <table:table-cell office:value="8" office:value-type="float"/>
          <table:table-cell office:value="-0.9931308627128601" office:value-type="float"/>
        </table:table-row>
        <table:table-row>
          <table:table-cell office:value="0.0273284500837326" office:value-type="float"/>
          <table:table-cell office:value="0.0273284500837326" office:value-type="float"/>
          <table:table-cell office:value="0.0273284500837326" office:value-type="float"/>
          <table:table-cell office:value="0.0273284500837326" office:value-type="float"/>
          <table:table-cell office:value="0.0273284500837326" office:value-type="float"/>
          <table:table-cell office:value="0.0273284500837326" office:value-type="float"/>
          <table:table-cell office:value="0.9049320341273664" office:value-type="float"/>
          <table:table-cell office:value="9" office:value-type="float"/>
          <table:table-cell office:value="0.773514986038208" office:value-type="float"/>
        </table:table-row>
        <table:table-row>
          <table:table-cell office:value="0.017906793355941766" office:value-type="float"/>
          <table:table-cell office:value="0.017906793355941766" office:value-type="float"/>
          <table:table-cell office:value="0.017906793355941766" office:value-type="float"/>
          <table:table-cell office:value="0.017906793355941766" office:value-type="float"/>
          <table:table-cell office:value="0.017906793355941766" office:value-type="float"/>
          <table:table-cell office:value="0.017906793355941766" office:value-type="float"/>
          <table:table-cell office:value="0.9280102856421143" office:value-type="float"/>
          <table:table-cell office:value="10" office:value-type="float"/>
          <table:table-cell office:value="-0.9421656727790833" office:value-type="float"/>
        </table:table-row>
        <table:table-row>
          <table:table-cell office:value="0.01829846262931823" office:value-type="float"/>
          <table:table-cell office:value="0.01829846262931823" office:value-type="float"/>
          <table:table-cell office:value="0.01829846262931823" office:value-type="float"/>
          <table:table-cell office:value="0.01829846262931823" office:value-type="float"/>
          <table:table-cell office:value="0.01829846262931823" office:value-type="float"/>
          <table:table-cell office:value="0.01829846262931823" office:value-type="float"/>
          <table:table-cell office:value="0.9270508957744152" office:value-type="float"/>
          <table:table-cell office:value="11" office:value-type="float"/>
          <table:table-cell office:value="0.039166927337646484" office:value-type="float"/>
        </table:table-row>
        <table:table-row>
          <table:table-cell office:value="0.012752795815467828" office:value-type="float"/>
          <table:table-cell office:value="0.012752795815467828" office:value-type="float"/>
          <table:table-cell office:value="0.012752795815467828" office:value-type="float"/>
          <table:table-cell office:value="0.012752795815467828" office:value-type="float"/>
          <table:table-cell office:value="0.012752795815467828" office:value-type="float"/>
          <table:table-cell office:value="0.012752795815467828" office:value-type="float"/>
          <table:table-cell office:value="0.9406349497518349" office:value-type="float"/>
          <table:table-cell office:value="12" office:value-type="float"/>
          <table:table-cell office:value="-0.5545666813850403" office:value-type="float"/>
        </table:table-row>
        <table:table-row>
          <table:table-cell office:value="0.0043803721666336" office:value-type="float"/>
          <table:table-cell office:value="0.0043803721666336" office:value-type="float"/>
          <table:table-cell office:value="0.0043803721666336" office:value-type="float"/>
          <table:table-cell office:value="0.0043803721666336" office:value-type="float"/>
          <table:table-cell office:value="0.0043803721666336" office:value-type="float"/>
          <table:table-cell office:value="0.0043803721666336" office:value-type="float"/>
          <table:table-cell office:value="0.9611431156018897" office:value-type="float"/>
          <table:table-cell office:value="13" office:value-type="float"/>
          <table:table-cell office:value="-0.8372423648834229" office:value-type="float"/>
        </table:table-row>
        <table:table-row>
          <table:table-cell office:value="0.012907794117927545" office:value-type="float"/>
          <table:table-cell office:value="0.012907794117927545" office:value-type="float"/>
          <table:table-cell office:value="0.012907794117927545" office:value-type="float"/>
          <table:table-cell office:value="0.012907794117927545" office:value-type="float"/>
          <table:table-cell office:value="0.012907794117927545" office:value-type="float"/>
          <table:table-cell office:value="0.012907794117927545" office:value-type="float"/>
          <table:table-cell office:value="0.940255282999811" office:value-type="float"/>
          <table:table-cell office:value="14" office:value-type="float"/>
          <table:table-cell office:value="0.8527421951293945" office:value-type="float"/>
        </table:table-row>
        <table:table-row>
          <table:table-cell office:value="0.020096825957298274" office:value-type="float"/>
          <table:table-cell office:value="0.020096825957298274" office:value-type="float"/>
          <table:table-cell office:value="0.020096825957298274" office:value-type="float"/>
          <table:table-cell office:value="0.020096825957298274" office:value-type="float"/>
          <table:table-cell office:value="0.020096825957298274" office:value-type="float"/>
          <table:table-cell office:value="0.020096825957298274" office:value-type="float"/>
          <table:table-cell office:value="0.9226458232487307" office:value-type="float"/>
          <table:table-cell office:value="15" office:value-type="float"/>
          <table:table-cell office:value="0.7189031839370728" office:value-type="float"/>
        </table:table-row>
        <table:table-row>
          <table:table-cell office:value="0.026454178690910334" office:value-type="float"/>
          <table:table-cell office:value="0.026454178690910334" office:value-type="float"/>
          <table:table-cell office:value="0.026454178690910334" office:value-type="float"/>
          <table:table-cell office:value="0.026454178690910334" office:value-type="float"/>
          <table:table-cell office:value="0.026454178690910334" office:value-type="float"/>
          <table:table-cell office:value="0.026454178690910334" office:value-type="float"/>
          <table:table-cell office:value="0.9070735529364934" office:value-type="float"/>
          <table:table-cell office:value="16" office:value-type="float"/>
          <table:table-cell office:value="0.635735273361206" office:value-type="float"/>
        </table:table-row>
        <table:table-row>
          <table:table-cell office:value="0.02395334422588348" office:value-type="float"/>
          <table:table-cell office:value="0.02395334422588348" office:value-type="float"/>
          <table:table-cell office:value="0.02395334422588348" office:value-type="float"/>
          <table:table-cell office:value="0.02395334422588348" office:value-type="float"/>
          <table:table-cell office:value="0.02395334422588348" office:value-type="float"/>
          <table:table-cell office:value="0.02395334422588348" office:value-type="float"/>
          <table:table-cell office:value="0.9131993213069753" office:value-type="float"/>
          <table:table-cell office:value="17" office:value-type="float"/>
          <table:table-cell office:value="-0.25008344650268555" office:value-type="float"/>
        </table:table-row>
        <table:table-row>
          <table:table-cell office:value="0.029755641818046567" office:value-type="float"/>
          <table:table-cell office:value="0.029755641818046567" office:value-type="float"/>
          <table:table-cell office:value="0.029755641818046567" office:value-type="float"/>
          <table:table-cell office:value="0.029755641818046567" office:value-type="float"/>
          <table:table-cell office:value="0.029755641818046567" office:value-type="float"/>
          <table:table-cell office:value="0.029755641818046567" office:value-type="float"/>
          <table:table-cell office:value="0.8989866528703964" office:value-type="float"/>
          <table:table-cell office:value="18" office:value-type="float"/>
          <table:table-cell office:value="0.5802297592163086" office:value-type="float"/>
        </table:table-row>
        <table:table-row>
          <table:table-cell office:value="0.02309269607067108" office:value-type="float"/>
          <table:table-cell office:value="0.02309269607067108" office:value-type="float"/>
          <table:table-cell office:value="0.02309269607067108" office:value-type="float"/>
          <table:table-cell office:value="0.02309269607067108" office:value-type="float"/>
          <table:table-cell office:value="0.02309269607067108" office:value-type="float"/>
          <table:table-cell office:value="0.02309269607067108" office:value-type="float"/>
          <table:table-cell office:value="0.9153074701353134" office:value-type="float"/>
          <table:table-cell office:value="19" office:value-type="float"/>
          <table:table-cell office:value="-0.6662945747375488" office:value-type="float"/>
        </table:table-row>
        <table:table-row>
          <table:table-cell office:value="0.022369128465652463" office:value-type="float"/>
          <table:table-cell office:value="0.022369128465652463" office:value-type="float"/>
          <table:table-cell office:value="0.022369128465652463" office:value-type="float"/>
          <table:table-cell office:value="0.022369128465652463" office:value-type="float"/>
          <table:table-cell office:value="0.022369128465652463" office:value-type="float"/>
          <table:table-cell office:value="0.022369128465652463" office:value-type="float"/>
          <table:table-cell office:value="0.9170798415620167" office:value-type="float"/>
          <table:table-cell office:value="20" office:value-type="float"/>
          <table:table-cell office:value="-0.07235676050186157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099757671356201" office:value-type="float"/>
          <table:table-cell office:value="0.004099757671356201" office:value-type="float"/>
          <table:table-cell office:value="0.004099757671356201" office:value-type="float"/>
          <table:table-cell office:value="0.004099757671356201" office:value-type="float"/>
          <table:table-cell office:value="0.004099757671356201" office:value-type="float"/>
          <table:table-cell office:value="0.004099757671356201" office:value-type="float"/>
          <table:table-cell office:value="0.9529115133734805" office:value-type="float"/>
          <table:table-cell office:value="1" office:value-type="float"/>
          <table:table-cell office:value="0.4099757671356201" office:value-type="float"/>
        </table:table-row>
        <table:table-row>
          <table:table-cell office:value="-0.0047854757308959965" office:value-type="float"/>
          <table:table-cell office:value="-0.0047854757308959965" office:value-type="float"/>
          <table:table-cell office:value="-0.0047854757308959965" office:value-type="float"/>
          <table:table-cell office:value="-0.0047854757308959965" office:value-type="float"/>
          <table:table-cell office:value="-0.0047854757308959965" office:value-type="float"/>
          <table:table-cell office:value="-0.0047854757308959965" office:value-type="float"/>
          <table:table-cell office:value="0.9311472252924292" office:value-type="float"/>
          <table:table-cell office:value="2" office:value-type="float"/>
          <table:table-cell office:value="-0.8885233402252197" office:value-type="float"/>
        </table:table-row>
        <table:table-row>
          <table:table-cell office:value="0.002652466297149658" office:value-type="float"/>
          <table:table-cell office:value="0.002652466297149658" office:value-type="float"/>
          <table:table-cell office:value="0.002652466297149658" office:value-type="float"/>
          <table:table-cell office:value="0.002652466297149658" office:value-type="float"/>
          <table:table-cell office:value="0.002652466297149658" office:value-type="float"/>
          <table:table-cell office:value="0.002652466297149658" office:value-type="float"/>
          <table:table-cell office:value="0.9493663879975429" office:value-type="float"/>
          <table:table-cell office:value="3" office:value-type="float"/>
          <table:table-cell office:value="0.7437942028045654" office:value-type="float"/>
        </table:table-row>
        <table:table-row>
          <table:table-cell office:value="0.008322110176086426" office:value-type="float"/>
          <table:table-cell office:value="0.008322110176086426" office:value-type="float"/>
          <table:table-cell office:value="0.008322110176086426" office:value-type="float"/>
          <table:table-cell office:value="0.008322110176086426" office:value-type="float"/>
          <table:table-cell office:value="0.008322110176086426" office:value-type="float"/>
          <table:table-cell office:value="0.008322110176086426" office:value-type="float"/>
          <table:table-cell office:value="0.963254122524232" office:value-type="float"/>
          <table:table-cell office:value="4" office:value-type="float"/>
          <table:table-cell office:value="0.5669643878936768" office:value-type="float"/>
        </table:table-row>
        <table:table-row>
          <table:table-cell office:value="0.005185456871986389" office:value-type="float"/>
          <table:table-cell office:value="0.005185456871986389" office:value-type="float"/>
          <table:table-cell office:value="0.005185456871986389" office:value-type="float"/>
          <table:table-cell office:value="0.005185456871986389" office:value-type="float"/>
          <table:table-cell office:value="0.005185456871986389" office:value-type="float"/>
          <table:table-cell office:value="0.005185456871986389" office:value-type="float"/>
          <table:table-cell office:value="0.955570922429172" office:value-type="float"/>
          <table:table-cell office:value="5" office:value-type="float"/>
          <table:table-cell office:value="-0.31366533041000366" office:value-type="float"/>
        </table:table-row>
        <table:table-row>
          <table:table-cell office:value="-0.0017865139245986945" office:value-type="float"/>
          <table:table-cell office:value="-0.0017865139245986945" office:value-type="float"/>
          <table:table-cell office:value="-0.0017865139245986945" office:value-type="float"/>
          <table:table-cell office:value="-0.0017865139245986945" office:value-type="float"/>
          <table:table-cell office:value="-0.0017865139245986945" office:value-type="float"/>
          <table:table-cell office:value="-0.0017865139245986945" office:value-type="float"/>
          <table:table-cell office:value="0.938493151475953" office:value-type="float"/>
          <table:table-cell office:value="6" office:value-type="float"/>
          <table:table-cell office:value="-0.6971970796585083" office:value-type="float"/>
        </table:table-row>
        <table:table-row>
          <table:table-cell office:value="0.006429206728935242" office:value-type="float"/>
          <table:table-cell office:value="0.006429206728935242" office:value-type="float"/>
          <table:table-cell office:value="0.006429206728935242" office:value-type="float"/>
          <table:table-cell office:value="0.006429206728935242" office:value-type="float"/>
          <table:table-cell office:value="0.006429206728935242" office:value-type="float"/>
          <table:table-cell office:value="0.006429206728935242" office:value-type="float"/>
          <table:table-cell office:value="0.9586174749463563" office:value-type="float"/>
          <table:table-cell office:value="7" office:value-type="float"/>
          <table:table-cell office:value="0.8215720653533936" office:value-type="float"/>
        </table:table-row>
        <table:table-row>
          <table:table-cell office:value="0.003037824034690857" office:value-type="float"/>
          <table:table-cell office:value="0.003037824034690857" office:value-type="float"/>
          <table:table-cell office:value="0.003037824034690857" office:value-type="float"/>
          <table:table-cell office:value="0.003037824034690857" office:value-type="float"/>
          <table:table-cell office:value="0.003037824034690857" office:value-type="float"/>
          <table:table-cell office:value="0.003037824034690857" office:value-type="float"/>
          <table:table-cell office:value="0.9503103178229523" office:value-type="float"/>
          <table:table-cell office:value="8" office:value-type="float"/>
          <table:table-cell office:value="-0.3391382694244385" office:value-type="float"/>
        </table:table-row>
        <table:table-row>
          <table:table-cell office:value="-0.002496460676193237" office:value-type="float"/>
          <table:table-cell office:value="-0.002496460676193237" office:value-type="float"/>
          <table:table-cell office:value="-0.002496460676193237" office:value-type="float"/>
          <table:table-cell office:value="-0.002496460676193237" office:value-type="float"/>
          <table:table-cell office:value="-0.002496460676193237" office:value-type="float"/>
          <table:table-cell office:value="-0.002496460676193237" office:value-type="float"/>
          <table:table-cell office:value="0.9367541441899999" office:value-type="float"/>
          <table:table-cell office:value="9" office:value-type="float"/>
          <table:table-cell office:value="-0.5534284710884094" office:value-type="float"/>
        </table:table-row>
        <table:table-row>
          <table:table-cell office:value="-0.010631068348884583" office:value-type="float"/>
          <table:table-cell office:value="-0.010631068348884583" office:value-type="float"/>
          <table:table-cell office:value="-0.010631068348884583" office:value-type="float"/>
          <table:table-cell office:value="-0.010631068348884583" office:value-type="float"/>
          <table:table-cell office:value="-0.010631068348884583" office:value-type="float"/>
          <table:table-cell office:value="-0.010631068348884583" office:value-type="float"/>
          <table:table-cell office:value="0.9168285061341771" office:value-type="float"/>
          <table:table-cell office:value="10" office:value-type="float"/>
          <table:table-cell office:value="-0.8134607672691345" office:value-type="float"/>
        </table:table-row>
        <table:table-row>
          <table:table-cell office:value="-0.009366208910942078" office:value-type="float"/>
          <table:table-cell office:value="-0.009366208910942078" office:value-type="float"/>
          <table:table-cell office:value="-0.009366208910942078" office:value-type="float"/>
          <table:table-cell office:value="-0.009366208910942078" office:value-type="float"/>
          <table:table-cell office:value="-0.009366208910942078" office:value-type="float"/>
          <table:table-cell office:value="-0.009366208910942078" office:value-type="float"/>
          <table:table-cell office:value="0.9199267663534798" office:value-type="float"/>
          <table:table-cell office:value="11" office:value-type="float"/>
          <table:table-cell office:value="0.1264859437942505" office:value-type="float"/>
        </table:table-row>
        <table:table-row>
          <table:table-cell office:value="-0.013327859044075012" office:value-type="float"/>
          <table:table-cell office:value="-0.013327859044075012" office:value-type="float"/>
          <table:table-cell office:value="-0.013327859044075012" office:value-type="float"/>
          <table:table-cell office:value="-0.013327859044075012" office:value-type="float"/>
          <table:table-cell office:value="-0.013327859044075012" office:value-type="float"/>
          <table:table-cell office:value="-0.013327859044075012" office:value-type="float"/>
          <table:table-cell office:value="0.910222744987875" office:value-type="float"/>
          <table:table-cell office:value="12" office:value-type="float"/>
          <table:table-cell office:value="-0.39616501331329346" office:value-type="float"/>
        </table:table-row>
        <table:table-row>
          <table:table-cell office:value="-0.014268994331359863" office:value-type="float"/>
          <table:table-cell office:value="-0.014268994331359863" office:value-type="float"/>
          <table:table-cell office:value="-0.014268994331359863" office:value-type="float"/>
          <table:table-cell office:value="-0.014268994331359863" office:value-type="float"/>
          <table:table-cell office:value="-0.014268994331359863" office:value-type="float"/>
          <table:table-cell office:value="-0.014268994331359863" office:value-type="float"/>
          <table:table-cell office:value="0.9079174437550995" office:value-type="float"/>
          <table:table-cell office:value="13" office:value-type="float"/>
          <table:table-cell office:value="-0.09411352872848511" office:value-type="float"/>
        </table:table-row>
        <table:table-row>
          <table:table-cell office:value="-0.008635118007659912" office:value-type="float"/>
          <table:table-cell office:value="-0.008635118007659912" office:value-type="float"/>
          <table:table-cell office:value="-0.008635118007659912" office:value-type="float"/>
          <table:table-cell office:value="-0.008635118007659912" office:value-type="float"/>
          <table:table-cell office:value="-0.008635118007659912" office:value-type="float"/>
          <table:table-cell office:value="-0.008635118007659912" office:value-type="float"/>
          <table:table-cell office:value="0.9217175660221115" office:value-type="float"/>
          <table:table-cell office:value="14" office:value-type="float"/>
          <table:table-cell office:value="0.5633876323699951" office:value-type="float"/>
        </table:table-row>
        <table:table-row>
          <table:table-cell office:value="-0.00667271852493286" office:value-type="float"/>
          <table:table-cell office:value="-0.00667271852493286" office:value-type="float"/>
          <table:table-cell office:value="-0.00667271852493286" office:value-type="float"/>
          <table:table-cell office:value="-0.00667271852493286" office:value-type="float"/>
          <table:table-cell office:value="-0.00667271852493286" office:value-type="float"/>
          <table:table-cell office:value="-0.00667271852493286" office:value-type="float"/>
          <table:table-cell office:value="0.9265244434262945" office:value-type="float"/>
          <table:table-cell office:value="15" office:value-type="float"/>
          <table:table-cell office:value="0.19623994827270508" office:value-type="float"/>
        </table:table-row>
        <table:table-row>
          <table:table-cell office:value="-0.009039421677589416" office:value-type="float"/>
          <table:table-cell office:value="-0.009039421677589416" office:value-type="float"/>
          <table:table-cell office:value="-0.009039421677589416" office:value-type="float"/>
          <table:table-cell office:value="-0.009039421677589416" office:value-type="float"/>
          <table:table-cell office:value="-0.009039421677589416" office:value-type="float"/>
          <table:table-cell office:value="-0.009039421677589416" office:value-type="float"/>
          <table:table-cell office:value="0.9207272283296496" office:value-type="float"/>
          <table:table-cell office:value="16" office:value-type="float"/>
          <table:table-cell office:value="-0.23667031526565552" office:value-type="float"/>
        </table:table-row>
        <table:table-row>
          <table:table-cell office:value="-0.001494033932685851" office:value-type="float"/>
          <table:table-cell office:value="-0.001494033932685851" office:value-type="float"/>
          <table:table-cell office:value="-0.001494033932685851" office:value-type="float"/>
          <table:table-cell office:value="-0.001494033932685851" office:value-type="float"/>
          <table:table-cell office:value="-0.001494033932685851" office:value-type="float"/>
          <table:table-cell office:value="-0.001494033932685851" office:value-type="float"/>
          <table:table-cell office:value="0.9392095782161128" office:value-type="float"/>
          <table:table-cell office:value="17" office:value-type="float"/>
          <table:table-cell office:value="0.7545387744903564" office:value-type="float"/>
        </table:table-row>
        <table:table-row>
          <table:table-cell office:value="-0.004523161053657531" office:value-type="float"/>
          <table:table-cell office:value="-0.004523161053657531" office:value-type="float"/>
          <table:table-cell office:value="-0.004523161053657531" office:value-type="float"/>
          <table:table-cell office:value="-0.004523161053657531" office:value-type="float"/>
          <table:table-cell office:value="-0.004523161053657531" office:value-type="float"/>
          <table:table-cell office:value="-0.004523161053657531" office:value-type="float"/>
          <table:table-cell office:value="0.9317897624037064" office:value-type="float"/>
          <table:table-cell office:value="18" office:value-type="float"/>
          <table:table-cell office:value="-0.30291271209716797" office:value-type="float"/>
        </table:table-row>
        <table:table-row>
          <table:table-cell office:value="-0.0002386814355850213" office:value-type="float"/>
          <table:table-cell office:value="-0.0002386814355850213" office:value-type="float"/>
          <table:table-cell office:value="-0.0002386814355850213" office:value-type="float"/>
          <table:table-cell office:value="-0.0002386814355850213" office:value-type="float"/>
          <table:table-cell office:value="-0.0002386814355850213" office:value-type="float"/>
          <table:table-cell office:value="-0.0002386814355850213" office:value-type="float"/>
          <table:table-cell office:value="0.9422845512813385" office:value-type="float"/>
          <table:table-cell office:value="19" office:value-type="float"/>
          <table:table-cell office:value="0.428447961807251" office:value-type="float"/>
        </table:table-row>
        <table:table-row>
          <table:table-cell office:value="5.169212818145817e-05" office:value-type="float"/>
          <table:table-cell office:value="5.169212818145817e-05" office:value-type="float"/>
          <table:table-cell office:value="5.169212818145817e-05" office:value-type="float"/>
          <table:table-cell office:value="5.169212818145817e-05" office:value-type="float"/>
          <table:table-cell office:value="5.169212818145817e-05" office:value-type="float"/>
          <table:table-cell office:value="5.169212818145817e-05" office:value-type="float"/>
          <table:table-cell office:value="0.9429958183473599" office:value-type="float"/>
          <table:table-cell office:value="20" office:value-type="float"/>
          <table:table-cell office:value="0.02903735637664795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903251647949219" office:value-type="float"/>
          <table:table-cell office:value="-0.002903251647949219" office:value-type="float"/>
          <table:table-cell office:value="-0.002903251647949219" office:value-type="float"/>
          <table:table-cell office:value="-0.002903251647949219" office:value-type="float"/>
          <table:table-cell office:value="-0.002903251647949219" office:value-type="float"/>
          <table:table-cell office:value="-0.002903251647949219" office:value-type="float"/>
          <table:table-cell office:value="0.9973801765778106" office:value-type="float"/>
          <table:table-cell office:value="1" office:value-type="float"/>
          <table:table-cell office:value="-0.2903251647949219" office:value-type="float"/>
        </table:table-row>
        <table:table-row>
          <table:table-cell office:value="0.0027098405361175534" office:value-type="float"/>
          <table:table-cell office:value="0.0027098405361175534" office:value-type="float"/>
          <table:table-cell office:value="0.0027098405361175534" office:value-type="float"/>
          <table:table-cell office:value="0.0027098405361175534" office:value-type="float"/>
          <table:table-cell office:value="0.0027098405361175534" office:value-type="float"/>
          <table:table-cell office:value="0.0027098405361175534" office:value-type="float"/>
          <table:table-cell office:value="0.9836309648476427" office:value-type="float"/>
          <table:table-cell office:value="2" office:value-type="float"/>
          <table:table-cell office:value="0.5613092184066772" office:value-type="float"/>
        </table:table-row>
        <table:table-row>
          <table:table-cell office:value="0.0025967895984649655" office:value-type="float"/>
          <table:table-cell office:value="0.0025967895984649655" office:value-type="float"/>
          <table:table-cell office:value="0.0025967895984649655" office:value-type="float"/>
          <table:table-cell office:value="0.0025967895984649655" office:value-type="float"/>
          <table:table-cell office:value="0.0025967895984649655" office:value-type="float"/>
          <table:table-cell office:value="0.0025967895984649655" office:value-type="float"/>
          <table:table-cell office:value="0.9839078819598347" office:value-type="float"/>
          <table:table-cell office:value="3" office:value-type="float"/>
          <table:table-cell office:value="-0.011305093765258789" office:value-type="float"/>
        </table:table-row>
        <table:table-row>
          <table:table-cell office:value="-0.006017878055572511" office:value-type="float"/>
          <table:table-cell office:value="-0.006017878055572511" office:value-type="float"/>
          <table:table-cell office:value="-0.006017878055572511" office:value-type="float"/>
          <table:table-cell office:value="-0.006017878055572511" office:value-type="float"/>
          <table:table-cell office:value="-0.006017878055572511" office:value-type="float"/>
          <table:table-cell office:value="-0.006017878055572511" office:value-type="float"/>
          <table:table-cell office:value="0.9949905779841145" office:value-type="float"/>
          <table:table-cell office:value="4" office:value-type="float"/>
          <table:table-cell office:value="-0.8614667654037476" office:value-type="float"/>
        </table:table-row>
        <table:table-row>
          <table:table-cell office:value="-0.012273150086402895" office:value-type="float"/>
          <table:table-cell office:value="-0.012273150086402895" office:value-type="float"/>
          <table:table-cell office:value="-0.012273150086402895" office:value-type="float"/>
          <table:table-cell office:value="-0.012273150086402895" office:value-type="float"/>
          <table:table-cell office:value="-0.012273150086402895" office:value-type="float"/>
          <table:table-cell office:value="-0.012273150086402895" office:value-type="float"/>
          <table:table-cell office:value="0.979668353306277" office:value-type="float"/>
          <table:table-cell office:value="5" office:value-type="float"/>
          <table:table-cell office:value="-0.6255272030830383" office:value-type="float"/>
        </table:table-row>
        <table:table-row>
          <table:table-cell office:value="-0.021092417836189273" office:value-type="float"/>
          <table:table-cell office:value="-0.021092417836189273" office:value-type="float"/>
          <table:table-cell office:value="-0.021092417836189273" office:value-type="float"/>
          <table:table-cell office:value="-0.021092417836189273" office:value-type="float"/>
          <table:table-cell office:value="-0.021092417836189273" office:value-type="float"/>
          <table:table-cell office:value="-0.021092417836189273" office:value-type="float"/>
          <table:table-cell office:value="0.9580656474143168" office:value-type="float"/>
          <table:table-cell office:value="6" office:value-type="float"/>
          <table:table-cell office:value="-0.8819267749786377" office:value-type="float"/>
        </table:table-row>
        <table:table-row>
          <table:table-cell office:value="-0.019637801051139835" office:value-type="float"/>
          <table:table-cell office:value="-0.019637801051139835" office:value-type="float"/>
          <table:table-cell office:value="-0.019637801051139835" office:value-type="float"/>
          <table:table-cell office:value="-0.019637801051139835" office:value-type="float"/>
          <table:table-cell office:value="-0.019637801051139835" office:value-type="float"/>
          <table:table-cell office:value="-0.019637801051139835" office:value-type="float"/>
          <table:table-cell office:value="0.9616287163089756" office:value-type="float"/>
          <table:table-cell office:value="7" office:value-type="float"/>
          <table:table-cell office:value="0.14546167850494385" office:value-type="float"/>
        </table:table-row>
        <table:table-row>
          <table:table-cell office:value="-0.019871515631675725" office:value-type="float"/>
          <table:table-cell office:value="-0.019871515631675725" office:value-type="float"/>
          <table:table-cell office:value="-0.019871515631675725" office:value-type="float"/>
          <table:table-cell office:value="-0.019871515631675725" office:value-type="float"/>
          <table:table-cell office:value="-0.019871515631675725" office:value-type="float"/>
          <table:table-cell office:value="-0.019871515631675725" office:value-type="float"/>
          <table:table-cell office:value="0.961056234841214" office:value-type="float"/>
          <table:table-cell office:value="8" office:value-type="float"/>
          <table:table-cell office:value="-0.023371458053588867" office:value-type="float"/>
        </table:table-row>
        <table:table-row>
          <table:table-cell office:value="-0.02755882859230042" office:value-type="float"/>
          <table:table-cell office:value="-0.02755882859230042" office:value-type="float"/>
          <table:table-cell office:value="-0.02755882859230042" office:value-type="float"/>
          <table:table-cell office:value="-0.02755882859230042" office:value-type="float"/>
          <table:table-cell office:value="-0.02755882859230042" office:value-type="float"/>
          <table:table-cell office:value="-0.02755882859230042" office:value-type="float"/>
          <table:table-cell office:value="0.9422262405945997" office:value-type="float"/>
          <table:table-cell office:value="9" office:value-type="float"/>
          <table:table-cell office:value="-0.7687312960624695" office:value-type="float"/>
        </table:table-row>
        <table:table-row>
          <table:table-cell office:value="-0.018853791952133186" office:value-type="float"/>
          <table:table-cell office:value="-0.018853791952133186" office:value-type="float"/>
          <table:table-cell office:value="-0.018853791952133186" office:value-type="float"/>
          <table:table-cell office:value="-0.018853791952133186" office:value-type="float"/>
          <table:table-cell office:value="-0.018853791952133186" office:value-type="float"/>
          <table:table-cell office:value="-0.018853791952133186" office:value-type="float"/>
          <table:table-cell office:value="0.963549138555241" office:value-type="float"/>
          <table:table-cell office:value="10" office:value-type="float"/>
          <table:table-cell office:value="0.8705036640167236" office:value-type="float"/>
        </table:table-row>
        <table:table-row>
          <table:table-cell office:value="-0.02455302000045777" office:value-type="float"/>
          <table:table-cell office:value="-0.02455302000045777" office:value-type="float"/>
          <table:table-cell office:value="-0.02455302000045777" office:value-type="float"/>
          <table:table-cell office:value="-0.02455302000045777" office:value-type="float"/>
          <table:table-cell office:value="-0.02455302000045777" office:value-type="float"/>
          <table:table-cell office:value="-0.02455302000045777" office:value-type="float"/>
          <table:table-cell office:value="0.9495889379090878" office:value-type="float"/>
          <table:table-cell office:value="11" office:value-type="float"/>
          <table:table-cell office:value="-0.5699228048324585" office:value-type="float"/>
        </table:table-row>
        <table:table-row>
          <table:table-cell office:value="-0.018629374504089365" office:value-type="float"/>
          <table:table-cell office:value="-0.018629374504089365" office:value-type="float"/>
          <table:table-cell office:value="-0.018629374504089365" office:value-type="float"/>
          <table:table-cell office:value="-0.018629374504089365" office:value-type="float"/>
          <table:table-cell office:value="-0.018629374504089365" office:value-type="float"/>
          <table:table-cell office:value="-0.018629374504089365" office:value-type="float"/>
          <table:table-cell office:value="0.964098846792326" office:value-type="float"/>
          <table:table-cell office:value="12" office:value-type="float"/>
          <table:table-cell office:value="0.5923645496368408" office:value-type="float"/>
        </table:table-row>
        <table:table-row>
          <table:table-cell office:value="-0.0281314241886139" office:value-type="float"/>
          <table:table-cell office:value="-0.0281314241886139" office:value-type="float"/>
          <table:table-cell office:value="-0.0281314241886139" office:value-type="float"/>
          <table:table-cell office:value="-0.0281314241886139" office:value-type="float"/>
          <table:table-cell office:value="-0.0281314241886139" office:value-type="float"/>
          <table:table-cell office:value="-0.0281314241886139" office:value-type="float"/>
          <table:table-cell office:value="0.940823673554667" office:value-type="float"/>
          <table:table-cell office:value="13" office:value-type="float"/>
          <table:table-cell office:value="-0.9502049684524536" office:value-type="float"/>
        </table:table-row>
        <table:table-row>
          <table:table-cell office:value="-0.037697221636772166" office:value-type="float"/>
          <table:table-cell office:value="-0.037697221636772166" office:value-type="float"/>
          <table:table-cell office:value="-0.037697221636772166" office:value-type="float"/>
          <table:table-cell office:value="-0.037697221636772166" office:value-type="float"/>
          <table:table-cell office:value="-0.037697221636772166" office:value-type="float"/>
          <table:table-cell office:value="-0.037697221636772166" office:value-type="float"/>
          <table:table-cell office:value="0.9173923508238618" office:value-type="float"/>
          <table:table-cell office:value="14" office:value-type="float"/>
          <table:table-cell office:value="-0.9565797448158264" office:value-type="float"/>
        </table:table-row>
        <table:table-row>
          <table:table-cell office:value="-0.0400696760416031" office:value-type="float"/>
          <table:table-cell office:value="-0.0400696760416031" office:value-type="float"/>
          <table:table-cell office:value="-0.0400696760416031" office:value-type="float"/>
          <table:table-cell office:value="-0.0400696760416031" office:value-type="float"/>
          <table:table-cell office:value="-0.0400696760416031" office:value-type="float"/>
          <table:table-cell office:value="-0.0400696760416031" office:value-type="float"/>
          <table:table-cell office:value="0.9115810480940076" office:value-type="float"/>
          <table:table-cell office:value="15" office:value-type="float"/>
          <table:table-cell office:value="-0.23724544048309326" office:value-type="float"/>
        </table:table-row>
        <table:table-row>
          <table:table-cell office:value="-0.0425285965204239" office:value-type="float"/>
          <table:table-cell office:value="-0.0425285965204239" office:value-type="float"/>
          <table:table-cell office:value="-0.0425285965204239" office:value-type="float"/>
          <table:table-cell office:value="-0.0425285965204239" office:value-type="float"/>
          <table:table-cell office:value="-0.0425285965204239" office:value-type="float"/>
          <table:table-cell office:value="-0.0425285965204239" office:value-type="float"/>
          <table:table-cell office:value="0.9055579476028166" office:value-type="float"/>
          <table:table-cell office:value="16" office:value-type="float"/>
          <table:table-cell office:value="-0.24589204788208008" office:value-type="float"/>
        </table:table-row>
        <table:table-row>
          <table:table-cell office:value="-0.045024119019508375" office:value-type="float"/>
          <table:table-cell office:value="-0.045024119019508375" office:value-type="float"/>
          <table:table-cell office:value="-0.045024119019508375" office:value-type="float"/>
          <table:table-cell office:value="-0.045024119019508375" office:value-type="float"/>
          <table:table-cell office:value="-0.045024119019508375" office:value-type="float"/>
          <table:table-cell office:value="-0.045024119019508375" office:value-type="float"/>
          <table:table-cell office:value="0.8994451908384246" office:value-type="float"/>
          <table:table-cell office:value="17" office:value-type="float"/>
          <table:table-cell office:value="-0.24955224990844727" office:value-type="float"/>
        </table:table-row>
        <table:table-row>
          <table:table-cell office:value="-0.04309742867946626" office:value-type="float"/>
          <table:table-cell office:value="-0.04309742867946626" office:value-type="float"/>
          <table:table-cell office:value="-0.04309742867946626" office:value-type="float"/>
          <table:table-cell office:value="-0.04309742867946626" office:value-type="float"/>
          <table:table-cell office:value="-0.04309742867946626" office:value-type="float"/>
          <table:table-cell office:value="-0.04309742867946626" office:value-type="float"/>
          <table:table-cell office:value="0.9041645990638771" office:value-type="float"/>
          <table:table-cell office:value="18" office:value-type="float"/>
          <table:table-cell office:value="0.19266903400421143" office:value-type="float"/>
        </table:table-row>
        <table:table-row>
          <table:table-cell office:value="-0.04781069695949556" office:value-type="float"/>
          <table:table-cell office:value="-0.04781069695949556" office:value-type="float"/>
          <table:table-cell office:value="-0.04781069695949556" office:value-type="float"/>
          <table:table-cell office:value="-0.04781069695949556" office:value-type="float"/>
          <table:table-cell office:value="-0.04781069695949556" office:value-type="float"/>
          <table:table-cell office:value="-0.04781069695949556" office:value-type="float"/>
          <table:table-cell office:value="0.8926194967569601" office:value-type="float"/>
          <table:table-cell office:value="19" office:value-type="float"/>
          <table:table-cell office:value="-0.4713268280029297" office:value-type="float"/>
        </table:table-row>
        <table:table-row>
          <table:table-cell office:value="-0.046963612437248246" office:value-type="float"/>
          <table:table-cell office:value="-0.046963612437248246" office:value-type="float"/>
          <table:table-cell office:value="-0.046963612437248246" office:value-type="float"/>
          <table:table-cell office:value="-0.046963612437248246" office:value-type="float"/>
          <table:table-cell office:value="-0.046963612437248246" office:value-type="float"/>
          <table:table-cell office:value="-0.046963612437248246" office:value-type="float"/>
          <table:table-cell office:value="0.8946944216054753" office:value-type="float"/>
          <table:table-cell office:value="20" office:value-type="float"/>
          <table:table-cell office:value="0.08470845222473145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954310417175293" office:value-type="float"/>
          <table:table-cell office:value="0.003954310417175293" office:value-type="float"/>
          <table:table-cell office:value="0.003954310417175293" office:value-type="float"/>
          <table:table-cell office:value="0.003954310417175293" office:value-type="float"/>
          <table:table-cell office:value="0.003954310417175293" office:value-type="float"/>
          <table:table-cell office:value="0.003954310417175293" office:value-type="float"/>
          <table:table-cell office:value="0.9841028348449588" office:value-type="float"/>
          <table:table-cell office:value="1" office:value-type="float"/>
          <table:table-cell office:value="0.3954310417175293" office:value-type="float"/>
        </table:table-row>
        <table:table-row>
          <table:table-cell office:value="0.002585173845291138" office:value-type="float"/>
          <table:table-cell office:value="0.002585173845291138" office:value-type="float"/>
          <table:table-cell office:value="0.002585173845291138" office:value-type="float"/>
          <table:table-cell office:value="0.002585173845291138" office:value-type="float"/>
          <table:table-cell office:value="0.002585173845291138" office:value-type="float"/>
          <table:table-cell office:value="0.002585173845291138" office:value-type="float"/>
          <table:table-cell office:value="0.9807491488556591" office:value-type="float"/>
          <table:table-cell office:value="2" office:value-type="float"/>
          <table:table-cell office:value="-0.13691365718841553" office:value-type="float"/>
        </table:table-row>
        <table:table-row>
          <table:table-cell office:value="0.002234228849411011" office:value-type="float"/>
          <table:table-cell office:value="0.002234228849411011" office:value-type="float"/>
          <table:table-cell office:value="0.002234228849411011" office:value-type="float"/>
          <table:table-cell office:value="0.002234228849411011" office:value-type="float"/>
          <table:table-cell office:value="0.002234228849411011" office:value-type="float"/>
          <table:table-cell office:value="0.002234228849411011" office:value-type="float"/>
          <table:table-cell office:value="0.9798895126879696" office:value-type="float"/>
          <table:table-cell office:value="3" office:value-type="float"/>
          <table:table-cell office:value="-0.035094499588012695" office:value-type="float"/>
        </table:table-row>
        <table:table-row>
          <table:table-cell office:value="-0.005804669260978699" office:value-type="float"/>
          <table:table-cell office:value="-0.005804669260978699" office:value-type="float"/>
          <table:table-cell office:value="-0.005804669260978699" office:value-type="float"/>
          <table:table-cell office:value="-0.005804669260978699" office:value-type="float"/>
          <table:table-cell office:value="-0.005804669260978699" office:value-type="float"/>
          <table:table-cell office:value="-0.005804669260978699" office:value-type="float"/>
          <table:table-cell office:value="0.960198314223291" office:value-type="float"/>
          <table:table-cell office:value="4" office:value-type="float"/>
          <table:table-cell office:value="-0.803889811038971" office:value-type="float"/>
        </table:table-row>
        <table:table-row>
          <table:table-cell office:value="-2.597033977508583e-05" office:value-type="float"/>
          <table:table-cell office:value="-2.597033977508583e-05" office:value-type="float"/>
          <table:table-cell office:value="-2.597033977508583e-05" office:value-type="float"/>
          <table:table-cell office:value="-2.597033977508583e-05" office:value-type="float"/>
          <table:table-cell office:value="-2.597033977508583e-05" office:value-type="float"/>
          <table:table-cell office:value="-2.597033977508583e-05" office:value-type="float"/>
          <table:table-cell office:value="0.9743531779574115" office:value-type="float"/>
          <table:table-cell office:value="5" office:value-type="float"/>
          <table:table-cell office:value="0.5778698921203613" office:value-type="float"/>
        </table:table-row>
        <table:table-row>
          <table:table-cell office:value="-0.006066361665725708" office:value-type="float"/>
          <table:table-cell office:value="-0.006066361665725708" office:value-type="float"/>
          <table:table-cell office:value="-0.006066361665725708" office:value-type="float"/>
          <table:table-cell office:value="-0.006066361665725708" office:value-type="float"/>
          <table:table-cell office:value="-0.006066361665725708" office:value-type="float"/>
          <table:table-cell office:value="-0.006066361665725708" office:value-type="float"/>
          <table:table-cell office:value="0.9595573013620989" office:value-type="float"/>
          <table:table-cell office:value="6" office:value-type="float"/>
          <table:table-cell office:value="-0.6040391325950623" office:value-type="float"/>
        </table:table-row>
        <table:table-row>
          <table:table-cell office:value="-0.0034161734580993655" office:value-type="float"/>
          <table:table-cell office:value="-0.0034161734580993655" office:value-type="float"/>
          <table:table-cell office:value="-0.0034161734580993655" office:value-type="float"/>
          <table:table-cell office:value="-0.0034161734580993655" office:value-type="float"/>
          <table:table-cell office:value="-0.0034161734580993655" office:value-type="float"/>
          <table:table-cell office:value="-0.0034161734580993655" office:value-type="float"/>
          <table:table-cell office:value="0.9660489101931247" office:value-type="float"/>
          <table:table-cell office:value="7" office:value-type="float"/>
          <table:table-cell office:value="0.2650188207626343" office:value-type="float"/>
        </table:table-row>
        <table:table-row>
          <table:table-cell office:value="-0.011428185105323792" office:value-type="float"/>
          <table:table-cell office:value="-0.011428185105323792" office:value-type="float"/>
          <table:table-cell office:value="-0.011428185105323792" office:value-type="float"/>
          <table:table-cell office:value="-0.011428185105323792" office:value-type="float"/>
          <table:table-cell office:value="-0.011428185105323792" office:value-type="float"/>
          <table:table-cell office:value="-0.011428185105323792" office:value-type="float"/>
          <table:table-cell office:value="0.9464235698441891" office:value-type="float"/>
          <table:table-cell office:value="8" office:value-type="float"/>
          <table:table-cell office:value="-0.8012011647224426" office:value-type="float"/>
        </table:table-row>
        <table:table-row>
          <table:table-cell office:value="-0.004369261860847473" office:value-type="float"/>
          <table:table-cell office:value="-0.004369261860847473" office:value-type="float"/>
          <table:table-cell office:value="-0.004369261860847473" office:value-type="float"/>
          <table:table-cell office:value="-0.004369261860847473" office:value-type="float"/>
          <table:table-cell office:value="-0.004369261860847473" office:value-type="float"/>
          <table:table-cell office:value="-0.004369261860847473" office:value-type="float"/>
          <table:table-cell office:value="0.9637143299266275" office:value-type="float"/>
          <table:table-cell office:value="9" office:value-type="float"/>
          <table:table-cell office:value="0.7058923244476318" office:value-type="float"/>
        </table:table-row>
        <table:table-row>
          <table:table-cell office:value="-0.013253421187400818" office:value-type="float"/>
          <table:table-cell office:value="-0.013253421187400818" office:value-type="float"/>
          <table:table-cell office:value="-0.013253421187400818" office:value-type="float"/>
          <table:table-cell office:value="-0.013253421187400818" office:value-type="float"/>
          <table:table-cell office:value="-0.013253421187400818" office:value-type="float"/>
          <table:table-cell office:value="-0.013253421187400818" office:value-type="float"/>
          <table:table-cell office:value="0.9419526727829836" office:value-type="float"/>
          <table:table-cell office:value="10" office:value-type="float"/>
          <table:table-cell office:value="-0.8884159326553345" office:value-type="float"/>
        </table:table-row>
        <table:table-row>
          <table:table-cell office:value="-0.011392223238945008" office:value-type="float"/>
          <table:table-cell office:value="-0.011392223238945008" office:value-type="float"/>
          <table:table-cell office:value="-0.011392223238945008" office:value-type="float"/>
          <table:table-cell office:value="-0.011392223238945008" office:value-type="float"/>
          <table:table-cell office:value="-0.011392223238945008" office:value-type="float"/>
          <table:table-cell office:value="-0.011392223238945008" office:value-type="float"/>
          <table:table-cell office:value="0.9465116580670152" office:value-type="float"/>
          <table:table-cell office:value="11" office:value-type="float"/>
          <table:table-cell office:value="0.18611979484558105" office:value-type="float"/>
        </table:table-row>
        <table:table-row>
          <table:table-cell office:value="-0.019930939674377444" office:value-type="float"/>
          <table:table-cell office:value="-0.019930939674377444" office:value-type="float"/>
          <table:table-cell office:value="-0.019930939674377444" office:value-type="float"/>
          <table:table-cell office:value="-0.019930939674377444" office:value-type="float"/>
          <table:table-cell office:value="-0.019930939674377444" office:value-type="float"/>
          <table:table-cell office:value="-0.019930939674377444" office:value-type="float"/>
          <table:table-cell office:value="0.9255961597418894" office:value-type="float"/>
          <table:table-cell office:value="12" office:value-type="float"/>
          <table:table-cell office:value="-0.8538716435432434" office:value-type="float"/>
        </table:table-row>
        <table:table-row>
          <table:table-cell office:value="-0.02890383899211884" office:value-type="float"/>
          <table:table-cell office:value="-0.02890383899211884" office:value-type="float"/>
          <table:table-cell office:value="-0.02890383899211884" office:value-type="float"/>
          <table:table-cell office:value="-0.02890383899211884" office:value-type="float"/>
          <table:table-cell office:value="-0.02890383899211884" office:value-type="float"/>
          <table:table-cell office:value="-0.02890383899211884" office:value-type="float"/>
          <table:table-cell office:value="0.9036171349000556" office:value-type="float"/>
          <table:table-cell office:value="13" office:value-type="float"/>
          <table:table-cell office:value="-0.8972899317741394" office:value-type="float"/>
        </table:table-row>
        <table:table-row>
          <table:table-cell office:value="-0.024521647095680242" office:value-type="float"/>
          <table:table-cell office:value="-0.024521647095680242" office:value-type="float"/>
          <table:table-cell office:value="-0.024521647095680242" office:value-type="float"/>
          <table:table-cell office:value="-0.024521647095680242" office:value-type="float"/>
          <table:table-cell office:value="-0.024521647095680242" office:value-type="float"/>
          <table:table-cell office:value="-0.024521647095680242" office:value-type="float"/>
          <table:table-cell office:value="0.9143512690012895" office:value-type="float"/>
          <table:table-cell office:value="14" office:value-type="float"/>
          <table:table-cell office:value="0.43821918964385986" office:value-type="float"/>
        </table:table-row>
        <table:table-row>
          <table:table-cell office:value="-0.032727973461151125" office:value-type="float"/>
          <table:table-cell office:value="-0.032727973461151125" office:value-type="float"/>
          <table:table-cell office:value="-0.032727973461151125" office:value-type="float"/>
          <table:table-cell office:value="-0.032727973461151125" office:value-type="float"/>
          <table:table-cell office:value="-0.032727973461151125" office:value-type="float"/>
          <table:table-cell office:value="-0.032727973461151125" office:value-type="float"/>
          <table:table-cell office:value="0.8942499567431375" office:value-type="float"/>
          <table:table-cell office:value="15" office:value-type="float"/>
          <table:table-cell office:value="-0.8206326365470886" office:value-type="float"/>
        </table:table-row>
        <table:table-row>
          <table:table-cell office:value="-0.03745192289352417" office:value-type="float"/>
          <table:table-cell office:value="-0.03745192289352417" office:value-type="float"/>
          <table:table-cell office:value="-0.03745192289352417" office:value-type="float"/>
          <table:table-cell office:value="-0.03745192289352417" office:value-type="float"/>
          <table:table-cell office:value="-0.03745192289352417" office:value-type="float"/>
          <table:table-cell office:value="-0.03745192289352417" office:value-type="float"/>
          <table:table-cell office:value="0.8826786910631133" office:value-type="float"/>
          <table:table-cell office:value="16" office:value-type="float"/>
          <table:table-cell office:value="-0.4723949432373047" office:value-type="float"/>
        </table:table-row>
        <table:table-row>
          <table:table-cell office:value="-0.042731720805168155" office:value-type="float"/>
          <table:table-cell office:value="-0.042731720805168155" office:value-type="float"/>
          <table:table-cell office:value="-0.042731720805168155" office:value-type="float"/>
          <table:table-cell office:value="-0.042731720805168155" office:value-type="float"/>
          <table:table-cell office:value="-0.042731720805168155" office:value-type="float"/>
          <table:table-cell office:value="-0.042731720805168155" office:value-type="float"/>
          <table:table-cell office:value="0.8697458802345732" office:value-type="float"/>
          <table:table-cell office:value="17" office:value-type="float"/>
          <table:table-cell office:value="-0.5279797911643982" office:value-type="float"/>
        </table:table-row>
        <table:table-row>
          <table:table-cell office:value="-0.04421664774417877" office:value-type="float"/>
          <table:table-cell office:value="-0.04421664774417877" office:value-type="float"/>
          <table:table-cell office:value="-0.04421664774417877" office:value-type="float"/>
          <table:table-cell office:value="-0.04421664774417877" office:value-type="float"/>
          <table:table-cell office:value="-0.04421664774417877" office:value-type="float"/>
          <table:table-cell office:value="-0.04421664774417877" office:value-type="float"/>
          <table:table-cell office:value="0.8661085669286843" office:value-type="float"/>
          <table:table-cell office:value="18" office:value-type="float"/>
          <table:table-cell office:value="-0.148492693901062" office:value-type="float"/>
        </table:table-row>
        <table:table-row>
          <table:table-cell office:value="-0.04976424753665924" office:value-type="float"/>
          <table:table-cell office:value="-0.04976424753665924" office:value-type="float"/>
          <table:table-cell office:value="-0.04976424753665924" office:value-type="float"/>
          <table:table-cell office:value="-0.04976424753665924" office:value-type="float"/>
          <table:table-cell office:value="-0.04976424753665924" office:value-type="float"/>
          <table:table-cell office:value="-0.04976424753665924" office:value-type="float"/>
          <table:table-cell office:value="0.8525197781399373" office:value-type="float"/>
          <table:table-cell office:value="19" office:value-type="float"/>
          <table:table-cell office:value="-0.5547599792480469" office:value-type="float"/>
        </table:table-row>
        <table:table-row>
          <table:table-cell office:value="-0.04551545441150665" office:value-type="float"/>
          <table:table-cell office:value="-0.04551545441150665" office:value-type="float"/>
          <table:table-cell office:value="-0.04551545441150665" office:value-type="float"/>
          <table:table-cell office:value="-0.04551545441150665" office:value-type="float"/>
          <table:table-cell office:value="-0.04551545441150665" office:value-type="float"/>
          <table:table-cell office:value="-0.04551545441150665" office:value-type="float"/>
          <table:table-cell office:value="0.8629271533192062" office:value-type="float"/>
          <table:table-cell office:value="20" office:value-type="float"/>
          <table:table-cell office:value="0.4248793125152588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054532527923584" office:value-type="float"/>
          <table:table-cell office:value="0.006054532527923584" office:value-type="float"/>
          <table:table-cell office:value="0.006054532527923584" office:value-type="float"/>
          <table:table-cell office:value="0.006054532527923584" office:value-type="float"/>
          <table:table-cell office:value="0.006054532527923584" office:value-type="float"/>
          <table:table-cell office:value="0.006054532527923584" office:value-type="float"/>
          <table:table-cell office:value="0.9639519570827911" office:value-type="float"/>
          <table:table-cell office:value="1" office:value-type="float"/>
          <table:table-cell office:value="0.6054532527923584" office:value-type="float"/>
        </table:table-row>
        <table:table-row>
          <table:table-cell office:value="0.014564399719238282" office:value-type="float"/>
          <table:table-cell office:value="0.014564399719238282" office:value-type="float"/>
          <table:table-cell office:value="0.014564399719238282" office:value-type="float"/>
          <table:table-cell office:value="0.014564399719238282" office:value-type="float"/>
          <table:table-cell office:value="0.014564399719238282" office:value-type="float"/>
          <table:table-cell office:value="0.014564399719238282" office:value-type="float"/>
          <table:table-cell office:value="0.9431071246852187" office:value-type="float"/>
          <table:table-cell office:value="2" office:value-type="float"/>
          <table:table-cell office:value="0.8509867191314697" office:value-type="float"/>
        </table:table-row>
        <table:table-row>
          <table:table-cell office:value="0.02309022665023804" office:value-type="float"/>
          <table:table-cell office:value="0.02309022665023804" office:value-type="float"/>
          <table:table-cell office:value="0.02309022665023804" office:value-type="float"/>
          <table:table-cell office:value="0.02309022665023804" office:value-type="float"/>
          <table:table-cell office:value="0.02309022665023804" office:value-type="float"/>
          <table:table-cell office:value="0.02309022665023804" office:value-type="float"/>
          <table:table-cell office:value="0.9222231990689902" office:value-type="float"/>
          <table:table-cell office:value="3" office:value-type="float"/>
          <table:table-cell office:value="0.8525826930999756" office:value-type="float"/>
        </table:table-row>
        <table:table-row>
          <table:table-cell office:value="0.020503891706466677" office:value-type="float"/>
          <table:table-cell office:value="0.020503891706466677" office:value-type="float"/>
          <table:table-cell office:value="0.020503891706466677" office:value-type="float"/>
          <table:table-cell office:value="0.020503891706466677" office:value-type="float"/>
          <table:table-cell office:value="0.020503891706466677" office:value-type="float"/>
          <table:table-cell office:value="0.020503891706466677" office:value-type="float"/>
          <table:table-cell office:value="0.9285583999851599" office:value-type="float"/>
          <table:table-cell office:value="4" office:value-type="float"/>
          <table:table-cell office:value="-0.25863349437713623" office:value-type="float"/>
        </table:table-row>
        <table:table-row>
          <table:table-cell office:value="0.017512952089309693" office:value-type="float"/>
          <table:table-cell office:value="0.017512952089309693" office:value-type="float"/>
          <table:table-cell office:value="0.017512952089309693" office:value-type="float"/>
          <table:table-cell office:value="0.017512952089309693" office:value-type="float"/>
          <table:table-cell office:value="0.017512952089309693" office:value-type="float"/>
          <table:table-cell office:value="0.017512952089309693" office:value-type="float"/>
          <table:table-cell office:value="0.9358846758986697" office:value-type="float"/>
          <table:table-cell office:value="5" office:value-type="float"/>
          <table:table-cell office:value="-0.29909396171569824" office:value-type="float"/>
        </table:table-row>
        <table:table-row>
          <table:table-cell office:value="0.01626837491989136" office:value-type="float"/>
          <table:table-cell office:value="0.01626837491989136" office:value-type="float"/>
          <table:table-cell office:value="0.01626837491989136" office:value-type="float"/>
          <table:table-cell office:value="0.01626837491989136" office:value-type="float"/>
          <table:table-cell office:value="0.01626837491989136" office:value-type="float"/>
          <table:table-cell office:value="0.01626837491989136" office:value-type="float"/>
          <table:table-cell office:value="0.938933254909262" office:value-type="float"/>
          <table:table-cell office:value="6" office:value-type="float"/>
          <table:table-cell office:value="-0.1244577169418335" office:value-type="float"/>
        </table:table-row>
        <table:table-row>
          <table:table-cell office:value="0.00825439512729645" office:value-type="float"/>
          <table:table-cell office:value="0.00825439512729645" office:value-type="float"/>
          <table:table-cell office:value="0.00825439512729645" office:value-type="float"/>
          <table:table-cell office:value="0.00825439512729645" office:value-type="float"/>
          <table:table-cell office:value="0.00825439512729645" office:value-type="float"/>
          <table:table-cell office:value="0.00825439512729645" office:value-type="float"/>
          <table:table-cell office:value="0.958563416210095" office:value-type="float"/>
          <table:table-cell office:value="7" office:value-type="float"/>
          <table:table-cell office:value="-0.801397979259491" office:value-type="float"/>
        </table:table-row>
        <table:table-row>
          <table:table-cell office:value="0.013219709992408755" office:value-type="float"/>
          <table:table-cell office:value="0.013219709992408755" office:value-type="float"/>
          <table:table-cell office:value="0.013219709992408755" office:value-type="float"/>
          <table:table-cell office:value="0.013219709992408755" office:value-type="float"/>
          <table:table-cell office:value="0.013219709992408755" office:value-type="float"/>
          <table:table-cell office:value="0.013219709992408755" office:value-type="float"/>
          <table:table-cell office:value="0.9464009283783136" office:value-type="float"/>
          <table:table-cell office:value="8" office:value-type="float"/>
          <table:table-cell office:value="0.49653148651123047" office:value-type="float"/>
        </table:table-row>
        <table:table-row>
          <table:table-cell office:value="0.009805381894111637" office:value-type="float"/>
          <table:table-cell office:value="0.009805381894111637" office:value-type="float"/>
          <table:table-cell office:value="0.009805381894111637" office:value-type="float"/>
          <table:table-cell office:value="0.009805381894111637" office:value-type="float"/>
          <table:table-cell office:value="0.009805381894111637" office:value-type="float"/>
          <table:table-cell office:value="0.009805381894111637" office:value-type="float"/>
          <table:table-cell office:value="0.9547642900335888" office:value-type="float"/>
          <table:table-cell office:value="9" office:value-type="float"/>
          <table:table-cell office:value="-0.3414328098297119" office:value-type="float"/>
        </table:table-row>
        <table:table-row>
          <table:table-cell office:value="0.003222441077232365" office:value-type="float"/>
          <table:table-cell office:value="0.003222441077232365" office:value-type="float"/>
          <table:table-cell office:value="0.003222441077232365" office:value-type="float"/>
          <table:table-cell office:value="0.003222441077232365" office:value-type="float"/>
          <table:table-cell office:value="0.003222441077232365" office:value-type="float"/>
          <table:table-cell office:value="0.003222441077232365" office:value-type="float"/>
          <table:table-cell office:value="0.9708891360418832" office:value-type="float"/>
          <table:table-cell office:value="10" office:value-type="float"/>
          <table:table-cell office:value="-0.6582940816879272" office:value-type="float"/>
        </table:table-row>
        <table:table-row>
          <table:table-cell office:value="0.0012677615880966227" office:value-type="float"/>
          <table:table-cell office:value="0.0012677615880966227" office:value-type="float"/>
          <table:table-cell office:value="0.0012677615880966227" office:value-type="float"/>
          <table:table-cell office:value="0.0012677615880966227" office:value-type="float"/>
          <table:table-cell office:value="0.0012677615880966227" office:value-type="float"/>
          <table:table-cell office:value="0.0012677615880966227" office:value-type="float"/>
          <table:table-cell office:value="0.9756771034009499" office:value-type="float"/>
          <table:table-cell office:value="11" office:value-type="float"/>
          <table:table-cell office:value="-0.19546794891357422" office:value-type="float"/>
        </table:table-row>
        <table:table-row>
          <table:table-cell office:value="0.002741306424140934" office:value-type="float"/>
          <table:table-cell office:value="0.002741306424140934" office:value-type="float"/>
          <table:table-cell office:value="0.002741306424140934" office:value-type="float"/>
          <table:table-cell office:value="0.002741306424140934" office:value-type="float"/>
          <table:table-cell office:value="0.002741306424140934" office:value-type="float"/>
          <table:table-cell office:value="0.002741306424140934" office:value-type="float"/>
          <table:table-cell office:value="0.9720676704395282" office:value-type="float"/>
          <table:table-cell office:value="12" office:value-type="float"/>
          <table:table-cell office:value="0.14735448360443115" office:value-type="float"/>
        </table:table-row>
        <table:table-row>
          <table:table-cell office:value="-0.003470159769058224" office:value-type="float"/>
          <table:table-cell office:value="-0.003470159769058224" office:value-type="float"/>
          <table:table-cell office:value="-0.003470159769058224" office:value-type="float"/>
          <table:table-cell office:value="-0.003470159769058224" office:value-type="float"/>
          <table:table-cell office:value="-0.003470159769058224" office:value-type="float"/>
          <table:table-cell office:value="-0.003470159769058224" office:value-type="float"/>
          <table:table-cell office:value="0.9872825931674141" office:value-type="float"/>
          <table:table-cell office:value="13" office:value-type="float"/>
          <table:table-cell office:value="-0.6211466193199158" office:value-type="float"/>
        </table:table-row>
        <table:table-row>
          <table:table-cell office:value="-0.006830275654792782" office:value-type="float"/>
          <table:table-cell office:value="-0.006830275654792782" office:value-type="float"/>
          <table:table-cell office:value="-0.006830275654792782" office:value-type="float"/>
          <table:table-cell office:value="-0.006830275654792782" office:value-type="float"/>
          <table:table-cell office:value="-0.006830275654792782" office:value-type="float"/>
          <table:table-cell office:value="-0.006830275654792782" office:value-type="float"/>
          <table:table-cell office:value="0.9955131625640836" office:value-type="float"/>
          <table:table-cell office:value="14" office:value-type="float"/>
          <table:table-cell office:value="-0.3360115885734558" office:value-type="float"/>
        </table:table-row>
        <table:table-row>
          <table:table-cell office:value="-0.01629483520984649" office:value-type="float"/>
          <table:table-cell office:value="-0.01629483520984649" office:value-type="float"/>
          <table:table-cell office:value="-0.01629483520984649" office:value-type="float"/>
          <table:table-cell office:value="-0.01629483520984649" office:value-type="float"/>
          <table:table-cell office:value="-0.01629483520984649" office:value-type="float"/>
          <table:table-cell office:value="-0.01629483520984649" office:value-type="float"/>
          <table:table-cell office:value="0.9813034958858518" office:value-type="float"/>
          <table:table-cell office:value="15" office:value-type="float"/>
          <table:table-cell office:value="-0.9464559555053711" office:value-type="float"/>
        </table:table-row>
        <table:table-row>
          <table:table-cell office:value="-0.02526157736778259" office:value-type="float"/>
          <table:table-cell office:value="-0.02526157736778259" office:value-type="float"/>
          <table:table-cell office:value="-0.02526157736778259" office:value-type="float"/>
          <table:table-cell office:value="-0.02526157736778259" office:value-type="float"/>
          <table:table-cell office:value="-0.02526157736778259" office:value-type="float"/>
          <table:table-cell office:value="-0.02526157736778259" office:value-type="float"/>
          <table:table-cell office:value="0.9593395529438058" office:value-type="float"/>
          <table:table-cell office:value="16" office:value-type="float"/>
          <table:table-cell office:value="-0.8966742157936096" office:value-type="float"/>
        </table:table-row>
        <table:table-row>
          <table:table-cell office:value="-0.033876204490661616" office:value-type="float"/>
          <table:table-cell office:value="-0.033876204490661616" office:value-type="float"/>
          <table:table-cell office:value="-0.033876204490661616" office:value-type="float"/>
          <table:table-cell office:value="-0.033876204490661616" office:value-type="float"/>
          <table:table-cell office:value="-0.033876204490661616" office:value-type="float"/>
          <table:table-cell office:value="-0.033876204490661616" office:value-type="float"/>
          <table:table-cell office:value="0.9382381121684119" office:value-type="float"/>
          <table:table-cell office:value="17" office:value-type="float"/>
          <table:table-cell office:value="-0.8614627122879028" office:value-type="float"/>
        </table:table-row>
        <table:table-row>
          <table:table-cell office:value="-0.036451781988143916" office:value-type="float"/>
          <table:table-cell office:value="-0.036451781988143916" office:value-type="float"/>
          <table:table-cell office:value="-0.036451781988143916" office:value-type="float"/>
          <table:table-cell office:value="-0.036451781988143916" office:value-type="float"/>
          <table:table-cell office:value="-0.036451781988143916" office:value-type="float"/>
          <table:table-cell office:value="-0.036451781988143916" office:value-type="float"/>
          <table:table-cell office:value="0.9319292615065858" office:value-type="float"/>
          <table:table-cell office:value="18" office:value-type="float"/>
          <table:table-cell office:value="-0.25755774974823" office:value-type="float"/>
        </table:table-row>
        <table:table-row>
          <table:table-cell office:value="-0.044277793765068046" office:value-type="float"/>
          <table:table-cell office:value="-0.044277793765068046" office:value-type="float"/>
          <table:table-cell office:value="-0.044277793765068046" office:value-type="float"/>
          <table:table-cell office:value="-0.044277793765068046" office:value-type="float"/>
          <table:table-cell office:value="-0.044277793765068046" office:value-type="float"/>
          <table:table-cell office:value="-0.044277793765068046" office:value-type="float"/>
          <table:table-cell office:value="0.9127595259321097" office:value-type="float"/>
          <table:table-cell office:value="19" office:value-type="float"/>
          <table:table-cell office:value="-0.7826011776924133" office:value-type="float"/>
        </table:table-row>
        <table:table-row>
          <table:table-cell office:value="-0.04299592196941375" office:value-type="float"/>
          <table:table-cell office:value="-0.04299592196941375" office:value-type="float"/>
          <table:table-cell office:value="-0.04299592196941375" office:value-type="float"/>
          <table:table-cell office:value="-0.04299592196941375" office:value-type="float"/>
          <table:table-cell office:value="-0.04299592196941375" office:value-type="float"/>
          <table:table-cell office:value="-0.04299592196941375" office:value-type="float"/>
          <table:table-cell office:value="0.915899457747128" office:value-type="float"/>
          <table:table-cell office:value="20" office:value-type="float"/>
          <table:table-cell office:value="0.1281871795654297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233254790306091" office:value-type="float"/>
          <table:table-cell office:value="-0.009233254790306091" office:value-type="float"/>
          <table:table-cell office:value="-0.009233254790306091" office:value-type="float"/>
          <table:table-cell office:value="-0.009233254790306091" office:value-type="float"/>
          <table:table-cell office:value="-0.009233254790306091" office:value-type="float"/>
          <table:table-cell office:value="-0.009233254790306091" office:value-type="float"/>
          <table:table-cell office:value="0.9475627448083779" office:value-type="float"/>
          <table:table-cell office:value="1" office:value-type="float"/>
          <table:table-cell office:value="-0.9233254790306091" office:value-type="float"/>
        </table:table-row>
        <table:table-row>
          <table:table-cell office:value="-0.007339367270469665" office:value-type="float"/>
          <table:table-cell office:value="-0.007339367270469665" office:value-type="float"/>
          <table:table-cell office:value="-0.007339367270469665" office:value-type="float"/>
          <table:table-cell office:value="-0.007339367270469665" office:value-type="float"/>
          <table:table-cell office:value="-0.007339367270469665" office:value-type="float"/>
          <table:table-cell office:value="-0.007339367270469665" office:value-type="float"/>
          <table:table-cell office:value="0.9429236867545534" office:value-type="float"/>
          <table:table-cell office:value="2" office:value-type="float"/>
          <table:table-cell office:value="0.18938875198364258" office:value-type="float"/>
        </table:table-row>
        <table:table-row>
          <table:table-cell office:value="-0.017222557663917542" office:value-type="float"/>
          <table:table-cell office:value="-0.017222557663917542" office:value-type="float"/>
          <table:table-cell office:value="-0.017222557663917542" office:value-type="float"/>
          <table:table-cell office:value="-0.017222557663917542" office:value-type="float"/>
          <table:table-cell office:value="-0.017222557663917542" office:value-type="float"/>
          <table:table-cell office:value="-0.017222557663917542" office:value-type="float"/>
          <table:table-cell office:value="0.9671324602492772" office:value-type="float"/>
          <table:table-cell office:value="3" office:value-type="float"/>
          <table:table-cell office:value="-0.9883190393447876" office:value-type="float"/>
        </table:table-row>
        <table:table-row>
          <table:table-cell office:value="-0.01027661383152008" office:value-type="float"/>
          <table:table-cell office:value="-0.01027661383152008" office:value-type="float"/>
          <table:table-cell office:value="-0.01027661383152008" office:value-type="float"/>
          <table:table-cell office:value="-0.01027661383152008" office:value-type="float"/>
          <table:table-cell office:value="-0.01027661383152008" office:value-type="float"/>
          <table:table-cell office:value="-0.01027661383152008" office:value-type="float"/>
          <table:table-cell office:value="0.9501184420778716" office:value-type="float"/>
          <table:table-cell office:value="4" office:value-type="float"/>
          <table:table-cell office:value="0.6945943832397461" office:value-type="float"/>
        </table:table-row>
        <table:table-row>
          <table:table-cell office:value="-0.018706708550453185" office:value-type="float"/>
          <table:table-cell office:value="-0.018706708550453185" office:value-type="float"/>
          <table:table-cell office:value="-0.018706708550453185" office:value-type="float"/>
          <table:table-cell office:value="-0.018706708550453185" office:value-type="float"/>
          <table:table-cell office:value="-0.018706708550453185" office:value-type="float"/>
          <table:table-cell office:value="-0.018706708550453185" office:value-type="float"/>
          <table:table-cell office:value="0.9707678726225889" office:value-type="float"/>
          <table:table-cell office:value="5" office:value-type="float"/>
          <table:table-cell office:value="-0.8430094718933105" office:value-type="float"/>
        </table:table-row>
        <table:table-row>
          <table:table-cell office:value="-0.026350971460342407" office:value-type="float"/>
          <table:table-cell office:value="-0.026350971460342407" office:value-type="float"/>
          <table:table-cell office:value="-0.026350971460342407" office:value-type="float"/>
          <table:table-cell office:value="-0.026350971460342407" office:value-type="float"/>
          <table:table-cell office:value="-0.026350971460342407" office:value-type="float"/>
          <table:table-cell office:value="-0.026350971460342407" office:value-type="float"/>
          <table:table-cell office:value="0.9894924162115004" office:value-type="float"/>
          <table:table-cell office:value="6" office:value-type="float"/>
          <table:table-cell office:value="-0.7644262909889221" office:value-type="float"/>
        </table:table-row>
        <table:table-row>
          <table:table-cell office:value="-0.01685033202171326" office:value-type="float"/>
          <table:table-cell office:value="-0.01685033202171326" office:value-type="float"/>
          <table:table-cell office:value="-0.01685033202171326" office:value-type="float"/>
          <table:table-cell office:value="-0.01685033202171326" office:value-type="float"/>
          <table:table-cell office:value="-0.01685033202171326" office:value-type="float"/>
          <table:table-cell office:value="-0.01685033202171326" office:value-type="float"/>
          <table:table-cell office:value="0.9662206973566969" office:value-type="float"/>
          <table:table-cell office:value="7" office:value-type="float"/>
          <table:table-cell office:value="0.950063943862915" office:value-type="float"/>
        </table:table-row>
        <table:table-row>
          <table:table-cell office:value="-0.02206420481204987" office:value-type="float"/>
          <table:table-cell office:value="-0.02206420481204987" office:value-type="float"/>
          <table:table-cell office:value="-0.02206420481204987" office:value-type="float"/>
          <table:table-cell office:value="-0.02206420481204987" office:value-type="float"/>
          <table:table-cell office:value="-0.02206420481204987" office:value-type="float"/>
          <table:table-cell office:value="-0.02206420481204987" office:value-type="float"/>
          <table:table-cell office:value="0.9789920252768028" office:value-type="float"/>
          <table:table-cell office:value="8" office:value-type="float"/>
          <table:table-cell office:value="-0.5213872790336609" office:value-type="float"/>
        </table:table-row>
        <table:table-row>
          <table:table-cell office:value="-0.013309617638587954" office:value-type="float"/>
          <table:table-cell office:value="-0.013309617638587954" office:value-type="float"/>
          <table:table-cell office:value="-0.013309617638587954" office:value-type="float"/>
          <table:table-cell office:value="-0.013309617638587954" office:value-type="float"/>
          <table:table-cell office:value="-0.013309617638587954" office:value-type="float"/>
          <table:table-cell office:value="-0.013309617638587954" office:value-type="float"/>
          <table:table-cell office:value="0.9575477537931066" office:value-type="float"/>
          <table:table-cell office:value="9" office:value-type="float"/>
          <table:table-cell office:value="0.8754587173461914" office:value-type="float"/>
        </table:table-row>
        <table:table-row>
          <table:table-cell office:value="-0.021741351485252382" office:value-type="float"/>
          <table:table-cell office:value="-0.021741351485252382" office:value-type="float"/>
          <table:table-cell office:value="-0.021741351485252382" office:value-type="float"/>
          <table:table-cell office:value="-0.021741351485252382" office:value-type="float"/>
          <table:table-cell office:value="-0.021741351485252382" office:value-type="float"/>
          <table:table-cell office:value="-0.021741351485252382" office:value-type="float"/>
          <table:table-cell office:value="0.978201199364389" office:value-type="float"/>
          <table:table-cell office:value="10" office:value-type="float"/>
          <table:table-cell office:value="-0.8431733846664429" office:value-type="float"/>
        </table:table-row>
        <table:table-row>
          <table:table-cell office:value="-0.022227887511253357" office:value-type="float"/>
          <table:table-cell office:value="-0.022227887511253357" office:value-type="float"/>
          <table:table-cell office:value="-0.022227887511253357" office:value-type="float"/>
          <table:table-cell office:value="-0.022227887511253357" office:value-type="float"/>
          <table:table-cell office:value="-0.022227887511253357" office:value-type="float"/>
          <table:table-cell office:value="-0.022227887511253357" office:value-type="float"/>
          <table:table-cell office:value="0.9793929643695728" office:value-type="float"/>
          <table:table-cell office:value="11" office:value-type="float"/>
          <table:table-cell office:value="-0.048653602600097656" office:value-type="float"/>
        </table:table-row>
        <table:table-row>
          <table:table-cell office:value="-0.013861352801322937" office:value-type="float"/>
          <table:table-cell office:value="-0.013861352801322937" office:value-type="float"/>
          <table:table-cell office:value="-0.013861352801322937" office:value-type="float"/>
          <table:table-cell office:value="-0.013861352801322937" office:value-type="float"/>
          <table:table-cell office:value="-0.013861352801322937" office:value-type="float"/>
          <table:table-cell office:value="-0.013861352801322937" office:value-type="float"/>
          <table:table-cell office:value="0.9588992234149588" office:value-type="float"/>
          <table:table-cell office:value="12" office:value-type="float"/>
          <table:table-cell office:value="0.836653470993042" office:value-type="float"/>
        </table:table-row>
        <table:table-row>
          <table:table-cell office:value="-0.015292268991470338" office:value-type="float"/>
          <table:table-cell office:value="-0.015292268991470338" office:value-type="float"/>
          <table:table-cell office:value="-0.015292268991470338" office:value-type="float"/>
          <table:table-cell office:value="-0.015292268991470338" office:value-type="float"/>
          <table:table-cell office:value="-0.015292268991470338" office:value-type="float"/>
          <table:table-cell office:value="-0.015292268991470338" office:value-type="float"/>
          <table:table-cell office:value="0.9624042379455072" office:value-type="float"/>
          <table:table-cell office:value="13" office:value-type="float"/>
          <table:table-cell office:value="-0.14309161901474" office:value-type="float"/>
        </table:table-row>
        <table:table-row>
          <table:table-cell office:value="-0.013395903110504152" office:value-type="float"/>
          <table:table-cell office:value="-0.013395903110504152" office:value-type="float"/>
          <table:table-cell office:value="-0.013395903110504152" office:value-type="float"/>
          <table:table-cell office:value="-0.013395903110504152" office:value-type="float"/>
          <table:table-cell office:value="-0.013395903110504152" office:value-type="float"/>
          <table:table-cell office:value="-0.013395903110504152" office:value-type="float"/>
          <table:table-cell office:value="0.9577591091715166" office:value-type="float"/>
          <table:table-cell office:value="14" office:value-type="float"/>
          <table:table-cell office:value="0.18963658809661865" office:value-type="float"/>
        </table:table-row>
        <table:table-row>
          <table:table-cell office:value="-0.003875849246978761" office:value-type="float"/>
          <table:table-cell office:value="-0.003875849246978761" office:value-type="float"/>
          <table:table-cell office:value="-0.003875849246978761" office:value-type="float"/>
          <table:table-cell office:value="-0.003875849246978761" office:value-type="float"/>
          <table:table-cell office:value="-0.003875849246978761" office:value-type="float"/>
          <table:table-cell office:value="-0.003875849246978761" office:value-type="float"/>
          <table:table-cell office:value="0.9344398348820678" office:value-type="float"/>
          <table:table-cell office:value="15" office:value-type="float"/>
          <table:table-cell office:value="0.9520053863525391" office:value-type="float"/>
        </table:table-row>
        <table:table-row>
          <table:table-cell office:value="-0.008442012071609498" office:value-type="float"/>
          <table:table-cell office:value="-0.008442012071609498" office:value-type="float"/>
          <table:table-cell office:value="-0.008442012071609498" office:value-type="float"/>
          <table:table-cell office:value="-0.008442012071609498" office:value-type="float"/>
          <table:table-cell office:value="-0.008442012071609498" office:value-type="float"/>
          <table:table-cell office:value="-0.008442012071609498" office:value-type="float"/>
          <table:table-cell office:value="0.9456246038848787" office:value-type="float"/>
          <table:table-cell office:value="16" office:value-type="float"/>
          <table:table-cell office:value="-0.45661628246307373" office:value-type="float"/>
        </table:table-row>
        <table:table-row>
          <table:table-cell office:value="-0.017334628105163577" office:value-type="float"/>
          <table:table-cell office:value="-0.017334628105163577" office:value-type="float"/>
          <table:table-cell office:value="-0.017334628105163577" office:value-type="float"/>
          <table:table-cell office:value="-0.017334628105163577" office:value-type="float"/>
          <table:table-cell office:value="-0.017334628105163577" office:value-type="float"/>
          <table:table-cell office:value="-0.017334628105163577" office:value-type="float"/>
          <table:table-cell office:value="0.9674069756455785" office:value-type="float"/>
          <table:table-cell office:value="17" office:value-type="float"/>
          <table:table-cell office:value="-0.8892616033554077" office:value-type="float"/>
        </table:table-row>
        <table:table-row>
          <table:table-cell office:value="-0.026620485186576847" office:value-type="float"/>
          <table:table-cell office:value="-0.026620485186576847" office:value-type="float"/>
          <table:table-cell office:value="-0.026620485186576847" office:value-type="float"/>
          <table:table-cell office:value="-0.026620485186576847" office:value-type="float"/>
          <table:table-cell office:value="-0.026620485186576847" office:value-type="float"/>
          <table:table-cell office:value="-0.026620485186576847" office:value-type="float"/>
          <table:table-cell office:value="0.9901525873194509" office:value-type="float"/>
          <table:table-cell office:value="18" office:value-type="float"/>
          <table:table-cell office:value="-0.9285857081413269" office:value-type="float"/>
        </table:table-row>
        <table:table-row>
          <table:table-cell office:value="-0.028350041508674626" office:value-type="float"/>
          <table:table-cell office:value="-0.028350041508674626" office:value-type="float"/>
          <table:table-cell office:value="-0.028350041508674626" office:value-type="float"/>
          <table:table-cell office:value="-0.028350041508674626" office:value-type="float"/>
          <table:table-cell office:value="-0.028350041508674626" office:value-type="float"/>
          <table:table-cell office:value="-0.028350041508674626" office:value-type="float"/>
          <table:table-cell office:value="0.9943891177899953" office:value-type="float"/>
          <table:table-cell office:value="19" office:value-type="float"/>
          <table:table-cell office:value="-0.17295563220977783" office:value-type="float"/>
        </table:table-row>
        <table:table-row>
          <table:table-cell office:value="-0.021574839949607853" office:value-type="float"/>
          <table:table-cell office:value="-0.021574839949607853" office:value-type="float"/>
          <table:table-cell office:value="-0.021574839949607853" office:value-type="float"/>
          <table:table-cell office:value="-0.021574839949607853" office:value-type="float"/>
          <table:table-cell office:value="-0.021574839949607853" office:value-type="float"/>
          <table:table-cell office:value="-0.021574839949607853" office:value-type="float"/>
          <table:table-cell office:value="0.9777933310657726" office:value-type="float"/>
          <table:table-cell office:value="20" office:value-type="float"/>
          <table:table-cell office:value="0.6775201559066772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367829322814942" office:value-type="float"/>
          <table:table-cell office:value="0.008367829322814942" office:value-type="float"/>
          <table:table-cell office:value="0.008367829322814942" office:value-type="float"/>
          <table:table-cell office:value="0.008367829322814942" office:value-type="float"/>
          <table:table-cell office:value="0.008367829322814942" office:value-type="float"/>
          <table:table-cell office:value="0.008367829322814942" office:value-type="float"/>
          <table:table-cell office:value="0.8692640654850999" office:value-type="float"/>
          <table:table-cell office:value="1" office:value-type="float"/>
          <table:table-cell office:value="0.8367829322814941" office:value-type="float"/>
        </table:table-row>
        <table:table-row>
          <table:table-cell office:value="0.015826551914215087" office:value-type="float"/>
          <table:table-cell office:value="0.015826551914215087" office:value-type="float"/>
          <table:table-cell office:value="0.015826551914215087" office:value-type="float"/>
          <table:table-cell office:value="0.015826551914215087" office:value-type="float"/>
          <table:table-cell office:value="0.015826551914215087" office:value-type="float"/>
          <table:table-cell office:value="0.015826551914215087" office:value-type="float"/>
          <table:table-cell office:value="0.8509940010032002" office:value-type="float"/>
          <table:table-cell office:value="2" office:value-type="float"/>
          <table:table-cell office:value="0.7458722591400146" office:value-type="float"/>
        </table:table-row>
        <table:table-row>
          <table:table-cell office:value="0.007103661894798278" office:value-type="float"/>
          <table:table-cell office:value="0.007103661894798278" office:value-type="float"/>
          <table:table-cell office:value="0.007103661894798278" office:value-type="float"/>
          <table:table-cell office:value="0.007103661894798278" office:value-type="float"/>
          <table:table-cell office:value="0.007103661894798278" office:value-type="float"/>
          <table:table-cell office:value="0.007103661894798278" office:value-type="float"/>
          <table:table-cell office:value="0.8723606306331874" office:value-type="float"/>
          <table:table-cell office:value="3" office:value-type="float"/>
          <table:table-cell office:value="-0.8722890019416809" office:value-type="float"/>
        </table:table-row>
        <table:table-row>
          <table:table-cell office:value="0.005604475140571594" office:value-type="float"/>
          <table:table-cell office:value="0.005604475140571594" office:value-type="float"/>
          <table:table-cell office:value="0.005604475140571594" office:value-type="float"/>
          <table:table-cell office:value="0.005604475140571594" office:value-type="float"/>
          <table:table-cell office:value="0.005604475140571594" office:value-type="float"/>
          <table:table-cell office:value="0.005604475140571594" office:value-type="float"/>
          <table:table-cell office:value="0.8760328732101821" office:value-type="float"/>
          <table:table-cell office:value="4" office:value-type="float"/>
          <table:table-cell office:value="-0.14991867542266846" office:value-type="float"/>
        </table:table-row>
        <table:table-row>
          <table:table-cell office:value="0.009770496487617492" office:value-type="float"/>
          <table:table-cell office:value="0.009770496487617492" office:value-type="float"/>
          <table:table-cell office:value="0.009770496487617492" office:value-type="float"/>
          <table:table-cell office:value="0.009770496487617492" office:value-type="float"/>
          <table:table-cell office:value="0.009770496487617492" office:value-type="float"/>
          <table:table-cell office:value="0.009770496487617492" office:value-type="float"/>
          <table:table-cell office:value="0.8658282466523773" office:value-type="float"/>
          <table:table-cell office:value="5" office:value-type="float"/>
          <table:table-cell office:value="0.41660213470458984" office:value-type="float"/>
        </table:table-row>
        <table:table-row>
          <table:table-cell office:value="0.010223413109779356" office:value-type="float"/>
          <table:table-cell office:value="0.010223413109779356" office:value-type="float"/>
          <table:table-cell office:value="0.010223413109779356" office:value-type="float"/>
          <table:table-cell office:value="0.010223413109779356" office:value-type="float"/>
          <table:table-cell office:value="0.010223413109779356" office:value-type="float"/>
          <table:table-cell office:value="0.010223413109779356" office:value-type="float"/>
          <table:table-cell office:value="0.8647188320320559" office:value-type="float"/>
          <table:table-cell office:value="6" office:value-type="float"/>
          <table:table-cell office:value="0.04529166221618652" office:value-type="float"/>
        </table:table-row>
        <table:table-row>
          <table:table-cell office:value="0.0012816083431243883" office:value-type="float"/>
          <table:table-cell office:value="0.0012816083431243883" office:value-type="float"/>
          <table:table-cell office:value="0.0012816083431243883" office:value-type="float"/>
          <table:table-cell office:value="0.0012816083431243883" office:value-type="float"/>
          <table:table-cell office:value="0.0012816083431243883" office:value-type="float"/>
          <table:table-cell office:value="0.0012816083431243883" office:value-type="float"/>
          <table:table-cell office:value="0.8866216910899469" office:value-type="float"/>
          <table:table-cell office:value="7" office:value-type="float"/>
          <table:table-cell office:value="-0.8941804766654968" office:value-type="float"/>
        </table:table-row>
        <table:table-row>
          <table:table-cell office:value="-0.002121614813804628" office:value-type="float"/>
          <table:table-cell office:value="-0.002121614813804628" office:value-type="float"/>
          <table:table-cell office:value="-0.002121614813804628" office:value-type="float"/>
          <table:table-cell office:value="-0.002121614813804628" office:value-type="float"/>
          <table:table-cell office:value="-0.002121614813804628" office:value-type="float"/>
          <table:table-cell office:value="-0.002121614813804628" office:value-type="float"/>
          <table:table-cell office:value="0.8949578513052467" office:value-type="float"/>
          <table:table-cell office:value="8" office:value-type="float"/>
          <table:table-cell office:value="-0.3403223156929016" office:value-type="float"/>
        </table:table-row>
        <table:table-row>
          <table:table-cell office:value="0.004696956276893614" office:value-type="float"/>
          <table:table-cell office:value="0.004696956276893614" office:value-type="float"/>
          <table:table-cell office:value="0.004696956276893614" office:value-type="float"/>
          <table:table-cell office:value="0.004696956276893614" office:value-type="float"/>
          <table:table-cell office:value="0.004696956276893614" office:value-type="float"/>
          <table:table-cell office:value="0.004696956276893614" office:value-type="float"/>
          <table:table-cell office:value="0.8782558313581434" office:value-type="float"/>
          <table:table-cell office:value="9" office:value-type="float"/>
          <table:table-cell office:value="0.6818571090698242" office:value-type="float"/>
        </table:table-row>
        <table:table-row>
          <table:table-cell office:value="0.006552997231483458" office:value-type="float"/>
          <table:table-cell office:value="0.006552997231483458" office:value-type="float"/>
          <table:table-cell office:value="0.006552997231483458" office:value-type="float"/>
          <table:table-cell office:value="0.006552997231483458" office:value-type="float"/>
          <table:table-cell office:value="0.006552997231483458" office:value-type="float"/>
          <table:table-cell office:value="0.006552997231483458" office:value-type="float"/>
          <table:table-cell office:value="0.8737094780776902" office:value-type="float"/>
          <table:table-cell office:value="10" office:value-type="float"/>
          <table:table-cell office:value="0.18560409545898438" office:value-type="float"/>
        </table:table-row>
        <table:table-row>
          <table:table-cell office:value="0.008285503983497618" office:value-type="float"/>
          <table:table-cell office:value="0.008285503983497618" office:value-type="float"/>
          <table:table-cell office:value="0.008285503983497618" office:value-type="float"/>
          <table:table-cell office:value="0.008285503983497618" office:value-type="float"/>
          <table:table-cell office:value="0.008285503983497618" office:value-type="float"/>
          <table:table-cell office:value="0.008285503983497618" office:value-type="float"/>
          <table:table-cell office:value="0.8694657205593289" office:value-type="float"/>
          <table:table-cell office:value="11" office:value-type="float"/>
          <table:table-cell office:value="0.17325067520141602" office:value-type="float"/>
        </table:table-row>
        <table:table-row>
          <table:table-cell office:value="0.0005802047252655013" office:value-type="float"/>
          <table:table-cell office:value="0.0005802047252655013" office:value-type="float"/>
          <table:table-cell office:value="0.0005802047252655013" office:value-type="float"/>
          <table:table-cell office:value="0.0005802047252655013" office:value-type="float"/>
          <table:table-cell office:value="0.0005802047252655013" office:value-type="float"/>
          <table:table-cell office:value="0.0005802047252655013" office:value-type="float"/>
          <table:table-cell office:value="0.8883397720574433" office:value-type="float"/>
          <table:table-cell office:value="12" office:value-type="float"/>
          <table:table-cell office:value="-0.7705299258232117" office:value-type="float"/>
        </table:table-row>
        <table:table-row>
          <table:table-cell office:value="0.0002876782417297347" office:value-type="float"/>
          <table:table-cell office:value="0.0002876782417297347" office:value-type="float"/>
          <table:table-cell office:value="0.0002876782417297347" office:value-type="float"/>
          <table:table-cell office:value="0.0002876782417297347" office:value-type="float"/>
          <table:table-cell office:value="0.0002876782417297347" office:value-type="float"/>
          <table:table-cell office:value="0.0002876782417297347" office:value-type="float"/>
          <table:table-cell office:value="0.8890563126783566" office:value-type="float"/>
          <table:table-cell office:value="13" office:value-type="float"/>
          <table:table-cell office:value="-0.02925264835357666" office:value-type="float"/>
        </table:table-row>
        <table:table-row>
          <table:table-cell office:value="-0.000812498331069948" office:value-type="float"/>
          <table:table-cell office:value="-0.000812498331069948" office:value-type="float"/>
          <table:table-cell office:value="-0.000812498331069948" office:value-type="float"/>
          <table:table-cell office:value="-0.000812498331069948" office:value-type="float"/>
          <table:table-cell office:value="-0.000812498331069948" office:value-type="float"/>
          <table:table-cell office:value="-0.000812498331069948" office:value-type="float"/>
          <table:table-cell office:value="0.8917511839086798" office:value-type="float"/>
          <table:table-cell office:value="14" office:value-type="float"/>
          <table:table-cell office:value="-0.11001765727996826" office:value-type="float"/>
        </table:table-row>
        <table:table-row>
          <table:table-cell office:value="-0.008981519341468812" office:value-type="float"/>
          <table:table-cell office:value="-0.008981519341468812" office:value-type="float"/>
          <table:table-cell office:value="-0.008981519341468812" office:value-type="float"/>
          <table:table-cell office:value="-0.008981519341468812" office:value-type="float"/>
          <table:table-cell office:value="-0.008981519341468812" office:value-type="float"/>
          <table:table-cell office:value="-0.008981519341468812" office:value-type="float"/>
          <table:table-cell office:value="0.9117611170822321" office:value-type="float"/>
          <table:table-cell office:value="15" office:value-type="float"/>
          <table:table-cell office:value="-0.8169021010398865" office:value-type="float"/>
        </table:table-row>
        <table:table-row>
          <table:table-cell office:value="-0.010122936367988587" office:value-type="float"/>
          <table:table-cell office:value="-0.010122936367988587" office:value-type="float"/>
          <table:table-cell office:value="-0.010122936367988587" office:value-type="float"/>
          <table:table-cell office:value="-0.010122936367988587" office:value-type="float"/>
          <table:table-cell office:value="-0.010122936367988587" office:value-type="float"/>
          <table:table-cell office:value="-0.010122936367988587" office:value-type="float"/>
          <table:table-cell office:value="0.9145570063809303" office:value-type="float"/>
          <table:table-cell office:value="16" office:value-type="float"/>
          <table:table-cell office:value="-0.11414170265197754" office:value-type="float"/>
        </table:table-row>
        <table:table-row>
          <table:table-cell office:value="-0.012534361481666565" office:value-type="float"/>
          <table:table-cell office:value="-0.012534361481666565" office:value-type="float"/>
          <table:table-cell office:value="-0.012534361481666565" office:value-type="float"/>
          <table:table-cell office:value="-0.012534361481666565" office:value-type="float"/>
          <table:table-cell office:value="-0.012534361481666565" office:value-type="float"/>
          <table:table-cell office:value="-0.012534361481666565" office:value-type="float"/>
          <table:table-cell office:value="0.9204637674623742" office:value-type="float"/>
          <table:table-cell office:value="17" office:value-type="float"/>
          <table:table-cell office:value="-0.24114251136779785" office:value-type="float"/>
        </table:table-row>
        <table:table-row>
          <table:table-cell office:value="-0.016178654432296755" office:value-type="float"/>
          <table:table-cell office:value="-0.016178654432296755" office:value-type="float"/>
          <table:table-cell office:value="-0.016178654432296755" office:value-type="float"/>
          <table:table-cell office:value="-0.016178654432296755" office:value-type="float"/>
          <table:table-cell office:value="-0.016178654432296755" office:value-type="float"/>
          <table:table-cell office:value="-0.016178654432296755" office:value-type="float"/>
          <table:table-cell office:value="0.9293904256646399" office:value-type="float"/>
          <table:table-cell office:value="18" office:value-type="float"/>
          <table:table-cell office:value="-0.3644292950630188" office:value-type="float"/>
        </table:table-row>
        <table:table-row>
          <table:table-cell office:value="-0.020236432552337646" office:value-type="float"/>
          <table:table-cell office:value="-0.020236432552337646" office:value-type="float"/>
          <table:table-cell office:value="-0.020236432552337646" office:value-type="float"/>
          <table:table-cell office:value="-0.020236432552337646" office:value-type="float"/>
          <table:table-cell office:value="-0.020236432552337646" office:value-type="float"/>
          <table:table-cell office:value="-0.020236432552337646" office:value-type="float"/>
          <table:table-cell office:value="0.9393299115481701" office:value-type="float"/>
          <table:table-cell office:value="19" office:value-type="float"/>
          <table:table-cell office:value="-0.40577781200408936" office:value-type="float"/>
        </table:table-row>
        <table:table-row>
          <table:table-cell office:value="-0.029729225039482117" office:value-type="float"/>
          <table:table-cell office:value="-0.029729225039482117" office:value-type="float"/>
          <table:table-cell office:value="-0.029729225039482117" office:value-type="float"/>
          <table:table-cell office:value="-0.029729225039482117" office:value-type="float"/>
          <table:table-cell office:value="-0.029729225039482117" office:value-type="float"/>
          <table:table-cell office:value="-0.029729225039482117" office:value-type="float"/>
          <table:table-cell office:value="0.9625824093757998" office:value-type="float"/>
          <table:table-cell office:value="20" office:value-type="float"/>
          <table:table-cell office:value="-0.949279248714447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67664098739624" office:value-type="float"/>
          <table:table-cell office:value="0.00867664098739624" office:value-type="float"/>
          <table:table-cell office:value="0.00867664098739624" office:value-type="float"/>
          <table:table-cell office:value="0.00867664098739624" office:value-type="float"/>
          <table:table-cell office:value="0.00867664098739624" office:value-type="float"/>
          <table:table-cell office:value="0.00867664098739624" office:value-type="float"/>
          <table:table-cell office:value="0.9644843278784618" office:value-type="float"/>
          <table:table-cell office:value="1" office:value-type="float"/>
          <table:table-cell office:value="0.867664098739624" office:value-type="float"/>
        </table:table-row>
        <table:table-row>
          <table:table-cell office:value="0.0013966459035873414" office:value-type="float"/>
          <table:table-cell office:value="0.0013966459035873414" office:value-type="float"/>
          <table:table-cell office:value="0.0013966459035873414" office:value-type="float"/>
          <table:table-cell office:value="0.0013966459035873414" office:value-type="float"/>
          <table:table-cell office:value="0.0013966459035873414" office:value-type="float"/>
          <table:table-cell office:value="0.0013966459035873414" office:value-type="float"/>
          <table:table-cell office:value="0.9823166011637636" office:value-type="float"/>
          <table:table-cell office:value="2" office:value-type="float"/>
          <table:table-cell office:value="-0.7279995083808899" office:value-type="float"/>
        </table:table-row>
        <table:table-row>
          <table:table-cell office:value="0.006039748787879944" office:value-type="float"/>
          <table:table-cell office:value="0.006039748787879944" office:value-type="float"/>
          <table:table-cell office:value="0.006039748787879944" office:value-type="float"/>
          <table:table-cell office:value="0.006039748787879944" office:value-type="float"/>
          <table:table-cell office:value="0.006039748787879944" office:value-type="float"/>
          <table:table-cell office:value="0.006039748787879944" office:value-type="float"/>
          <table:table-cell office:value="0.970943368274002" office:value-type="float"/>
          <table:table-cell office:value="3" office:value-type="float"/>
          <table:table-cell office:value="0.46431028842926025" office:value-type="float"/>
        </table:table-row>
        <table:table-row>
          <table:table-cell office:value="0.0077745217084884645" office:value-type="float"/>
          <table:table-cell office:value="0.0077745217084884645" office:value-type="float"/>
          <table:table-cell office:value="0.0077745217084884645" office:value-type="float"/>
          <table:table-cell office:value="0.0077745217084884645" office:value-type="float"/>
          <table:table-cell office:value="0.0077745217084884645" office:value-type="float"/>
          <table:table-cell office:value="0.0077745217084884645" office:value-type="float"/>
          <table:table-cell office:value="0.9666940597989133" office:value-type="float"/>
          <table:table-cell office:value="4" office:value-type="float"/>
          <table:table-cell office:value="0.17347729206085205" office:value-type="float"/>
        </table:table-row>
        <table:table-row>
          <table:table-cell office:value="0.010477439761161805" office:value-type="float"/>
          <table:table-cell office:value="0.010477439761161805" office:value-type="float"/>
          <table:table-cell office:value="0.010477439761161805" office:value-type="float"/>
          <table:table-cell office:value="0.010477439761161805" office:value-type="float"/>
          <table:table-cell office:value="0.010477439761161805" office:value-type="float"/>
          <table:table-cell office:value="0.010477439761161805" office:value-type="float"/>
          <table:table-cell office:value="0.9600732897533065" office:value-type="float"/>
          <table:table-cell office:value="5" office:value-type="float"/>
          <table:table-cell office:value="0.270291805267334" office:value-type="float"/>
        </table:table-row>
        <table:table-row>
          <table:table-cell office:value="0.020280347466468812" office:value-type="float"/>
          <table:table-cell office:value="0.020280347466468812" office:value-type="float"/>
          <table:table-cell office:value="0.020280347466468812" office:value-type="float"/>
          <table:table-cell office:value="0.020280347466468812" office:value-type="float"/>
          <table:table-cell office:value="0.020280347466468812" office:value-type="float"/>
          <table:table-cell office:value="0.020280347466468812" office:value-type="float"/>
          <table:table-cell office:value="0.9360611678797068" office:value-type="float"/>
          <table:table-cell office:value="6" office:value-type="float"/>
          <table:table-cell office:value="0.9802907705307007" office:value-type="float"/>
        </table:table-row>
        <table:table-row>
          <table:table-cell office:value="0.015126206278800965" office:value-type="float"/>
          <table:table-cell office:value="0.015126206278800965" office:value-type="float"/>
          <table:table-cell office:value="0.015126206278800965" office:value-type="float"/>
          <table:table-cell office:value="0.015126206278800965" office:value-type="float"/>
          <table:table-cell office:value="0.015126206278800965" office:value-type="float"/>
          <table:table-cell office:value="0.015126206278800965" office:value-type="float"/>
          <table:table-cell office:value="0.9486861838517555" office:value-type="float"/>
          <table:table-cell office:value="7" office:value-type="float"/>
          <table:table-cell office:value="-0.5154141187667847" office:value-type="float"/>
        </table:table-row>
        <table:table-row>
          <table:table-cell office:value="0.010753039717674256" office:value-type="float"/>
          <table:table-cell office:value="0.010753039717674256" office:value-type="float"/>
          <table:table-cell office:value="0.010753039717674256" office:value-type="float"/>
          <table:table-cell office:value="0.010753039717674256" office:value-type="float"/>
          <table:table-cell office:value="0.010753039717674256" office:value-type="float"/>
          <table:table-cell office:value="0.010753039717674256" office:value-type="float"/>
          <table:table-cell office:value="0.9593982104867178" office:value-type="float"/>
          <table:table-cell office:value="8" office:value-type="float"/>
          <table:table-cell office:value="-0.4373166561126709" office:value-type="float"/>
        </table:table-row>
        <table:table-row>
          <table:table-cell office:value="0.0027422374486923227" office:value-type="float"/>
          <table:table-cell office:value="0.0027422374486923227" office:value-type="float"/>
          <table:table-cell office:value="0.0027422374486923227" office:value-type="float"/>
          <table:table-cell office:value="0.0027422374486923227" office:value-type="float"/>
          <table:table-cell office:value="0.0027422374486923227" office:value-type="float"/>
          <table:table-cell office:value="0.0027422374486923227" office:value-type="float"/>
          <table:table-cell office:value="0.9790205884760532" office:value-type="float"/>
          <table:table-cell office:value="9" office:value-type="float"/>
          <table:table-cell office:value="-0.8010802268981934" office:value-type="float"/>
        </table:table-row>
        <table:table-row>
          <table:table-cell office:value="-0.004408809542655944" office:value-type="float"/>
          <table:table-cell office:value="-0.004408809542655944" office:value-type="float"/>
          <table:table-cell office:value="-0.004408809542655944" office:value-type="float"/>
          <table:table-cell office:value="-0.004408809542655944" office:value-type="float"/>
          <table:table-cell office:value="-0.004408809542655944" office:value-type="float"/>
          <table:table-cell office:value="-0.004408809542655944" office:value-type="float"/>
          <table:table-cell office:value="0.9965370047315213" office:value-type="float"/>
          <table:table-cell office:value="10" office:value-type="float"/>
          <table:table-cell office:value="-0.7151046991348267" office:value-type="float"/>
        </table:table-row>
        <table:table-row>
          <table:table-cell office:value="-0.0029448908567428584" office:value-type="float"/>
          <table:table-cell office:value="-0.0029448908567428584" office:value-type="float"/>
          <table:table-cell office:value="-0.0029448908567428584" office:value-type="float"/>
          <table:table-cell office:value="-0.0029448908567428584" office:value-type="float"/>
          <table:table-cell office:value="-0.0029448908567428584" office:value-type="float"/>
          <table:table-cell office:value="-0.0029448908567428584" office:value-type="float"/>
          <table:table-cell office:value="0.9929511509261085" office:value-type="float"/>
          <table:table-cell office:value="11" office:value-type="float"/>
          <table:table-cell office:value="0.1463918685913086" office:value-type="float"/>
        </table:table-row>
        <table:table-row>
          <table:table-cell office:value="0.0037705200910568247" office:value-type="float"/>
          <table:table-cell office:value="0.0037705200910568247" office:value-type="float"/>
          <table:table-cell office:value="0.0037705200910568247" office:value-type="float"/>
          <table:table-cell office:value="0.0037705200910568247" office:value-type="float"/>
          <table:table-cell office:value="0.0037705200910568247" office:value-type="float"/>
          <table:table-cell office:value="0.0037705200910568247" office:value-type="float"/>
          <table:table-cell office:value="0.9765018206908994" office:value-type="float"/>
          <table:table-cell office:value="12" office:value-type="float"/>
          <table:table-cell office:value="0.6715410947799683" office:value-type="float"/>
        </table:table-row>
        <table:table-row>
          <table:table-cell office:value="0.002129388451576234" office:value-type="float"/>
          <table:table-cell office:value="0.002129388451576234" office:value-type="float"/>
          <table:table-cell office:value="0.002129388451576234" office:value-type="float"/>
          <table:table-cell office:value="0.002129388451576234" office:value-type="float"/>
          <table:table-cell office:value="0.002129388451576234" office:value-type="float"/>
          <table:table-cell office:value="0.002129388451576234" office:value-type="float"/>
          <table:table-cell office:value="0.9805217558083641" office:value-type="float"/>
          <table:table-cell office:value="13" office:value-type="float"/>
          <table:table-cell office:value="-0.16411316394805908" office:value-type="float"/>
        </table:table-row>
        <table:table-row>
          <table:table-cell office:value="-0.007610025405883788" office:value-type="float"/>
          <table:table-cell office:value="-0.007610025405883788" office:value-type="float"/>
          <table:table-cell office:value="-0.007610025405883788" office:value-type="float"/>
          <table:table-cell office:value="-0.007610025405883788" office:value-type="float"/>
          <table:table-cell office:value="-0.007610025405883788" office:value-type="float"/>
          <table:table-cell office:value="-0.007610025405883788" office:value-type="float"/>
          <table:table-cell office:value="0.9956216498470672" office:value-type="float"/>
          <table:table-cell office:value="14" office:value-type="float"/>
          <table:table-cell office:value="-0.9739413857460022" office:value-type="float"/>
        </table:table-row>
        <table:table-row>
          <table:table-cell office:value="0.001971523761749269" office:value-type="float"/>
          <table:table-cell office:value="0.001971523761749269" office:value-type="float"/>
          <table:table-cell office:value="0.001971523761749269" office:value-type="float"/>
          <table:table-cell office:value="0.001971523761749269" office:value-type="float"/>
          <table:table-cell office:value="0.001971523761749269" office:value-type="float"/>
          <table:table-cell office:value="0.001971523761749269" office:value-type="float"/>
          <table:table-cell office:value="0.9809084437468428" office:value-type="float"/>
          <table:table-cell office:value="15" office:value-type="float"/>
          <table:table-cell office:value="0.9581549167633057" office:value-type="float"/>
        </table:table-row>
        <table:table-row>
          <table:table-cell office:value="0.010112388134002687" office:value-type="float"/>
          <table:table-cell office:value="0.010112388134002687" office:value-type="float"/>
          <table:table-cell office:value="0.010112388134002687" office:value-type="float"/>
          <table:table-cell office:value="0.010112388134002687" office:value-type="float"/>
          <table:table-cell office:value="0.010112388134002687" office:value-type="float"/>
          <table:table-cell office:value="0.010112388134002687" office:value-type="float"/>
          <table:table-cell office:value="0.9609674799696191" office:value-type="float"/>
          <table:table-cell office:value="16" office:value-type="float"/>
          <table:table-cell office:value="0.8140864372253418" office:value-type="float"/>
        </table:table-row>
        <table:table-row>
          <table:table-cell office:value="0.005193787813186647" office:value-type="float"/>
          <table:table-cell office:value="0.005193787813186647" office:value-type="float"/>
          <table:table-cell office:value="0.005193787813186647" office:value-type="float"/>
          <table:table-cell office:value="0.005193787813186647" office:value-type="float"/>
          <table:table-cell office:value="0.005193787813186647" office:value-type="float"/>
          <table:table-cell office:value="0.005193787813186647" office:value-type="float"/>
          <table:table-cell office:value="0.973015541004308" office:value-type="float"/>
          <table:table-cell office:value="17" office:value-type="float"/>
          <table:table-cell office:value="-0.491860032081604" office:value-type="float"/>
        </table:table-row>
        <table:table-row>
          <table:table-cell office:value="0.012386111021041871" office:value-type="float"/>
          <table:table-cell office:value="0.012386111021041871" office:value-type="float"/>
          <table:table-cell office:value="0.012386111021041871" office:value-type="float"/>
          <table:table-cell office:value="0.012386111021041871" office:value-type="float"/>
          <table:table-cell office:value="0.012386111021041871" office:value-type="float"/>
          <table:table-cell office:value="0.012386111021041871" office:value-type="float"/>
          <table:table-cell office:value="0.9553980190798852" office:value-type="float"/>
          <table:table-cell office:value="18" office:value-type="float"/>
          <table:table-cell office:value="0.7192323207855225" office:value-type="float"/>
        </table:table-row>
        <table:table-row>
          <table:table-cell office:value="0.007336905598640443" office:value-type="float"/>
          <table:table-cell office:value="0.007336905598640443" office:value-type="float"/>
          <table:table-cell office:value="0.007336905598640443" office:value-type="float"/>
          <table:table-cell office:value="0.007336905598640443" office:value-type="float"/>
          <table:table-cell office:value="0.007336905598640443" office:value-type="float"/>
          <table:table-cell office:value="0.007336905598640443" office:value-type="float"/>
          <table:table-cell office:value="0.9677659959712628" office:value-type="float"/>
          <table:table-cell office:value="19" office:value-type="float"/>
          <table:table-cell office:value="-0.5049205422401428" office:value-type="float"/>
        </table:table-row>
        <table:table-row>
          <table:table-cell office:value="0.002342405915260316" office:value-type="float"/>
          <table:table-cell office:value="0.002342405915260316" office:value-type="float"/>
          <table:table-cell office:value="0.002342405915260316" office:value-type="float"/>
          <table:table-cell office:value="0.002342405915260316" office:value-type="float"/>
          <table:table-cell office:value="0.002342405915260316" office:value-type="float"/>
          <table:table-cell office:value="0.002342405915260316" office:value-type="float"/>
          <table:table-cell office:value="0.9799999717160361" office:value-type="float"/>
          <table:table-cell office:value="20" office:value-type="float"/>
          <table:table-cell office:value="-0.4994499683380127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979799270629883" office:value-type="float"/>
          <table:table-cell office:value="-0.001979799270629883" office:value-type="float"/>
          <table:table-cell office:value="-0.001979799270629883" office:value-type="float"/>
          <table:table-cell office:value="-0.001979799270629883" office:value-type="float"/>
          <table:table-cell office:value="-0.001979799270629883" office:value-type="float"/>
          <table:table-cell office:value="-0.001979799270629883" office:value-type="float"/>
          <table:table-cell office:value="0.9235512128467007" office:value-type="float"/>
          <table:table-cell office:value="1" office:value-type="float"/>
          <table:table-cell office:value="-0.19797992706298828" office:value-type="float"/>
        </table:table-row>
        <table:table-row>
          <table:table-cell office:value="0.000557403564453125" office:value-type="float"/>
          <table:table-cell office:value="0.000557403564453125" office:value-type="float"/>
          <table:table-cell office:value="0.000557403564453125" office:value-type="float"/>
          <table:table-cell office:value="0.000557403564453125" office:value-type="float"/>
          <table:table-cell office:value="0.000557403564453125" office:value-type="float"/>
          <table:table-cell office:value="0.000557403564453125" office:value-type="float"/>
          <table:table-cell office:value="0.929766065166597" office:value-type="float"/>
          <table:table-cell office:value="2" office:value-type="float"/>
          <table:table-cell office:value="0.2537202835083008" office:value-type="float"/>
        </table:table-row>
        <table:table-row>
          <table:table-cell office:value="-0.00807635247707367" office:value-type="float"/>
          <table:table-cell office:value="-0.00807635247707367" office:value-type="float"/>
          <table:table-cell office:value="-0.00807635247707367" office:value-type="float"/>
          <table:table-cell office:value="-0.00807635247707367" office:value-type="float"/>
          <table:table-cell office:value="-0.00807635247707367" office:value-type="float"/>
          <table:table-cell office:value="-0.00807635247707367" office:value-type="float"/>
          <table:table-cell office:value="0.9086177683011848" office:value-type="float"/>
          <table:table-cell office:value="3" office:value-type="float"/>
          <table:table-cell office:value="-0.8633756041526794" office:value-type="float"/>
        </table:table-row>
        <table:table-row>
          <table:table-cell office:value="-0.004605455994606019" office:value-type="float"/>
          <table:table-cell office:value="-0.004605455994606019" office:value-type="float"/>
          <table:table-cell office:value="-0.004605455994606019" office:value-type="float"/>
          <table:table-cell office:value="-0.004605455994606019" office:value-type="float"/>
          <table:table-cell office:value="-0.004605455994606019" office:value-type="float"/>
          <table:table-cell office:value="-0.004605455994606019" office:value-type="float"/>
          <table:table-cell office:value="0.9171196936332515" office:value-type="float"/>
          <table:table-cell office:value="4" office:value-type="float"/>
          <table:table-cell office:value="0.34708964824676514" office:value-type="float"/>
        </table:table-row>
        <table:table-row>
          <table:table-cell office:value="-0.007328677773475648" office:value-type="float"/>
          <table:table-cell office:value="-0.007328677773475648" office:value-type="float"/>
          <table:table-cell office:value="-0.007328677773475648" office:value-type="float"/>
          <table:table-cell office:value="-0.007328677773475648" office:value-type="float"/>
          <table:table-cell office:value="-0.007328677773475648" office:value-type="float"/>
          <table:table-cell office:value="-0.007328677773475648" office:value-type="float"/>
          <table:table-cell office:value="0.9104491898185866" office:value-type="float"/>
          <table:table-cell office:value="5" office:value-type="float"/>
          <table:table-cell office:value="-0.2723221778869629" office:value-type="float"/>
        </table:table-row>
        <table:table-row>
          <table:table-cell office:value="-0.0010796529054641728" office:value-type="float"/>
          <table:table-cell office:value="-0.0010796529054641728" office:value-type="float"/>
          <table:table-cell office:value="-0.0010796529054641728" office:value-type="float"/>
          <table:table-cell office:value="-0.0010796529054641728" office:value-type="float"/>
          <table:table-cell office:value="-0.0010796529054641728" office:value-type="float"/>
          <table:table-cell office:value="-0.0010796529054641728" office:value-type="float"/>
          <table:table-cell office:value="0.9257561121351777" office:value-type="float"/>
          <table:table-cell office:value="6" office:value-type="float"/>
          <table:table-cell office:value="0.6249024868011475" office:value-type="float"/>
        </table:table-row>
        <table:table-row>
          <table:table-cell office:value="0.005548438429832458" office:value-type="float"/>
          <table:table-cell office:value="0.005548438429832458" office:value-type="float"/>
          <table:table-cell office:value="0.005548438429832458" office:value-type="float"/>
          <table:table-cell office:value="0.005548438429832458" office:value-type="float"/>
          <table:table-cell office:value="0.005548438429832458" office:value-type="float"/>
          <table:table-cell office:value="0.005548438429832458" office:value-type="float"/>
          <table:table-cell office:value="0.9419915538752168" office:value-type="float"/>
          <table:table-cell office:value="7" office:value-type="float"/>
          <table:table-cell office:value="0.6628091335296631" office:value-type="float"/>
        </table:table-row>
        <table:table-row>
          <table:table-cell office:value="0.012511152625083923" office:value-type="float"/>
          <table:table-cell office:value="0.012511152625083923" office:value-type="float"/>
          <table:table-cell office:value="0.012511152625083923" office:value-type="float"/>
          <table:table-cell office:value="0.012511152625083923" office:value-type="float"/>
          <table:table-cell office:value="0.012511152625083923" office:value-type="float"/>
          <table:table-cell office:value="0.012511152625083923" office:value-type="float"/>
          <table:table-cell office:value="0.9590466508784161" office:value-type="float"/>
          <table:table-cell office:value="8" office:value-type="float"/>
          <table:table-cell office:value="0.6962714195251465" office:value-type="float"/>
        </table:table-row>
        <table:table-row>
          <table:table-cell office:value="0.013438413739204406" office:value-type="float"/>
          <table:table-cell office:value="0.013438413739204406" office:value-type="float"/>
          <table:table-cell office:value="0.013438413739204406" office:value-type="float"/>
          <table:table-cell office:value="0.013438413739204406" office:value-type="float"/>
          <table:table-cell office:value="0.013438413739204406" office:value-type="float"/>
          <table:table-cell office:value="0.013438413739204406" office:value-type="float"/>
          <table:table-cell office:value="0.9613179674663359" office:value-type="float"/>
          <table:table-cell office:value="9" office:value-type="float"/>
          <table:table-cell office:value="0.09272611141204834" office:value-type="float"/>
        </table:table-row>
        <table:table-row>
          <table:table-cell office:value="0.021625495553016662" office:value-type="float"/>
          <table:table-cell office:value="0.021625495553016662" office:value-type="float"/>
          <table:table-cell office:value="0.021625495553016662" office:value-type="float"/>
          <table:table-cell office:value="0.021625495553016662" office:value-type="float"/>
          <table:table-cell office:value="0.021625495553016662" office:value-type="float"/>
          <table:table-cell office:value="0.021625495553016662" office:value-type="float"/>
          <table:table-cell office:value="0.9813721403925958" office:value-type="float"/>
          <table:table-cell office:value="10" office:value-type="float"/>
          <table:table-cell office:value="0.8187081813812256" office:value-type="float"/>
        </table:table-row>
        <table:table-row>
          <table:table-cell office:value="0.01229753017425537" office:value-type="float"/>
          <table:table-cell office:value="0.01229753017425537" office:value-type="float"/>
          <table:table-cell office:value="0.01229753017425537" office:value-type="float"/>
          <table:table-cell office:value="0.01229753017425537" office:value-type="float"/>
          <table:table-cell office:value="0.01229753017425537" office:value-type="float"/>
          <table:table-cell office:value="0.01229753017425537" office:value-type="float"/>
          <table:table-cell office:value="0.9585233848762834" office:value-type="float"/>
          <table:table-cell office:value="11" office:value-type="float"/>
          <table:table-cell office:value="-0.9327965378761292" office:value-type="float"/>
        </table:table-row>
        <table:table-row>
          <table:table-cell office:value="0.019481369256973267" office:value-type="float"/>
          <table:table-cell office:value="0.019481369256973267" office:value-type="float"/>
          <table:table-cell office:value="0.019481369256973267" office:value-type="float"/>
          <table:table-cell office:value="0.019481369256973267" office:value-type="float"/>
          <table:table-cell office:value="0.019481369256973267" office:value-type="float"/>
          <table:table-cell office:value="0.019481369256973267" office:value-type="float"/>
          <table:table-cell office:value="0.9761201250232058" office:value-type="float"/>
          <table:table-cell office:value="12" office:value-type="float"/>
          <table:table-cell office:value="0.7183839082717896" office:value-type="float"/>
        </table:table-row>
        <table:table-row>
          <table:table-cell office:value="0.013237262368202211" office:value-type="float"/>
          <table:table-cell office:value="0.013237262368202211" office:value-type="float"/>
          <table:table-cell office:value="0.013237262368202211" office:value-type="float"/>
          <table:table-cell office:value="0.013237262368202211" office:value-type="float"/>
          <table:table-cell office:value="0.013237262368202211" office:value-type="float"/>
          <table:table-cell office:value="0.013237262368202211" office:value-type="float"/>
          <table:table-cell office:value="0.9608252492463193" office:value-type="float"/>
          <table:table-cell office:value="13" office:value-type="float"/>
          <table:table-cell office:value="-0.6244106888771057" office:value-type="float"/>
        </table:table-row>
        <table:table-row>
          <table:table-cell office:value="0.019849728941917423" office:value-type="float"/>
          <table:table-cell office:value="0.019849728941917423" office:value-type="float"/>
          <table:table-cell office:value="0.019849728941917423" office:value-type="float"/>
          <table:table-cell office:value="0.019849728941917423" office:value-type="float"/>
          <table:table-cell office:value="0.019849728941917423" office:value-type="float"/>
          <table:table-cell office:value="0.019849728941917423" office:value-type="float"/>
          <table:table-cell office:value="0.9770224182931313" office:value-type="float"/>
          <table:table-cell office:value="14" office:value-type="float"/>
          <table:table-cell office:value="0.661246657371521" office:value-type="float"/>
        </table:table-row>
        <table:table-row>
          <table:table-cell office:value="0.02900437653064728" office:value-type="float"/>
          <table:table-cell office:value="0.02900437653064728" office:value-type="float"/>
          <table:table-cell office:value="0.02900437653064728" office:value-type="float"/>
          <table:table-cell office:value="0.02900437653064728" office:value-type="float"/>
          <table:table-cell office:value="0.02900437653064728" office:value-type="float"/>
          <table:table-cell office:value="0.02900437653064728" office:value-type="float"/>
          <table:table-cell office:value="0.9994466336605199" office:value-type="float"/>
          <table:table-cell office:value="15" office:value-type="float"/>
          <table:table-cell office:value="0.9154647588729858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575551271438599" office:value-type="float"/>
          <table:table-cell office:value="-0.007575551271438599" office:value-type="float"/>
          <table:table-cell office:value="-0.007575551271438599" office:value-type="float"/>
          <table:table-cell office:value="-0.007575551271438599" office:value-type="float"/>
          <table:table-cell office:value="-0.007575551271438599" office:value-type="float"/>
          <table:table-cell office:value="-0.007575551271438599" office:value-type="float"/>
          <table:table-cell office:value="0.8861154361070345" office:value-type="float"/>
          <table:table-cell office:value="1" office:value-type="float"/>
          <table:table-cell office:value="-0.7575551271438599" office:value-type="float"/>
        </table:table-row>
        <table:table-row>
          <table:table-cell office:value="-0.010838632583618165" office:value-type="float"/>
          <table:table-cell office:value="-0.010838632583618165" office:value-type="float"/>
          <table:table-cell office:value="-0.010838632583618165" office:value-type="float"/>
          <table:table-cell office:value="-0.010838632583618165" office:value-type="float"/>
          <table:table-cell office:value="-0.010838632583618165" office:value-type="float"/>
          <table:table-cell office:value="-0.010838632583618165" office:value-type="float"/>
          <table:table-cell office:value="0.8781225519029832" office:value-type="float"/>
          <table:table-cell office:value="2" office:value-type="float"/>
          <table:table-cell office:value="-0.32630813121795654" office:value-type="float"/>
        </table:table-row>
        <table:table-row>
          <table:table-cell office:value="-0.014236433506011965" office:value-type="float"/>
          <table:table-cell office:value="-0.014236433506011965" office:value-type="float"/>
          <table:table-cell office:value="-0.014236433506011965" office:value-type="float"/>
          <table:table-cell office:value="-0.014236433506011965" office:value-type="float"/>
          <table:table-cell office:value="-0.014236433506011965" office:value-type="float"/>
          <table:table-cell office:value="-0.014236433506011965" office:value-type="float"/>
          <table:table-cell office:value="0.8697996733955604" office:value-type="float"/>
          <table:table-cell office:value="3" office:value-type="float"/>
          <table:table-cell office:value="-0.3397800922393799" office:value-type="float"/>
        </table:table-row>
        <table:table-row>
          <table:table-cell office:value="-0.023802860975265502" office:value-type="float"/>
          <table:table-cell office:value="-0.023802860975265502" office:value-type="float"/>
          <table:table-cell office:value="-0.023802860975265502" office:value-type="float"/>
          <table:table-cell office:value="-0.023802860975265502" office:value-type="float"/>
          <table:table-cell office:value="-0.023802860975265502" office:value-type="float"/>
          <table:table-cell office:value="-0.023802860975265502" office:value-type="float"/>
          <table:table-cell office:value="0.8463668074345446" office:value-type="float"/>
          <table:table-cell office:value="4" office:value-type="float"/>
          <table:table-cell office:value="-0.956642746925354" office:value-type="float"/>
        </table:table-row>
        <table:table-row>
          <table:table-cell office:value="-0.02700777769088745" office:value-type="float"/>
          <table:table-cell office:value="-0.02700777769088745" office:value-type="float"/>
          <table:table-cell office:value="-0.02700777769088745" office:value-type="float"/>
          <table:table-cell office:value="-0.02700777769088745" office:value-type="float"/>
          <table:table-cell office:value="-0.02700777769088745" office:value-type="float"/>
          <table:table-cell office:value="-0.02700777769088745" office:value-type="float"/>
          <table:table-cell office:value="0.8385163968131543" office:value-type="float"/>
          <table:table-cell office:value="5" office:value-type="float"/>
          <table:table-cell office:value="-0.3204916715621948" office:value-type="float"/>
        </table:table-row>
        <table:table-row>
          <table:table-cell office:value="-0.0365739369392395" office:value-type="float"/>
          <table:table-cell office:value="-0.0365739369392395" office:value-type="float"/>
          <table:table-cell office:value="-0.0365739369392395" office:value-type="float"/>
          <table:table-cell office:value="-0.0365739369392395" office:value-type="float"/>
          <table:table-cell office:value="-0.0365739369392395" office:value-type="float"/>
          <table:table-cell office:value="-0.0365739369392395" office:value-type="float"/>
          <table:table-cell office:value="0.8150841878564855" office:value-type="float"/>
          <table:table-cell office:value="6" office:value-type="float"/>
          <table:table-cell office:value="-0.9566159248352051" office:value-type="float"/>
        </table:table-row>
        <table:table-row>
          <table:table-cell office:value="-0.03628894567489624" office:value-type="float"/>
          <table:table-cell office:value="-0.03628894567489624" office:value-type="float"/>
          <table:table-cell office:value="-0.03628894567489624" office:value-type="float"/>
          <table:table-cell office:value="-0.03628894567489624" office:value-type="float"/>
          <table:table-cell office:value="-0.03628894567489624" office:value-type="float"/>
          <table:table-cell office:value="-0.03628894567489624" office:value-type="float"/>
          <table:table-cell office:value="0.8157822710352771" office:value-type="float"/>
          <table:table-cell office:value="7" office:value-type="float"/>
          <table:table-cell office:value="0.028499126434326172" office:value-type="float"/>
        </table:table-row>
        <table:table-row>
          <table:table-cell office:value="-0.02680450677871704" office:value-type="float"/>
          <table:table-cell office:value="-0.02680450677871704" office:value-type="float"/>
          <table:table-cell office:value="-0.02680450677871704" office:value-type="float"/>
          <table:table-cell office:value="-0.02680450677871704" office:value-type="float"/>
          <table:table-cell office:value="-0.02680450677871704" office:value-type="float"/>
          <table:table-cell office:value="-0.02680450677871704" office:value-type="float"/>
          <table:table-cell office:value="0.8390143068275219" office:value-type="float"/>
          <table:table-cell office:value="8" office:value-type="float"/>
          <table:table-cell office:value="0.9484438896179199" office:value-type="float"/>
        </table:table-row>
        <table:table-row>
          <table:table-cell office:value="-0.023267220258712768" office:value-type="float"/>
          <table:table-cell office:value="-0.023267220258712768" office:value-type="float"/>
          <table:table-cell office:value="-0.023267220258712768" office:value-type="float"/>
          <table:table-cell office:value="-0.023267220258712768" office:value-type="float"/>
          <table:table-cell office:value="-0.023267220258712768" office:value-type="float"/>
          <table:table-cell office:value="-0.023267220258712768" office:value-type="float"/>
          <table:table-cell office:value="0.8476788538755575" office:value-type="float"/>
          <table:table-cell office:value="9" office:value-type="float"/>
          <table:table-cell office:value="0.35372865200042725" office:value-type="float"/>
        </table:table-row>
        <table:table-row>
          <table:table-cell office:value="-0.032966066598892216" office:value-type="float"/>
          <table:table-cell office:value="-0.032966066598892216" office:value-type="float"/>
          <table:table-cell office:value="-0.032966066598892216" office:value-type="float"/>
          <table:table-cell office:value="-0.032966066598892216" office:value-type="float"/>
          <table:table-cell office:value="-0.032966066598892216" office:value-type="float"/>
          <table:table-cell office:value="-0.032966066598892216" office:value-type="float"/>
          <table:table-cell office:value="0.8239216292484579" office:value-type="float"/>
          <table:table-cell office:value="10" office:value-type="float"/>
          <table:table-cell office:value="-0.9698846340179443" office:value-type="float"/>
        </table:table-row>
        <table:table-row>
          <table:table-cell office:value="-0.03286720395088196" office:value-type="float"/>
          <table:table-cell office:value="-0.03286720395088196" office:value-type="float"/>
          <table:table-cell office:value="-0.03286720395088196" office:value-type="float"/>
          <table:table-cell office:value="-0.03286720395088196" office:value-type="float"/>
          <table:table-cell office:value="-0.03286720395088196" office:value-type="float"/>
          <table:table-cell office:value="-0.03286720395088196" office:value-type="float"/>
          <table:table-cell office:value="0.8241637922907034" office:value-type="float"/>
          <table:table-cell office:value="11" office:value-type="float"/>
          <table:table-cell office:value="0.00988626480102539" office:value-type="float"/>
        </table:table-row>
        <table:table-row>
          <table:table-cell office:value="-0.030629261732101443" office:value-type="float"/>
          <table:table-cell office:value="-0.030629261732101443" office:value-type="float"/>
          <table:table-cell office:value="-0.030629261732101443" office:value-type="float"/>
          <table:table-cell office:value="-0.030629261732101443" office:value-type="float"/>
          <table:table-cell office:value="-0.030629261732101443" office:value-type="float"/>
          <table:table-cell office:value="-0.030629261732101443" office:value-type="float"/>
          <table:table-cell office:value="0.8296456088005477" office:value-type="float"/>
          <table:table-cell office:value="12" office:value-type="float"/>
          <table:table-cell office:value="0.22379422187805176" office:value-type="float"/>
        </table:table-row>
        <table:table-row>
          <table:table-cell office:value="-0.040289572477340704" office:value-type="float"/>
          <table:table-cell office:value="-0.040289572477340704" office:value-type="float"/>
          <table:table-cell office:value="-0.040289572477340704" office:value-type="float"/>
          <table:table-cell office:value="-0.040289572477340704" office:value-type="float"/>
          <table:table-cell office:value="-0.040289572477340704" office:value-type="float"/>
          <table:table-cell office:value="-0.040289572477340704" office:value-type="float"/>
          <table:table-cell office:value="0.8059827767179859" office:value-type="float"/>
          <table:table-cell office:value="13" office:value-type="float"/>
          <table:table-cell office:value="-0.9660310745239258" office:value-type="float"/>
        </table:table-row>
        <table:table-row>
          <table:table-cell office:value="-0.040896527767181404" office:value-type="float"/>
          <table:table-cell office:value="-0.040896527767181404" office:value-type="float"/>
          <table:table-cell office:value="-0.040896527767181404" office:value-type="float"/>
          <table:table-cell office:value="-0.040896527767181404" office:value-type="float"/>
          <table:table-cell office:value="-0.040896527767181404" office:value-type="float"/>
          <table:table-cell office:value="-0.040896527767181404" office:value-type="float"/>
          <table:table-cell office:value="0.8044960459611932" office:value-type="float"/>
          <table:table-cell office:value="14" office:value-type="float"/>
          <table:table-cell office:value="-0.060695528984069824" office:value-type="float"/>
        </table:table-row>
        <table:table-row>
          <table:table-cell office:value="-0.035993467569351206" office:value-type="float"/>
          <table:table-cell office:value="-0.035993467569351206" office:value-type="float"/>
          <table:table-cell office:value="-0.035993467569351206" office:value-type="float"/>
          <table:table-cell office:value="-0.035993467569351206" office:value-type="float"/>
          <table:table-cell office:value="-0.035993467569351206" office:value-type="float"/>
          <table:table-cell office:value="-0.035993467569351206" office:value-type="float"/>
          <table:table-cell office:value="0.8165060416240267" office:value-type="float"/>
          <table:table-cell office:value="15" office:value-type="float"/>
          <table:table-cell office:value="0.49030601978302" office:value-type="float"/>
        </table:table-row>
        <table:table-row>
          <table:table-cell office:value="-0.03141398549079896" office:value-type="float"/>
          <table:table-cell office:value="-0.03141398549079896" office:value-type="float"/>
          <table:table-cell office:value="-0.03141398549079896" office:value-type="float"/>
          <table:table-cell office:value="-0.03141398549079896" office:value-type="float"/>
          <table:table-cell office:value="-0.03141398549079896" office:value-type="float"/>
          <table:table-cell office:value="-0.03141398549079896" office:value-type="float"/>
          <table:table-cell office:value="0.8277234360026998" office:value-type="float"/>
          <table:table-cell office:value="16" office:value-type="float"/>
          <table:table-cell office:value="0.4579482078552246" office:value-type="float"/>
        </table:table-row>
        <table:table-row>
          <table:table-cell office:value="-0.02324770689010621" office:value-type="float"/>
          <table:table-cell office:value="-0.02324770689010621" office:value-type="float"/>
          <table:table-cell office:value="-0.02324770689010621" office:value-type="float"/>
          <table:table-cell office:value="-0.02324770689010621" office:value-type="float"/>
          <table:table-cell office:value="-0.02324770689010621" office:value-type="float"/>
          <table:table-cell office:value="-0.02324770689010621" office:value-type="float"/>
          <table:table-cell office:value="0.8477266516718065" office:value-type="float"/>
          <table:table-cell office:value="17" office:value-type="float"/>
          <table:table-cell office:value="0.8166278600692749" office:value-type="float"/>
        </table:table-row>
        <table:table-row>
          <table:table-cell office:value="-0.013509203195571909" office:value-type="float"/>
          <table:table-cell office:value="-0.013509203195571909" office:value-type="float"/>
          <table:table-cell office:value="-0.013509203195571909" office:value-type="float"/>
          <table:table-cell office:value="-0.013509203195571909" office:value-type="float"/>
          <table:table-cell office:value="-0.013509203195571909" office:value-type="float"/>
          <table:table-cell office:value="-0.013509203195571909" office:value-type="float"/>
          <table:table-cell office:value="0.8715810165816243" office:value-type="float"/>
          <table:table-cell office:value="18" office:value-type="float"/>
          <table:table-cell office:value="0.9738503694534302" office:value-type="float"/>
        </table:table-row>
        <table:table-row>
          <table:table-cell office:value="-0.012563966512680063" office:value-type="float"/>
          <table:table-cell office:value="-0.012563966512680063" office:value-type="float"/>
          <table:table-cell office:value="-0.012563966512680063" office:value-type="float"/>
          <table:table-cell office:value="-0.012563966512680063" office:value-type="float"/>
          <table:table-cell office:value="-0.012563966512680063" office:value-type="float"/>
          <table:table-cell office:value="-0.012563966512680063" office:value-type="float"/>
          <table:table-cell office:value="0.8738963641408704" office:value-type="float"/>
          <table:table-cell office:value="19" office:value-type="float"/>
          <table:table-cell office:value="0.09452366828918457" office:value-type="float"/>
        </table:table-row>
        <table:table-row>
          <table:table-cell office:value="-0.013126154541969309" office:value-type="float"/>
          <table:table-cell office:value="-0.013126154541969309" office:value-type="float"/>
          <table:table-cell office:value="-0.013126154541969309" office:value-type="float"/>
          <table:table-cell office:value="-0.013126154541969309" office:value-type="float"/>
          <table:table-cell office:value="-0.013126154541969309" office:value-type="float"/>
          <table:table-cell office:value="-0.013126154541969309" office:value-type="float"/>
          <table:table-cell office:value="0.8725192903296108" office:value-type="float"/>
          <table:table-cell office:value="20" office:value-type="float"/>
          <table:table-cell office:value="-0.05621880292892456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638333320617675" office:value-type="float"/>
          <table:table-cell office:value="0.009638333320617675" office:value-type="float"/>
          <table:table-cell office:value="0.009638333320617675" office:value-type="float"/>
          <table:table-cell office:value="0.009638333320617675" office:value-type="float"/>
          <table:table-cell office:value="0.009638333320617675" office:value-type="float"/>
          <table:table-cell office:value="0.009638333320617675" office:value-type="float"/>
          <table:table-cell office:value="0.9925339982088629" office:value-type="float"/>
          <table:table-cell office:value="1" office:value-type="float"/>
          <table:table-cell office:value="0.9638333320617676" office:value-type="float"/>
        </table:table-row>
        <table:table-row>
          <table:table-cell office:value="0.0030539083480834953" office:value-type="float"/>
          <table:table-cell office:value="0.0030539083480834953" office:value-type="float"/>
          <table:table-cell office:value="0.0030539083480834953" office:value-type="float"/>
          <table:table-cell office:value="0.0030539083480834953" office:value-type="float"/>
          <table:table-cell office:value="0.0030539083480834953" office:value-type="float"/>
          <table:table-cell office:value="0.0030539083480834953" office:value-type="float"/>
          <table:table-cell office:value="0.9764055167765151" office:value-type="float"/>
          <table:table-cell office:value="2" office:value-type="float"/>
          <table:table-cell office:value="-0.658442497253418" office:value-type="float"/>
        </table:table-row>
        <table:table-row>
          <table:table-cell office:value="-0.0021364402770996105" office:value-type="float"/>
          <table:table-cell office:value="-0.0021364402770996105" office:value-type="float"/>
          <table:table-cell office:value="-0.0021364402770996105" office:value-type="float"/>
          <table:table-cell office:value="-0.0021364402770996105" office:value-type="float"/>
          <table:table-cell office:value="-0.0021364402770996105" office:value-type="float"/>
          <table:table-cell office:value="-0.0021364402770996105" office:value-type="float"/>
          <table:table-cell office:value="0.9636918110576602" office:value-type="float"/>
          <table:table-cell office:value="3" office:value-type="float"/>
          <table:table-cell office:value="-0.5190348625183105" office:value-type="float"/>
        </table:table-row>
        <table:table-row>
          <table:table-cell office:value="-0.007887232899665834" office:value-type="float"/>
          <table:table-cell office:value="-0.007887232899665834" office:value-type="float"/>
          <table:table-cell office:value="-0.007887232899665834" office:value-type="float"/>
          <table:table-cell office:value="-0.007887232899665834" office:value-type="float"/>
          <table:table-cell office:value="-0.007887232899665834" office:value-type="float"/>
          <table:table-cell office:value="-0.007887232899665834" office:value-type="float"/>
          <table:table-cell office:value="0.9496053035158112" office:value-type="float"/>
          <table:table-cell office:value="4" office:value-type="float"/>
          <table:table-cell office:value="-0.5750792622566223" office:value-type="float"/>
        </table:table-row>
        <table:table-row>
          <table:table-cell office:value="2.4456381797788654e-05" office:value-type="float"/>
          <table:table-cell office:value="2.4456381797788654e-05" office:value-type="float"/>
          <table:table-cell office:value="2.4456381797788654e-05" office:value-type="float"/>
          <table:table-cell office:value="2.4456381797788654e-05" office:value-type="float"/>
          <table:table-cell office:value="2.4456381797788654e-05" office:value-type="float"/>
          <table:table-cell office:value="2.4456381797788654e-05" office:value-type="float"/>
          <table:table-cell office:value="0.9689849052588438" office:value-type="float"/>
          <table:table-cell office:value="5" office:value-type="float"/>
          <table:table-cell office:value="0.7911689281463623" office:value-type="float"/>
        </table:table-row>
        <table:table-row>
          <table:table-cell office:value="0.005743269324302671" office:value-type="float"/>
          <table:table-cell office:value="0.005743269324302671" office:value-type="float"/>
          <table:table-cell office:value="0.005743269324302671" office:value-type="float"/>
          <table:table-cell office:value="0.005743269324302671" office:value-type="float"/>
          <table:table-cell office:value="0.005743269324302671" office:value-type="float"/>
          <table:table-cell office:value="0.005743269324302671" office:value-type="float"/>
          <table:table-cell office:value="0.9829930789024053" office:value-type="float"/>
          <table:table-cell office:value="6" office:value-type="float"/>
          <table:table-cell office:value="0.5718812942504883" office:value-type="float"/>
        </table:table-row>
        <table:table-row>
          <table:table-cell office:value="0.008055611252784728" office:value-type="float"/>
          <table:table-cell office:value="0.008055611252784728" office:value-type="float"/>
          <table:table-cell office:value="0.008055611252784728" office:value-type="float"/>
          <table:table-cell office:value="0.008055611252784728" office:value-type="float"/>
          <table:table-cell office:value="0.008055611252784728" office:value-type="float"/>
          <table:table-cell office:value="0.008055611252784728" office:value-type="float"/>
          <table:table-cell office:value="0.9886571367380296" office:value-type="float"/>
          <table:table-cell office:value="7" office:value-type="float"/>
          <table:table-cell office:value="0.23123419284820557" office:value-type="float"/>
        </table:table-row>
        <table:table-row>
          <table:table-cell office:value="0.015426960587501525" office:value-type="float"/>
          <table:table-cell office:value="0.015426960587501525" office:value-type="float"/>
          <table:table-cell office:value="0.015426960587501525" office:value-type="float"/>
          <table:table-cell office:value="0.015426960587501525" office:value-type="float"/>
          <table:table-cell office:value="0.015426960587501525" office:value-type="float"/>
          <table:table-cell office:value="0.015426960587501525" office:value-type="float"/>
          <table:table-cell office:value="0.99328681867611" office:value-type="float"/>
          <table:table-cell office:value="8" office:value-type="float"/>
          <table:table-cell office:value="0.7371349334716797" office:value-type="float"/>
        </table:table-row>
        <table:table-row>
          <table:table-cell office:value="0.011336599588394164" office:value-type="float"/>
          <table:table-cell office:value="0.011336599588394164" office:value-type="float"/>
          <table:table-cell office:value="0.011336599588394164" office:value-type="float"/>
          <table:table-cell office:value="0.011336599588394164" office:value-type="float"/>
          <table:table-cell office:value="0.011336599588394164" office:value-type="float"/>
          <table:table-cell office:value="0.011336599588394164" office:value-type="float"/>
          <table:table-cell office:value="0.9966938840122961" office:value-type="float"/>
          <table:table-cell office:value="9" office:value-type="float"/>
          <table:table-cell office:value="-0.4090360999107361" office:value-type="float"/>
        </table:table-row>
        <table:table-row>
          <table:table-cell office:value="0.008896463513374328" office:value-type="float"/>
          <table:table-cell office:value="0.008896463513374328" office:value-type="float"/>
          <table:table-cell office:value="0.008896463513374328" office:value-type="float"/>
          <table:table-cell office:value="0.008896463513374328" office:value-type="float"/>
          <table:table-cell office:value="0.008896463513374328" office:value-type="float"/>
          <table:table-cell office:value="0.008896463513374328" office:value-type="float"/>
          <table:table-cell office:value="0.9907167957255398" office:value-type="float"/>
          <table:table-cell office:value="10" office:value-type="float"/>
          <table:table-cell office:value="-0.24401360750198364" office:value-type="float"/>
        </table:table-row>
        <table:table-row>
          <table:table-cell office:value="0.00607555329799652" office:value-type="float"/>
          <table:table-cell office:value="0.00607555329799652" office:value-type="float"/>
          <table:table-cell office:value="0.00607555329799652" office:value-type="float"/>
          <table:table-cell office:value="0.00607555329799652" office:value-type="float"/>
          <table:table-cell office:value="0.00607555329799652" office:value-type="float"/>
          <table:table-cell office:value="0.00607555329799652" office:value-type="float"/>
          <table:table-cell office:value="0.9838070050876596" office:value-type="float"/>
          <table:table-cell office:value="11" office:value-type="float"/>
          <table:table-cell office:value="-0.28209102153778076" office:value-type="float"/>
        </table:table-row>
        <table:table-row>
          <table:table-cell office:value="0.0024487501382827745" office:value-type="float"/>
          <table:table-cell office:value="0.0024487501382827745" office:value-type="float"/>
          <table:table-cell office:value="0.0024487501382827745" office:value-type="float"/>
          <table:table-cell office:value="0.0024487501382827745" office:value-type="float"/>
          <table:table-cell office:value="0.0024487501382827745" office:value-type="float"/>
          <table:table-cell office:value="0.0024487501382827745" office:value-type="float"/>
          <table:table-cell office:value="0.9749231879488471" office:value-type="float"/>
          <table:table-cell office:value="12" office:value-type="float"/>
          <table:table-cell office:value="-0.3626803159713745" office:value-type="float"/>
        </table:table-row>
        <table:table-row>
          <table:table-cell office:value="-0.0033087706565856946" office:value-type="float"/>
          <table:table-cell office:value="-0.0033087706565856946" office:value-type="float"/>
          <table:table-cell office:value="-0.0033087706565856946" office:value-type="float"/>
          <table:table-cell office:value="-0.0033087706565856946" office:value-type="float"/>
          <table:table-cell office:value="-0.0033087706565856946" office:value-type="float"/>
          <table:table-cell office:value="-0.0033087706565856946" office:value-type="float"/>
          <table:table-cell office:value="0.960820199817956" office:value-type="float"/>
          <table:table-cell office:value="13" office:value-type="float"/>
          <table:table-cell office:value="-0.5757520794868469" office:value-type="float"/>
        </table:table-row>
        <table:table-row>
          <table:table-cell office:value="-0.011384670734405519" office:value-type="float"/>
          <table:table-cell office:value="-0.011384670734405519" office:value-type="float"/>
          <table:table-cell office:value="-0.011384670734405519" office:value-type="float"/>
          <table:table-cell office:value="-0.011384670734405519" office:value-type="float"/>
          <table:table-cell office:value="-0.011384670734405519" office:value-type="float"/>
          <table:table-cell office:value="-0.011384670734405519" office:value-type="float"/>
          <table:table-cell office:value="0.9410383654135944" office:value-type="float"/>
          <table:table-cell office:value="14" office:value-type="float"/>
          <table:table-cell office:value="-0.8075900077819824" office:value-type="float"/>
        </table:table-row>
        <table:table-row>
          <table:table-cell office:value="-0.011037447452545167" office:value-type="float"/>
          <table:table-cell office:value="-0.011037447452545167" office:value-type="float"/>
          <table:table-cell office:value="-0.011037447452545167" office:value-type="float"/>
          <table:table-cell office:value="-0.011037447452545167" office:value-type="float"/>
          <table:table-cell office:value="-0.011037447452545167" office:value-type="float"/>
          <table:table-cell office:value="-0.011037447452545167" office:value-type="float"/>
          <table:table-cell office:value="0.9418888852809669" office:value-type="float"/>
          <table:table-cell office:value="15" office:value-type="float"/>
          <table:table-cell office:value="0.034722328186035156" office:value-type="float"/>
        </table:table-row>
        <table:table-row>
          <table:table-cell office:value="-0.0039277362823486334" office:value-type="float"/>
          <table:table-cell office:value="-0.0039277362823486334" office:value-type="float"/>
          <table:table-cell office:value="-0.0039277362823486334" office:value-type="float"/>
          <table:table-cell office:value="-0.0039277362823486334" office:value-type="float"/>
          <table:table-cell office:value="-0.0039277362823486334" office:value-type="float"/>
          <table:table-cell office:value="-0.0039277362823486334" office:value-type="float"/>
          <table:table-cell office:value="0.9593040498665143" office:value-type="float"/>
          <table:table-cell office:value="16" office:value-type="float"/>
          <table:table-cell office:value="0.7109711170196533" office:value-type="float"/>
        </table:table-row>
        <table:table-row>
          <table:table-cell office:value="-0.002529966831207276" office:value-type="float"/>
          <table:table-cell office:value="-0.002529966831207276" office:value-type="float"/>
          <table:table-cell office:value="-0.002529966831207276" office:value-type="float"/>
          <table:table-cell office:value="-0.002529966831207276" office:value-type="float"/>
          <table:table-cell office:value="-0.002529966831207276" office:value-type="float"/>
          <table:table-cell office:value="-0.002529966831207276" office:value-type="float"/>
          <table:table-cell office:value="0.9627278717998607" office:value-type="float"/>
          <table:table-cell office:value="17" office:value-type="float"/>
          <table:table-cell office:value="0.13977694511413574" office:value-type="float"/>
        </table:table-row>
        <table:table-row>
          <table:table-cell office:value="0.005492775440216063" office:value-type="float"/>
          <table:table-cell office:value="0.005492775440216063" office:value-type="float"/>
          <table:table-cell office:value="0.005492775440216063" office:value-type="float"/>
          <table:table-cell office:value="0.005492775440216063" office:value-type="float"/>
          <table:table-cell office:value="0.005492775440216063" office:value-type="float"/>
          <table:table-cell office:value="0.005492775440216063" office:value-type="float"/>
          <table:table-cell office:value="0.9823794967027052" office:value-type="float"/>
          <table:table-cell office:value="18" office:value-type="float"/>
          <table:table-cell office:value="0.802274227142334" office:value-type="float"/>
        </table:table-row>
        <table:table-row>
          <table:table-cell office:value="-0.0026504182815551766" office:value-type="float"/>
          <table:table-cell office:value="-0.0026504182815551766" office:value-type="float"/>
          <table:table-cell office:value="-0.0026504182815551766" office:value-type="float"/>
          <table:table-cell office:value="-0.0026504182815551766" office:value-type="float"/>
          <table:table-cell office:value="-0.0026504182815551766" office:value-type="float"/>
          <table:table-cell office:value="-0.0026504182815551766" office:value-type="float"/>
          <table:table-cell office:value="0.9624328272077302" office:value-type="float"/>
          <table:table-cell office:value="19" office:value-type="float"/>
          <table:table-cell office:value="-0.814319372177124" office:value-type="float"/>
        </table:table-row>
        <table:table-row>
          <table:table-cell office:value="-0.009042686820030213" office:value-type="float"/>
          <table:table-cell office:value="-0.009042686820030213" office:value-type="float"/>
          <table:table-cell office:value="-0.009042686820030213" office:value-type="float"/>
          <table:table-cell office:value="-0.009042686820030213" office:value-type="float"/>
          <table:table-cell office:value="-0.009042686820030213" office:value-type="float"/>
          <table:table-cell office:value="-0.009042686820030213" office:value-type="float"/>
          <table:table-cell office:value="0.94677503098962" office:value-type="float"/>
          <table:table-cell office:value="20" office:value-type="float"/>
          <table:table-cell office:value="-0.6392268538475037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992596864700317" office:value-type="float"/>
          <table:table-cell office:value="0.008992596864700317" office:value-type="float"/>
          <table:table-cell office:value="0.008992596864700317" office:value-type="float"/>
          <table:table-cell office:value="0.008992596864700317" office:value-type="float"/>
          <table:table-cell office:value="0.008992596864700317" office:value-type="float"/>
          <table:table-cell office:value="0.008992596864700317" office:value-type="float"/>
          <table:table-cell office:value="0.8964452312548965" office:value-type="float"/>
          <table:table-cell office:value="1" office:value-type="float"/>
          <table:table-cell office:value="0.8992596864700317" office:value-type="float"/>
        </table:table-row>
        <table:table-row>
          <table:table-cell office:value="0.004410223960876464" office:value-type="float"/>
          <table:table-cell office:value="0.004410223960876464" office:value-type="float"/>
          <table:table-cell office:value="0.004410223960876464" office:value-type="float"/>
          <table:table-cell office:value="0.004410223960876464" office:value-type="float"/>
          <table:table-cell office:value="0.004410223960876464" office:value-type="float"/>
          <table:table-cell office:value="0.004410223960876464" office:value-type="float"/>
          <table:table-cell office:value="0.9076697066804206" office:value-type="float"/>
          <table:table-cell office:value="2" office:value-type="float"/>
          <table:table-cell office:value="-0.45823729038238525" office:value-type="float"/>
        </table:table-row>
        <table:table-row>
          <table:table-cell office:value="0.00469881772994995" office:value-type="float"/>
          <table:table-cell office:value="0.00469881772994995" office:value-type="float"/>
          <table:table-cell office:value="0.00469881772994995" office:value-type="float"/>
          <table:table-cell office:value="0.00469881772994995" office:value-type="float"/>
          <table:table-cell office:value="0.00469881772994995" office:value-type="float"/>
          <table:table-cell office:value="0.00469881772994995" office:value-type="float"/>
          <table:table-cell office:value="0.9069627992032439" office:value-type="float"/>
          <table:table-cell office:value="3" office:value-type="float"/>
          <table:table-cell office:value="0.028859376907348633" office:value-type="float"/>
        </table:table-row>
        <table:table-row>
          <table:table-cell office:value="-0.0010491663217544562" office:value-type="float"/>
          <table:table-cell office:value="-0.0010491663217544562" office:value-type="float"/>
          <table:table-cell office:value="-0.0010491663217544562" office:value-type="float"/>
          <table:table-cell office:value="-0.0010491663217544562" office:value-type="float"/>
          <table:table-cell office:value="-0.0010491663217544562" office:value-type="float"/>
          <table:table-cell office:value="-0.0010491663217544562" office:value-type="float"/>
          <table:table-cell office:value="0.9210424271795752" office:value-type="float"/>
          <table:table-cell office:value="4" office:value-type="float"/>
          <table:table-cell office:value="-0.5747984051704407" office:value-type="float"/>
        </table:table-row>
        <table:table-row>
          <table:table-cell office:value="0.008354324698448181" office:value-type="float"/>
          <table:table-cell office:value="0.008354324698448181" office:value-type="float"/>
          <table:table-cell office:value="0.008354324698448181" office:value-type="float"/>
          <table:table-cell office:value="0.008354324698448181" office:value-type="float"/>
          <table:table-cell office:value="0.008354324698448181" office:value-type="float"/>
          <table:table-cell office:value="0.008354324698448181" office:value-type="float"/>
          <table:table-cell office:value="0.8980086723792351" office:value-type="float"/>
          <table:table-cell office:value="5" office:value-type="float"/>
          <table:table-cell office:value="0.9403491020202637" office:value-type="float"/>
        </table:table-row>
        <table:table-row>
          <table:table-cell office:value="0.015526360869407653" office:value-type="float"/>
          <table:table-cell office:value="0.015526360869407653" office:value-type="float"/>
          <table:table-cell office:value="0.015526360869407653" office:value-type="float"/>
          <table:table-cell office:value="0.015526360869407653" office:value-type="float"/>
          <table:table-cell office:value="0.015526360869407653" office:value-type="float"/>
          <table:table-cell office:value="0.015526360869407653" office:value-type="float"/>
          <table:table-cell office:value="0.8804408433436" office:value-type="float"/>
          <table:table-cell office:value="6" office:value-type="float"/>
          <table:table-cell office:value="0.7172036170959473" office:value-type="float"/>
        </table:table-row>
        <table:table-row>
          <table:table-cell office:value="0.025023502707481382" office:value-type="float"/>
          <table:table-cell office:value="0.025023502707481382" office:value-type="float"/>
          <table:table-cell office:value="0.025023502707481382" office:value-type="float"/>
          <table:table-cell office:value="0.025023502707481382" office:value-type="float"/>
          <table:table-cell office:value="0.025023502707481382" office:value-type="float"/>
          <table:table-cell office:value="0.025023502707481382" office:value-type="float"/>
          <table:table-cell office:value="0.8571776918254813" office:value-type="float"/>
          <table:table-cell office:value="7" office:value-type="float"/>
          <table:table-cell office:value="0.949714183807373" office:value-type="float"/>
        </table:table-row>
        <table:table-row>
          <table:table-cell office:value="0.01675781190395355" office:value-type="float"/>
          <table:table-cell office:value="0.01675781190395355" office:value-type="float"/>
          <table:table-cell office:value="0.01675781190395355" office:value-type="float"/>
          <table:table-cell office:value="0.01675781190395355" office:value-type="float"/>
          <table:table-cell office:value="0.01675781190395355" office:value-type="float"/>
          <table:table-cell office:value="0.01675781190395355" office:value-type="float"/>
          <table:table-cell office:value="0.87742441666574" office:value-type="float"/>
          <table:table-cell office:value="8" office:value-type="float"/>
          <table:table-cell office:value="-0.8265690803527832" office:value-type="float"/>
        </table:table-row>
        <table:table-row>
          <table:table-cell office:value="0.017247441411018367" office:value-type="float"/>
          <table:table-cell office:value="0.017247441411018367" office:value-type="float"/>
          <table:table-cell office:value="0.017247441411018367" office:value-type="float"/>
          <table:table-cell office:value="0.017247441411018367" office:value-type="float"/>
          <table:table-cell office:value="0.017247441411018367" office:value-type="float"/>
          <table:table-cell office:value="0.017247441411018367" office:value-type="float"/>
          <table:table-cell office:value="0.8762250742104207" office:value-type="float"/>
          <table:table-cell office:value="9" office:value-type="float"/>
          <table:table-cell office:value="0.048962950706481934" office:value-type="float"/>
        </table:table-row>
        <table:table-row>
          <table:table-cell office:value="0.008813427090644832" office:value-type="float"/>
          <table:table-cell office:value="0.008813427090644832" office:value-type="float"/>
          <table:table-cell office:value="0.008813427090644832" office:value-type="float"/>
          <table:table-cell office:value="0.008813427090644832" office:value-type="float"/>
          <table:table-cell office:value="0.008813427090644832" office:value-type="float"/>
          <table:table-cell office:value="0.008813427090644832" office:value-type="float"/>
          <table:table-cell office:value="0.8968841057786622" office:value-type="float"/>
          <table:table-cell office:value="10" office:value-type="float"/>
          <table:table-cell office:value="-0.8434014320373535" office:value-type="float"/>
        </table:table-row>
        <table:table-row>
          <table:table-cell office:value="0.0018224245309829672" office:value-type="float"/>
          <table:table-cell office:value="0.0018224245309829672" office:value-type="float"/>
          <table:table-cell office:value="0.0018224245309829672" office:value-type="float"/>
          <table:table-cell office:value="0.0018224245309829672" office:value-type="float"/>
          <table:table-cell office:value="0.0018224245309829672" office:value-type="float"/>
          <table:table-cell office:value="0.0018224245309829672" office:value-type="float"/>
          <table:table-cell office:value="0.9140084948403249" office:value-type="float"/>
          <table:table-cell office:value="11" office:value-type="float"/>
          <table:table-cell office:value="-0.6991002559661865" office:value-type="float"/>
        </table:table-row>
        <table:table-row>
          <table:table-cell office:value="0.009599878191947932" office:value-type="float"/>
          <table:table-cell office:value="0.009599878191947932" office:value-type="float"/>
          <table:table-cell office:value="0.009599878191947932" office:value-type="float"/>
          <table:table-cell office:value="0.009599878191947932" office:value-type="float"/>
          <table:table-cell office:value="0.009599878191947932" office:value-type="float"/>
          <table:table-cell office:value="0.009599878191947932" office:value-type="float"/>
          <table:table-cell office:value="0.8949577018728196" office:value-type="float"/>
          <table:table-cell office:value="12" office:value-type="float"/>
          <table:table-cell office:value="0.7777453660964966" office:value-type="float"/>
        </table:table-row>
        <table:table-row>
          <table:table-cell office:value="0.00840024888515472" office:value-type="float"/>
          <table:table-cell office:value="0.00840024888515472" office:value-type="float"/>
          <table:table-cell office:value="0.00840024888515472" office:value-type="float"/>
          <table:table-cell office:value="0.00840024888515472" office:value-type="float"/>
          <table:table-cell office:value="0.00840024888515472" office:value-type="float"/>
          <table:table-cell office:value="0.00840024888515472" office:value-type="float"/>
          <table:table-cell office:value="0.8978961815549518" office:value-type="float"/>
          <table:table-cell office:value="13" office:value-type="float"/>
          <table:table-cell office:value="-0.11996293067932129" office:value-type="float"/>
        </table:table-row>
        <table:table-row>
          <table:table-cell office:value="0.016544235348701475" office:value-type="float"/>
          <table:table-cell office:value="0.016544235348701475" office:value-type="float"/>
          <table:table-cell office:value="0.016544235348701475" office:value-type="float"/>
          <table:table-cell office:value="0.016544235348701475" office:value-type="float"/>
          <table:table-cell office:value="0.016544235348701475" office:value-type="float"/>
          <table:table-cell office:value="0.016544235348701475" office:value-type="float"/>
          <table:table-cell office:value="0.8779475702471289" office:value-type="float"/>
          <table:table-cell office:value="14" office:value-type="float"/>
          <table:table-cell office:value="0.8143986463546753" office:value-type="float"/>
        </table:table-row>
        <table:table-row>
          <table:table-cell office:value="0.01492600619792938" office:value-type="float"/>
          <table:table-cell office:value="0.01492600619792938" office:value-type="float"/>
          <table:table-cell office:value="0.01492600619792938" office:value-type="float"/>
          <table:table-cell office:value="0.01492600619792938" office:value-type="float"/>
          <table:table-cell office:value="0.01492600619792938" office:value-type="float"/>
          <table:table-cell office:value="0.01492600619792938" office:value-type="float"/>
          <table:table-cell office:value="0.8819114059534179" office:value-type="float"/>
          <table:table-cell office:value="15" office:value-type="float"/>
          <table:table-cell office:value="-0.16182291507720947" office:value-type="float"/>
        </table:table-row>
        <table:table-row>
          <table:table-cell office:value="0.01629416525363922" office:value-type="float"/>
          <table:table-cell office:value="0.01629416525363922" office:value-type="float"/>
          <table:table-cell office:value="0.01629416525363922" office:value-type="float"/>
          <table:table-cell office:value="0.01629416525363922" office:value-type="float"/>
          <table:table-cell office:value="0.01629416525363922" office:value-type="float"/>
          <table:table-cell office:value="0.01629416525363922" office:value-type="float"/>
          <table:table-cell office:value="0.8785601143799607" office:value-type="float"/>
          <table:table-cell office:value="16" office:value-type="float"/>
          <table:table-cell office:value="0.1368159055709839" office:value-type="float"/>
        </table:table-row>
        <table:table-row>
          <table:table-cell office:value="0.021998334527015686" office:value-type="float"/>
          <table:table-cell office:value="0.021998334527015686" office:value-type="float"/>
          <table:table-cell office:value="0.021998334527015686" office:value-type="float"/>
          <table:table-cell office:value="0.021998334527015686" office:value-type="float"/>
          <table:table-cell office:value="0.021998334527015686" office:value-type="float"/>
          <table:table-cell office:value="0.021998334527015686" office:value-type="float"/>
          <table:table-cell office:value="0.8645878102537261" office:value-type="float"/>
          <table:table-cell office:value="17" office:value-type="float"/>
          <table:table-cell office:value="0.5704169273376465" office:value-type="float"/>
        </table:table-row>
        <table:table-row>
          <table:table-cell office:value="0.019258612990379332" office:value-type="float"/>
          <table:table-cell office:value="0.019258612990379332" office:value-type="float"/>
          <table:table-cell office:value="0.019258612990379332" office:value-type="float"/>
          <table:table-cell office:value="0.019258612990379332" office:value-type="float"/>
          <table:table-cell office:value="0.019258612990379332" office:value-type="float"/>
          <table:table-cell office:value="0.019258612990379332" office:value-type="float"/>
          <table:table-cell office:value="0.871298730055799" office:value-type="float"/>
          <table:table-cell office:value="18" office:value-type="float"/>
          <table:table-cell office:value="-0.27397215366363525" office:value-type="float"/>
        </table:table-row>
        <table:table-row>
          <table:table-cell office:value="0.018454402089118957" office:value-type="float"/>
          <table:table-cell office:value="0.018454402089118957" office:value-type="float"/>
          <table:table-cell office:value="0.018454402089118957" office:value-type="float"/>
          <table:table-cell office:value="0.018454402089118957" office:value-type="float"/>
          <table:table-cell office:value="0.018454402089118957" office:value-type="float"/>
          <table:table-cell office:value="0.018454402089118957" office:value-type="float"/>
          <table:table-cell office:value="0.8732686364094707" office:value-type="float"/>
          <table:table-cell office:value="19" office:value-type="float"/>
          <table:table-cell office:value="-0.0804210901260376" office:value-type="float"/>
        </table:table-row>
        <table:table-row>
          <table:table-cell office:value="0.022713267207145692" office:value-type="float"/>
          <table:table-cell office:value="0.022713267207145692" office:value-type="float"/>
          <table:table-cell office:value="0.022713267207145692" office:value-type="float"/>
          <table:table-cell office:value="0.022713267207145692" office:value-type="float"/>
          <table:table-cell office:value="0.022713267207145692" office:value-type="float"/>
          <table:table-cell office:value="0.022713267207145692" office:value-type="float"/>
          <table:table-cell office:value="0.8628365899869672" office:value-type="float"/>
          <table:table-cell office:value="20" office:value-type="float"/>
          <table:table-cell office:value="0.42588651180267334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1442397832870486" office:value-type="float"/>
          <table:table-cell office:value="-0.0031442397832870486" office:value-type="float"/>
          <table:table-cell office:value="-0.0031442397832870486" office:value-type="float"/>
          <table:table-cell office:value="-0.0031442397832870486" office:value-type="float"/>
          <table:table-cell office:value="-0.0031442397832870486" office:value-type="float"/>
          <table:table-cell office:value="-0.0031442397832870486" office:value-type="float"/>
          <table:table-cell office:value="0.9886169047099254" office:value-type="float"/>
          <table:table-cell office:value="1" office:value-type="float"/>
          <table:table-cell office:value="-0.31442397832870483" office:value-type="float"/>
        </table:table-row>
        <table:table-row>
          <table:table-cell office:value="0.005842636227607728" office:value-type="float"/>
          <table:table-cell office:value="0.005842636227607728" office:value-type="float"/>
          <table:table-cell office:value="0.005842636227607728" office:value-type="float"/>
          <table:table-cell office:value="0.005842636227607728" office:value-type="float"/>
          <table:table-cell office:value="0.005842636227607728" office:value-type="float"/>
          <table:table-cell office:value="0.005842636227607728" office:value-type="float"/>
          <table:table-cell office:value="0.9666036441015744" office:value-type="float"/>
          <table:table-cell office:value="2" office:value-type="float"/>
          <table:table-cell office:value="0.8986876010894775" office:value-type="float"/>
        </table:table-row>
        <table:table-row>
          <table:table-cell office:value="0.012789009213447573" office:value-type="float"/>
          <table:table-cell office:value="0.012789009213447573" office:value-type="float"/>
          <table:table-cell office:value="0.012789009213447573" office:value-type="float"/>
          <table:table-cell office:value="0.012789009213447573" office:value-type="float"/>
          <table:table-cell office:value="0.012789009213447573" office:value-type="float"/>
          <table:table-cell office:value="0.012789009213447573" office:value-type="float"/>
          <table:table-cell office:value="0.9495885747232135" office:value-type="float"/>
          <table:table-cell office:value="3" office:value-type="float"/>
          <table:table-cell office:value="0.6946372985839844" office:value-type="float"/>
        </table:table-row>
        <table:table-row>
          <table:table-cell office:value="0.015945529341697694" office:value-type="float"/>
          <table:table-cell office:value="0.015945529341697694" office:value-type="float"/>
          <table:table-cell office:value="0.015945529341697694" office:value-type="float"/>
          <table:table-cell office:value="0.015945529341697694" office:value-type="float"/>
          <table:table-cell office:value="0.015945529341697694" office:value-type="float"/>
          <table:table-cell office:value="0.015945529341697694" office:value-type="float"/>
          <table:table-cell office:value="0.9418567110461762" office:value-type="float"/>
          <table:table-cell office:value="4" office:value-type="float"/>
          <table:table-cell office:value="0.3156520128250122" office:value-type="float"/>
        </table:table-row>
        <table:table-row>
          <table:table-cell office:value="0.010365723967552186" office:value-type="float"/>
          <table:table-cell office:value="0.010365723967552186" office:value-type="float"/>
          <table:table-cell office:value="0.010365723967552186" office:value-type="float"/>
          <table:table-cell office:value="0.010365723967552186" office:value-type="float"/>
          <table:table-cell office:value="0.010365723967552186" office:value-type="float"/>
          <table:table-cell office:value="0.010365723967552186" office:value-type="float"/>
          <table:table-cell office:value="0.955524387076872" office:value-type="float"/>
          <table:table-cell office:value="5" office:value-type="float"/>
          <table:table-cell office:value="-0.5579805374145508" office:value-type="float"/>
        </table:table-row>
        <table:table-row>
          <table:table-cell office:value="0.013953155875205995" office:value-type="float"/>
          <table:table-cell office:value="0.013953155875205995" office:value-type="float"/>
          <table:table-cell office:value="0.013953155875205995" office:value-type="float"/>
          <table:table-cell office:value="0.013953155875205995" office:value-type="float"/>
          <table:table-cell office:value="0.013953155875205995" office:value-type="float"/>
          <table:table-cell office:value="0.013953155875205995" office:value-type="float"/>
          <table:table-cell office:value="0.9467370094161409" office:value-type="float"/>
          <table:table-cell office:value="6" office:value-type="float"/>
          <table:table-cell office:value="0.35874319076538086" office:value-type="float"/>
        </table:table-row>
        <table:table-row>
          <table:table-cell office:value="0.012427847981452942" office:value-type="float"/>
          <table:table-cell office:value="0.012427847981452942" office:value-type="float"/>
          <table:table-cell office:value="0.012427847981452942" office:value-type="float"/>
          <table:table-cell office:value="0.012427847981452942" office:value-type="float"/>
          <table:table-cell office:value="0.012427847981452942" office:value-type="float"/>
          <table:table-cell office:value="0.012427847981452942" office:value-type="float"/>
          <table:table-cell office:value="0.9504732354564753" office:value-type="float"/>
          <table:table-cell office:value="7" office:value-type="float"/>
          <table:table-cell office:value="-0.15253078937530518" office:value-type="float"/>
        </table:table-row>
        <table:table-row>
          <table:table-cell office:value="0.003039757013320923" office:value-type="float"/>
          <table:table-cell office:value="0.003039757013320923" office:value-type="float"/>
          <table:table-cell office:value="0.003039757013320923" office:value-type="float"/>
          <table:table-cell office:value="0.003039757013320923" office:value-type="float"/>
          <table:table-cell office:value="0.003039757013320923" office:value-type="float"/>
          <table:table-cell office:value="0.003039757013320923" office:value-type="float"/>
          <table:table-cell office:value="0.9734692679872301" office:value-type="float"/>
          <table:table-cell office:value="8" office:value-type="float"/>
          <table:table-cell office:value="-0.9388090968132019" office:value-type="float"/>
        </table:table-row>
        <table:table-row>
          <table:table-cell office:value="-0.0008478188514709473" office:value-type="float"/>
          <table:table-cell office:value="-0.0008478188514709473" office:value-type="float"/>
          <table:table-cell office:value="-0.0008478188514709473" office:value-type="float"/>
          <table:table-cell office:value="-0.0008478188514709473" office:value-type="float"/>
          <table:table-cell office:value="-0.0008478188514709473" office:value-type="float"/>
          <table:table-cell office:value="-0.0008478188514709473" office:value-type="float"/>
          <table:table-cell office:value="0.9829918451923292" office:value-type="float"/>
          <table:table-cell office:value="9" office:value-type="float"/>
          <table:table-cell office:value="-0.388757586479187" office:value-type="float"/>
        </table:table-row>
        <table:table-row>
          <table:table-cell office:value="0.00732141375541687" office:value-type="float"/>
          <table:table-cell office:value="0.00732141375541687" office:value-type="float"/>
          <table:table-cell office:value="0.00732141375541687" office:value-type="float"/>
          <table:table-cell office:value="0.00732141375541687" office:value-type="float"/>
          <table:table-cell office:value="0.00732141375541687" office:value-type="float"/>
          <table:table-cell office:value="0.00732141375541687" office:value-type="float"/>
          <table:table-cell office:value="0.9629813937153476" office:value-type="float"/>
          <table:table-cell office:value="10" office:value-type="float"/>
          <table:table-cell office:value="0.8169232606887817" office:value-type="float"/>
        </table:table-row>
        <table:table-row>
          <table:table-cell office:value="0.007093286514282227" office:value-type="float"/>
          <table:table-cell office:value="0.007093286514282227" office:value-type="float"/>
          <table:table-cell office:value="0.007093286514282227" office:value-type="float"/>
          <table:table-cell office:value="0.007093286514282227" office:value-type="float"/>
          <table:table-cell office:value="0.007093286514282227" office:value-type="float"/>
          <table:table-cell office:value="0.007093286514282227" office:value-type="float"/>
          <table:table-cell office:value="0.9635401890525563" office:value-type="float"/>
          <table:table-cell office:value="11" office:value-type="float"/>
          <table:table-cell office:value="-0.022812724113464355" office:value-type="float"/>
        </table:table-row>
        <table:table-row>
          <table:table-cell office:value="0.0008456277847290038" office:value-type="float"/>
          <table:table-cell office:value="0.0008456277847290038" office:value-type="float"/>
          <table:table-cell office:value="0.0008456277847290038" office:value-type="float"/>
          <table:table-cell office:value="0.0008456277847290038" office:value-type="float"/>
          <table:table-cell office:value="0.0008456277847290038" office:value-type="float"/>
          <table:table-cell office:value="0.0008456277847290038" office:value-type="float"/>
          <table:table-cell office:value="0.9788437650270068" office:value-type="float"/>
          <table:table-cell office:value="12" office:value-type="float"/>
          <table:table-cell office:value="-0.6247658729553223" office:value-type="float"/>
        </table:table-row>
        <table:table-row>
          <table:table-cell office:value="0.0063540744781494145" office:value-type="float"/>
          <table:table-cell office:value="0.0063540744781494145" office:value-type="float"/>
          <table:table-cell office:value="0.0063540744781494145" office:value-type="float"/>
          <table:table-cell office:value="0.0063540744781494145" office:value-type="float"/>
          <table:table-cell office:value="0.0063540744781494145" office:value-type="float"/>
          <table:table-cell office:value="0.0063540744781494145" office:value-type="float"/>
          <table:table-cell office:value="0.9653508813528056" office:value-type="float"/>
          <table:table-cell office:value="13" office:value-type="float"/>
          <table:table-cell office:value="0.550844669342041" office:value-type="float"/>
        </table:table-row>
        <table:table-row>
          <table:table-cell office:value="-0.00166498601436615" office:value-type="float"/>
          <table:table-cell office:value="-0.00166498601436615" office:value-type="float"/>
          <table:table-cell office:value="-0.00166498601436615" office:value-type="float"/>
          <table:table-cell office:value="-0.00166498601436615" office:value-type="float"/>
          <table:table-cell office:value="-0.00166498601436615" office:value-type="float"/>
          <table:table-cell office:value="-0.00166498601436615" office:value-type="float"/>
          <table:table-cell office:value="0.9849934877759802" office:value-type="float"/>
          <table:table-cell office:value="14" office:value-type="float"/>
          <table:table-cell office:value="-0.8019060492515564" office:value-type="float"/>
        </table:table-row>
        <table:table-row>
          <table:table-cell office:value="0.007313595414161682" office:value-type="float"/>
          <table:table-cell office:value="0.007313595414161682" office:value-type="float"/>
          <table:table-cell office:value="0.007313595414161682" office:value-type="float"/>
          <table:table-cell office:value="0.007313595414161682" office:value-type="float"/>
          <table:table-cell office:value="0.007313595414161682" office:value-type="float"/>
          <table:table-cell office:value="0.007313595414161682" office:value-type="float"/>
          <table:table-cell office:value="0.9630005446620578" office:value-type="float"/>
          <table:table-cell office:value="15" office:value-type="float"/>
          <table:table-cell office:value="0.8978581428527832" office:value-type="float"/>
        </table:table-row>
        <table:table-row>
          <table:table-cell office:value="-0.0004888606071472169" office:value-type="float"/>
          <table:table-cell office:value="-0.0004888606071472169" office:value-type="float"/>
          <table:table-cell office:value="-0.0004888606071472169" office:value-type="float"/>
          <table:table-cell office:value="-0.0004888606071472169" office:value-type="float"/>
          <table:table-cell office:value="-0.0004888606071472169" office:value-type="float"/>
          <table:table-cell office:value="-0.0004888606071472169" office:value-type="float"/>
          <table:table-cell office:value="0.9821125806547707" office:value-type="float"/>
          <table:table-cell office:value="16" office:value-type="float"/>
          <table:table-cell office:value="-0.7802456021308899" office:value-type="float"/>
        </table:table-row>
        <table:table-row>
          <table:table-cell office:value="0.006287930011749268" office:value-type="float"/>
          <table:table-cell office:value="0.006287930011749268" office:value-type="float"/>
          <table:table-cell office:value="0.006287930011749268" office:value-type="float"/>
          <table:table-cell office:value="0.006287930011749268" office:value-type="float"/>
          <table:table-cell office:value="0.006287930011749268" office:value-type="float"/>
          <table:table-cell office:value="0.006287930011749268" office:value-type="float"/>
          <table:table-cell office:value="0.9655129015447945" office:value-type="float"/>
          <table:table-cell office:value="17" office:value-type="float"/>
          <table:table-cell office:value="0.6776790618896484" office:value-type="float"/>
        </table:table-row>
        <table:table-row>
          <table:table-cell office:value="0.010028657913208009" office:value-type="float"/>
          <table:table-cell office:value="0.010028657913208009" office:value-type="float"/>
          <table:table-cell office:value="0.010028657913208009" office:value-type="float"/>
          <table:table-cell office:value="0.010028657913208009" office:value-type="float"/>
          <table:table-cell office:value="0.010028657913208009" office:value-type="float"/>
          <table:table-cell office:value="0.010028657913208009" office:value-type="float"/>
          <table:table-cell office:value="0.9563500269196286" office:value-type="float"/>
          <table:table-cell office:value="18" office:value-type="float"/>
          <table:table-cell office:value="0.374072790145874" office:value-type="float"/>
        </table:table-row>
        <table:table-row>
          <table:table-cell office:value="0.015114674568176271" office:value-type="float"/>
          <table:table-cell office:value="0.015114674568176271" office:value-type="float"/>
          <table:table-cell office:value="0.015114674568176271" office:value-type="float"/>
          <table:table-cell office:value="0.015114674568176271" office:value-type="float"/>
          <table:table-cell office:value="0.015114674568176271" office:value-type="float"/>
          <table:table-cell office:value="0.015114674568176271" office:value-type="float"/>
          <table:table-cell office:value="0.9438918812916594" office:value-type="float"/>
          <table:table-cell office:value="19" office:value-type="float"/>
          <table:table-cell office:value="0.5086016654968262" office:value-type="float"/>
        </table:table-row>
        <table:table-row>
          <table:table-cell office:value="0.01750897526741028" office:value-type="float"/>
          <table:table-cell office:value="0.01750897526741028" office:value-type="float"/>
          <table:table-cell office:value="0.01750897526741028" office:value-type="float"/>
          <table:table-cell office:value="0.01750897526741028" office:value-type="float"/>
          <table:table-cell office:value="0.01750897526741028" office:value-type="float"/>
          <table:table-cell office:value="0.01750897526741028" office:value-type="float"/>
          <table:table-cell office:value="0.938027066287747" office:value-type="float"/>
          <table:table-cell office:value="20" office:value-type="float"/>
          <table:table-cell office:value="0.23943006992340088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078720331192017" office:value-type="float"/>
          <table:table-cell office:value="-0.007078720331192017" office:value-type="float"/>
          <table:table-cell office:value="-0.007078720331192017" office:value-type="float"/>
          <table:table-cell office:value="-0.007078720331192017" office:value-type="float"/>
          <table:table-cell office:value="-0.007078720331192017" office:value-type="float"/>
          <table:table-cell office:value="-0.007078720331192017" office:value-type="float"/>
          <table:table-cell office:value="0.9149522376875285" office:value-type="float"/>
          <table:table-cell office:value="1" office:value-type="float"/>
          <table:table-cell office:value="-0.7078720331192017" office:value-type="float"/>
        </table:table-row>
        <table:table-row>
          <table:table-cell office:value="-0.0012622892856597899" office:value-type="float"/>
          <table:table-cell office:value="-0.0012622892856597899" office:value-type="float"/>
          <table:table-cell office:value="-0.0012622892856597899" office:value-type="float"/>
          <table:table-cell office:value="-0.0012622892856597899" office:value-type="float"/>
          <table:table-cell office:value="-0.0012622892856597899" office:value-type="float"/>
          <table:table-cell office:value="-0.0012622892856597899" office:value-type="float"/>
          <table:table-cell office:value="0.9291995258731653" office:value-type="float"/>
          <table:table-cell office:value="2" office:value-type="float"/>
          <table:table-cell office:value="0.5816431045532227" office:value-type="float"/>
        </table:table-row>
        <table:table-row>
          <table:table-cell office:value="-0.007760133147239685" office:value-type="float"/>
          <table:table-cell office:value="-0.007760133147239685" office:value-type="float"/>
          <table:table-cell office:value="-0.007760133147239685" office:value-type="float"/>
          <table:table-cell office:value="-0.007760133147239685" office:value-type="float"/>
          <table:table-cell office:value="-0.007760133147239685" office:value-type="float"/>
          <table:table-cell office:value="-0.007760133147239685" office:value-type="float"/>
          <table:table-cell office:value="0.9132831239840188" office:value-type="float"/>
          <table:table-cell office:value="3" office:value-type="float"/>
          <table:table-cell office:value="-0.6497843861579895" office:value-type="float"/>
        </table:table-row>
        <table:table-row>
          <table:table-cell office:value="-0.0033990472555160516" office:value-type="float"/>
          <table:table-cell office:value="-0.0033990472555160516" office:value-type="float"/>
          <table:table-cell office:value="-0.0033990472555160516" office:value-type="float"/>
          <table:table-cell office:value="-0.0033990472555160516" office:value-type="float"/>
          <table:table-cell office:value="-0.0033990472555160516" office:value-type="float"/>
          <table:table-cell office:value="-0.0033990472555160516" office:value-type="float"/>
          <table:table-cell office:value="0.9239655591431922" office:value-type="float"/>
          <table:table-cell office:value="4" office:value-type="float"/>
          <table:table-cell office:value="0.4361085891723633" office:value-type="float"/>
        </table:table-row>
        <table:table-row>
          <table:table-cell office:value="-0.002572425007820129" office:value-type="float"/>
          <table:table-cell office:value="-0.002572425007820129" office:value-type="float"/>
          <table:table-cell office:value="-0.002572425007820129" office:value-type="float"/>
          <table:table-cell office:value="-0.002572425007820129" office:value-type="float"/>
          <table:table-cell office:value="-0.002572425007820129" office:value-type="float"/>
          <table:table-cell office:value="-0.002572425007820129" office:value-type="float"/>
          <table:table-cell office:value="0.9259903618600798" office:value-type="float"/>
          <table:table-cell office:value="5" office:value-type="float"/>
          <table:table-cell office:value="0.08266222476959229" office:value-type="float"/>
        </table:table-row>
        <table:table-row>
          <table:table-cell office:value="-0.010216782689094542" office:value-type="float"/>
          <table:table-cell office:value="-0.010216782689094542" office:value-type="float"/>
          <table:table-cell office:value="-0.010216782689094542" office:value-type="float"/>
          <table:table-cell office:value="-0.010216782689094542" office:value-type="float"/>
          <table:table-cell office:value="-0.010216782689094542" office:value-type="float"/>
          <table:table-cell office:value="-0.010216782689094542" office:value-type="float"/>
          <table:table-cell office:value="0.9072655861296324" office:value-type="float"/>
          <table:table-cell office:value="6" office:value-type="float"/>
          <table:table-cell office:value="-0.7644357681274414" office:value-type="float"/>
        </table:table-row>
        <table:table-row>
          <table:table-cell office:value="-0.014332821965217589" office:value-type="float"/>
          <table:table-cell office:value="-0.014332821965217589" office:value-type="float"/>
          <table:table-cell office:value="-0.014332821965217589" office:value-type="float"/>
          <table:table-cell office:value="-0.014332821965217589" office:value-type="float"/>
          <table:table-cell office:value="-0.014332821965217589" office:value-type="float"/>
          <table:table-cell office:value="-0.014332821965217589" office:value-type="float"/>
          <table:table-cell office:value="0.8971833901418762" office:value-type="float"/>
          <table:table-cell office:value="7" office:value-type="float"/>
          <table:table-cell office:value="-0.4116039276123047" office:value-type="float"/>
        </table:table-row>
        <table:table-row>
          <table:table-cell office:value="-0.024089480638504027" office:value-type="float"/>
          <table:table-cell office:value="-0.024089480638504027" office:value-type="float"/>
          <table:table-cell office:value="-0.024089480638504027" office:value-type="float"/>
          <table:table-cell office:value="-0.024089480638504027" office:value-type="float"/>
          <table:table-cell office:value="-0.024089480638504027" office:value-type="float"/>
          <table:table-cell office:value="-0.024089480638504027" office:value-type="float"/>
          <table:table-cell office:value="0.8732845547978245" office:value-type="float"/>
          <table:table-cell office:value="8" office:value-type="float"/>
          <table:table-cell office:value="-0.9756658673286438" office:value-type="float"/>
        </table:table-row>
        <table:table-row>
          <table:table-cell office:value="-0.015390704870223999" office:value-type="float"/>
          <table:table-cell office:value="-0.015390704870223999" office:value-type="float"/>
          <table:table-cell office:value="-0.015390704870223999" office:value-type="float"/>
          <table:table-cell office:value="-0.015390704870223999" office:value-type="float"/>
          <table:table-cell office:value="-0.015390704870223999" office:value-type="float"/>
          <table:table-cell office:value="-0.015390704870223999" office:value-type="float"/>
          <table:table-cell office:value="0.8945921168169974" office:value-type="float"/>
          <table:table-cell office:value="9" office:value-type="float"/>
          <table:table-cell office:value="0.8698775768280029" office:value-type="float"/>
        </table:table-row>
        <table:table-row>
          <table:table-cell office:value="-0.022144345641136168" office:value-type="float"/>
          <table:table-cell office:value="-0.022144345641136168" office:value-type="float"/>
          <table:table-cell office:value="-0.022144345641136168" office:value-type="float"/>
          <table:table-cell office:value="-0.022144345641136168" office:value-type="float"/>
          <table:table-cell office:value="-0.022144345641136168" office:value-type="float"/>
          <table:table-cell office:value="-0.022144345641136168" office:value-type="float"/>
          <table:table-cell office:value="0.8780491430222057" office:value-type="float"/>
          <table:table-cell office:value="10" office:value-type="float"/>
          <table:table-cell office:value="-0.675364077091217" office:value-type="float"/>
        </table:table-row>
        <table:table-row>
          <table:table-cell office:value="-0.024586907029151915" office:value-type="float"/>
          <table:table-cell office:value="-0.024586907029151915" office:value-type="float"/>
          <table:table-cell office:value="-0.024586907029151915" office:value-type="float"/>
          <table:table-cell office:value="-0.024586907029151915" office:value-type="float"/>
          <table:table-cell office:value="-0.024586907029151915" office:value-type="float"/>
          <table:table-cell office:value="-0.024586907029151915" office:value-type="float"/>
          <table:table-cell office:value="0.872066113956143" office:value-type="float"/>
          <table:table-cell office:value="11" office:value-type="float"/>
          <table:table-cell office:value="-0.2442561388015747" office:value-type="float"/>
        </table:table-row>
        <table:table-row>
          <table:table-cell office:value="-0.03205654263496399" office:value-type="float"/>
          <table:table-cell office:value="-0.03205654263496399" office:value-type="float"/>
          <table:table-cell office:value="-0.03205654263496399" office:value-type="float"/>
          <table:table-cell office:value="-0.03205654263496399" office:value-type="float"/>
          <table:table-cell office:value="-0.03205654263496399" office:value-type="float"/>
          <table:table-cell office:value="-0.03205654263496399" office:value-type="float"/>
          <table:table-cell office:value="0.8537693181573782" office:value-type="float"/>
          <table:table-cell office:value="12" office:value-type="float"/>
          <table:table-cell office:value="-0.7469635605812073" office:value-type="float"/>
        </table:table-row>
        <table:table-row>
          <table:table-cell office:value="-0.032481297850608826" office:value-type="float"/>
          <table:table-cell office:value="-0.032481297850608826" office:value-type="float"/>
          <table:table-cell office:value="-0.032481297850608826" office:value-type="float"/>
          <table:table-cell office:value="-0.032481297850608826" office:value-type="float"/>
          <table:table-cell office:value="-0.032481297850608826" office:value-type="float"/>
          <table:table-cell office:value="-0.032481297850608826" office:value-type="float"/>
          <table:table-cell office:value="0.8527288846134625" office:value-type="float"/>
          <table:table-cell office:value="13" office:value-type="float"/>
          <table:table-cell office:value="-0.04247552156448364" office:value-type="float"/>
        </table:table-row>
        <table:table-row>
          <table:table-cell office:value="-0.03466516077518463" office:value-type="float"/>
          <table:table-cell office:value="-0.03466516077518463" office:value-type="float"/>
          <table:table-cell office:value="-0.03466516077518463" office:value-type="float"/>
          <table:table-cell office:value="-0.03466516077518463" office:value-type="float"/>
          <table:table-cell office:value="-0.03466516077518463" office:value-type="float"/>
          <table:table-cell office:value="-0.03466516077518463" office:value-type="float"/>
          <table:table-cell office:value="0.8473795347800697" office:value-type="float"/>
          <table:table-cell office:value="14" office:value-type="float"/>
          <table:table-cell office:value="-0.21838629245758057" office:value-type="float"/>
        </table:table-row>
        <table:table-row>
          <table:table-cell office:value="-0.04324145793914795" office:value-type="float"/>
          <table:table-cell office:value="-0.04324145793914795" office:value-type="float"/>
          <table:table-cell office:value="-0.04324145793914795" office:value-type="float"/>
          <table:table-cell office:value="-0.04324145793914795" office:value-type="float"/>
          <table:table-cell office:value="-0.04324145793914795" office:value-type="float"/>
          <table:table-cell office:value="-0.04324145793914795" office:value-type="float"/>
          <table:table-cell office:value="0.826371982845881" office:value-type="float"/>
          <table:table-cell office:value="15" office:value-type="float"/>
          <table:table-cell office:value="-0.8576297163963318" office:value-type="float"/>
        </table:table-row>
        <table:table-row>
          <table:table-cell office:value="-0.03512506484985352" office:value-type="float"/>
          <table:table-cell office:value="-0.03512506484985352" office:value-type="float"/>
          <table:table-cell office:value="-0.03512506484985352" office:value-type="float"/>
          <table:table-cell office:value="-0.03512506484985352" office:value-type="float"/>
          <table:table-cell office:value="-0.03512506484985352" office:value-type="float"/>
          <table:table-cell office:value="-0.03512506484985352" office:value-type="float"/>
          <table:table-cell office:value="0.846253004466504" office:value-type="float"/>
          <table:table-cell office:value="16" office:value-type="float"/>
          <table:table-cell office:value="0.8116393089294434" office:value-type="float"/>
        </table:table-row>
        <table:table-row>
          <table:table-cell office:value="-0.044727331995964056" office:value-type="float"/>
          <table:table-cell office:value="-0.044727331995964056" office:value-type="float"/>
          <table:table-cell office:value="-0.044727331995964056" office:value-type="float"/>
          <table:table-cell office:value="-0.044727331995964056" office:value-type="float"/>
          <table:table-cell office:value="-0.044727331995964056" office:value-type="float"/>
          <table:table-cell office:value="-0.044727331995964056" office:value-type="float"/>
          <table:table-cell office:value="0.8227323495846424" office:value-type="float"/>
          <table:table-cell office:value="17" office:value-type="float"/>
          <table:table-cell office:value="-0.9602267146110535" office:value-type="float"/>
        </table:table-row>
        <table:table-row>
          <table:table-cell office:value="-0.04141379058361054" office:value-type="float"/>
          <table:table-cell office:value="-0.04141379058361054" office:value-type="float"/>
          <table:table-cell office:value="-0.04141379058361054" office:value-type="float"/>
          <table:table-cell office:value="-0.04141379058361054" office:value-type="float"/>
          <table:table-cell office:value="-0.04141379058361054" office:value-type="float"/>
          <table:table-cell office:value="-0.04141379058361054" office:value-type="float"/>
          <table:table-cell office:value="0.8308488352864896" office:value-type="float"/>
          <table:table-cell office:value="18" office:value-type="float"/>
          <table:table-cell office:value="0.331354141235351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98170033916552" office:value-type="float"/>
          <table:table-cell office:value="19" office:value-type="float"/>
          <table:table-cell office:value="-0.9668410420417786" office:value-type="float"/>
        </table:table-row>
        <table:table-row>
          <table:table-cell office:value="-0.04920811414718628" office:value-type="float"/>
          <table:table-cell office:value="-0.04920811414718628" office:value-type="float"/>
          <table:table-cell office:value="-0.04920811414718628" office:value-type="float"/>
          <table:table-cell office:value="-0.04920811414718628" office:value-type="float"/>
          <table:table-cell office:value="-0.04920811414718628" office:value-type="float"/>
          <table:table-cell office:value="-0.04920811414718628" office:value-type="float"/>
          <table:table-cell office:value="0.8117567196655775" office:value-type="float"/>
          <table:table-cell office:value="20" office:value-type="float"/>
          <table:table-cell office:value="0.07918858528137207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33322632312774656" office:value-type="float"/>
          <table:table-cell office:value="-0.00033322632312774656" office:value-type="float"/>
          <table:table-cell office:value="-0.00033322632312774656" office:value-type="float"/>
          <table:table-cell office:value="-0.00033322632312774656" office:value-type="float"/>
          <table:table-cell office:value="-0.00033322632312774656" office:value-type="float"/>
          <table:table-cell office:value="-0.00033322632312774656" office:value-type="float"/>
          <table:table-cell office:value="0.95953315837785" office:value-type="float"/>
          <table:table-cell office:value="1.0" office:value-type="float"/>
          <table:table-cell office:value="-0.03332263231277466" office:value-type="float"/>
        </table:table-row>
        <table:table-row>
          <table:table-cell office:value="-0.007671493291854859" office:value-type="float"/>
          <table:table-cell office:value="-0.007671493291854859" office:value-type="float"/>
          <table:table-cell office:value="-0.007671493291854859" office:value-type="float"/>
          <table:table-cell office:value="-0.007671493291854859" office:value-type="float"/>
          <table:table-cell office:value="-0.007671493291854859" office:value-type="float"/>
          <table:table-cell office:value="-0.007671493291854859" office:value-type="float"/>
          <table:table-cell office:value="0.9775081680475517" office:value-type="float"/>
          <table:table-cell office:value="2.0" office:value-type="float"/>
          <table:table-cell office:value="-0.7338266968727112" office:value-type="float"/>
        </table:table-row>
        <table:table-row>
          <table:table-cell office:value="-0.013782206177711486" office:value-type="float"/>
          <table:table-cell office:value="-0.013782206177711486" office:value-type="float"/>
          <table:table-cell office:value="-0.013782206177711486" office:value-type="float"/>
          <table:table-cell office:value="-0.013782206177711486" office:value-type="float"/>
          <table:table-cell office:value="-0.013782206177711486" office:value-type="float"/>
          <table:table-cell office:value="-0.013782206177711486" office:value-type="float"/>
          <table:table-cell office:value="0.9924762965825505" office:value-type="float"/>
          <table:table-cell office:value="3.0" office:value-type="float"/>
          <table:table-cell office:value="-0.6110712885856628" office:value-type="float"/>
        </table:table-row>
        <table:table-row>
          <table:table-cell office:value="-0.018778159022331237" office:value-type="float"/>
          <table:table-cell office:value="-0.018778159022331237" office:value-type="float"/>
          <table:table-cell office:value="-0.018778159022331237" office:value-type="float"/>
          <table:table-cell office:value="-0.018778159022331237" office:value-type="float"/>
          <table:table-cell office:value="-0.018778159022331237" office:value-type="float"/>
          <table:table-cell office:value="-0.018778159022331237" office:value-type="float"/>
          <table:table-cell office:value="0.995286168169125" office:value-type="float"/>
          <table:table-cell office:value="4.0" office:value-type="float"/>
          <table:table-cell office:value="-0.4995952844619751" office:value-type="float"/>
        </table:table-row>
        <table:table-row>
          <table:table-cell office:value="-0.027721347212791445" office:value-type="float"/>
          <table:table-cell office:value="-0.027721347212791445" office:value-type="float"/>
          <table:table-cell office:value="-0.027721347212791445" office:value-type="float"/>
          <table:table-cell office:value="-0.027721347212791445" office:value-type="float"/>
          <table:table-cell office:value="-0.027721347212791445" office:value-type="float"/>
          <table:table-cell office:value="-0.027721347212791445" office:value-type="float"/>
          <table:table-cell office:value="0.973379920428813" office:value-type="float"/>
          <table:table-cell office:value="5.0" office:value-type="float"/>
          <table:table-cell office:value="-0.8943188190460205" office:value-type="float"/>
        </table:table-row>
        <table:table-row>
          <table:table-cell office:value="-0.028218411803245545" office:value-type="float"/>
          <table:table-cell office:value="-0.028218411803245545" office:value-type="float"/>
          <table:table-cell office:value="-0.028218411803245545" office:value-type="float"/>
          <table:table-cell office:value="-0.028218411803245545" office:value-type="float"/>
          <table:table-cell office:value="-0.028218411803245545" office:value-type="float"/>
          <table:table-cell office:value="-0.028218411803245545" office:value-type="float"/>
          <table:table-cell office:value="0.972162365812995" office:value-type="float"/>
          <table:table-cell office:value="6.0" office:value-type="float"/>
          <table:table-cell office:value="-0.049706459045410156" office:value-type="float"/>
        </table:table-row>
        <table:table-row>
          <table:table-cell office:value="-0.03163143515586853" office:value-type="float"/>
          <table:table-cell office:value="-0.03163143515586853" office:value-type="float"/>
          <table:table-cell office:value="-0.03163143515586853" office:value-type="float"/>
          <table:table-cell office:value="-0.03163143515586853" office:value-type="float"/>
          <table:table-cell office:value="-0.03163143515586853" office:value-type="float"/>
          <table:table-cell office:value="-0.03163143515586853" office:value-type="float"/>
          <table:table-cell office:value="0.9638022001188655" office:value-type="float"/>
          <table:table-cell office:value="7.0" office:value-type="float"/>
          <table:table-cell office:value="-0.3413023352622986" office:value-type="float"/>
        </table:table-row>
        <table:table-row>
          <table:table-cell office:value="-0.02728757739067078" office:value-type="float"/>
          <table:table-cell office:value="-0.02728757739067078" office:value-type="float"/>
          <table:table-cell office:value="-0.02728757739067078" office:value-type="float"/>
          <table:table-cell office:value="-0.02728757739067078" office:value-type="float"/>
          <table:table-cell office:value="-0.02728757739067078" office:value-type="float"/>
          <table:table-cell office:value="-0.02728757739067078" office:value-type="float"/>
          <table:table-cell office:value="0.9744424351588264" office:value-type="float"/>
          <table:table-cell office:value="8.0" office:value-type="float"/>
          <table:table-cell office:value="0.434385776519775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44:05.328455</meta:creation-date>
    <dc:date>2024-03-12T14:44:05.372853</dc:date>
    <meta:generator>http://pypi.python.org/pypi/ezodf/0.1.0$Python3.8.10 (default, Nov 22 2023, 10:22:35) 
[GCC 9.4.0]</meta:generator>
    <meta:document-statistic/>
    <meta:editing-cycles>1</meta:editing-cycles>
  </office:meta>
</office:document-meta>
</file>